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 style:data-style-name="N119"/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000000"/>
    </style:style>
    <style:style style:name="ce7" style:family="table-cell" style:parent-style-name="Default" style:data-style-name="N119">
      <style:table-cell-properties fo:background-color="#cfe7f5"/>
      <style:text-properties fo:color="#000000"/>
    </style:style>
    <style:style style:name="ce8" style:family="table-cell" style:parent-style-name="Default" style:data-style-name="N119">
      <style:table-cell-properties fo:background-color="transparent"/>
    </style:style>
    <style:style style:name="ce9" style:family="table-cell" style:parent-style-name="Default" style:data-style-name="N119">
      <style:table-cell-properties fo:border-bottom="none" fo:background-color="#cfe7f5" fo:border-left="none" fo:border-right="none" fo:border-top="0.06pt solid #000000"/>
      <style:text-properties fo: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number-columns-repeated="17" table:default-cell-style-name="ce4"/>
        <table:table-column table:style-name="co3" table:number-columns-repeated="100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weight (grams)</text:p>
          </table:table-cell>
          <table:table-cell/>
          <table:table-cell office:value-type="string">
            <text:p>Total:</text:p>
          </table:table-cell>
          <table:table-cell table:number-columns-repeated="2"/>
          <table:table-cell office:value-type="string">
            <text:p>time</text:p>
          </table:table-cell>
          <table:table-cell office:value-type="string">
            <text:p>d</text:p>
          </table:table-cell>
          <table:table-cell office:value-type="string">
            <text:p>JESS</text:p>
          </table:table-cell>
          <table:table-cell office:value-type="string">
            <text:p>Cfd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deltat</text:p>
          </table:table-cell>
          <table:table-cell office:value-type="string">
            <text:p>Fnet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phi</text:p>
          </table:table-cell>
          <table:table-cell office:value-type="string">
            <text:p>Cd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string">
            <text:p>m0</text:p>
          </table:table-cell>
          <table:table-cell table:number-columns-repeated="1001"/>
        </table:table-row>
        <table:table-row table:style-name="ro2">
          <table:table-cell office:value-type="string">
            <text:p>Nose Cone</text:p>
          </table:table-cell>
          <table:table-cell office:value-type="float" office:value="25.18">
            <text:p>25.18</text:p>
          </table:table-cell>
          <table:table-cell/>
          <table:table-cell table:formula="of:=SUM([.B1:.B731])" office:value-type="float" office:value="518.13">
            <text:p>518.13</text:p>
          </table:table-cell>
          <table:table-cell/>
          <table:table-cell office:value-type="string">
            <text:p>start burn</text:p>
          </table:table-cell>
          <table:table-cell table:number-columns-repeated="2" office:value-type="float" office:value="0">
            <text:p>0.0000</text:p>
          </table:table-cell>
          <table:table-cell table:formula="of:=[.J$2]*([.W$2]*[.G2]-0.5*[.K$2]*[.G2]^2)" office:value-type="float" office:value="0">
            <text:p>0.0000</text:p>
          </table:table-cell>
          <table:table-cell table:formula="of:=0.5*[.R2]*[.S2]*[.T2]" office:value-type="float" office:value="0.00133079625">
            <text:p>0.0013</text:p>
          </table:table-cell>
          <table:table-cell office:value-type="float" office:value="-0.02754">
            <text:p>-0.0275</text:p>
          </table:table-cell>
          <table:table-cell office:value-type="float" office:value="0">
            <text:p>0.0000</text:p>
          </table:table-cell>
          <table:table-cell office:value-type="float" office:value="0.1">
            <text:p>0.1000</text:p>
          </table:table-cell>
          <table:table-cell table:formula="of:=-[.U2]+[.O2]-[.Q2]" office:value-type="float" office:value="24.922326">
            <text:p>24.9223</text:p>
          </table:table-cell>
          <table:table-cell table:formula="of:=30" office:value-type="float" office:value="30">
            <text:p>30.0000</text:p>
          </table:table-cell>
          <table:table-cell table:formula="of:=[.N2]/[.V2]" office:value-type="float" office:value="48.1005268947948">
            <text:p>48.1005</text:p>
          </table:table-cell>
          <table:table-cell table:formula="of:=0.5*[.S$2]*[.R$2]*[.T$2]*[.L2]^2" office:value-type="float" office:value="0">
            <text:p>0.0000</text:p>
          </table:table-cell>
          <table:table-cell office:value-type="float" office:value="0.002751">
            <text:p>0.0028</text:p>
          </table:table-cell>
          <table:table-cell office:value-type="float" office:value="1.29">
            <text:p>1.2900</text:p>
          </table:table-cell>
          <table:table-cell office:value-type="float" office:value="0.75">
            <text:p>0.7500</text:p>
          </table:table-cell>
          <table:table-cell table:formula="of:=9.8*[.V2]" office:value-type="float" office:value="5.077674">
            <text:p>5.0777</text:p>
          </table:table-cell>
          <table:table-cell table:formula="of:=[.W$2]-0.02754*[.G2]" office:value-type="float" office:value="0.51813">
            <text:p>0.5181</text:p>
          </table:table-cell>
          <table:table-cell table:formula="of:=[.D2]/1000" office:value-type="float" office:value="0.51813">
            <text:p>0.5181</text:p>
          </table:table-cell>
          <table:table-cell table:number-columns-repeated="1001"/>
        </table:table-row>
        <table:table-row table:style-name="ro2">
          <table:table-cell office:value-type="string">
            <text:p>Electronics Bay</text:p>
          </table:table-cell>
          <table:table-cell office:value-type="float" office:value="24.9">
            <text:p>24.90</text:p>
          </table:table-cell>
          <table:table-cell table:number-columns-repeated="4"/>
          <table:table-cell table:formula="of:=[.G2]+[.M$2]" office:value-type="float" office:value="0.1">
            <text:p>0.1000</text:p>
          </table:table-cell>
          <table:table-cell table:formula="of:=[.L3]*[.M$2]+[.H2]" office:value-type="float" office:value="1.35724820713421">
            <text:p>1.3572</text:p>
          </table:table-cell>
          <table:table-cell table:formula="of:=[.J$2]*([.W$2]*[.G3]-0.5*[.K$2]*[.G3]^2)" office:value-type="float" office:value="0.000069135796744875">
            <text:p>0.0001</text:p>
          </table:table-cell>
          <table:table-cell table:number-columns-repeated="2"/>
          <table:table-cell table:formula="of:=[.P3]*[.M$2]+[.L2]" office:value-type="float" office:value="13.5724820713421">
            <text:p>13.5725</text:p>
          </table:table-cell>
          <table:table-cell/>
          <table:table-cell table:formula="of:=-[.U3]+[.O3]-[.Q3]" office:value-type="float" office:value="69.9493152">
            <text:p>69.9493</text:p>
          </table:table-cell>
          <table:table-cell office:value-type="float" office:value="75">
            <text:p>75.0000</text:p>
          </table:table-cell>
          <table:table-cell table:formula="of:=[.N3]/[.V3]" office:value-type="float" office:value="135.724820713421">
            <text:p>135.7248</text:p>
          </table:table-cell>
          <table:table-cell table:formula="of:=0.5*[.S$2]*[.R$2]*[.T$2]*[.L2]^2" office:value-type="float" office:value="0">
            <text:p>0.0000</text:p>
          </table:table-cell>
          <table:table-cell table:number-columns-repeated="3"/>
          <table:table-cell table:formula="of:=9.8*[.V3]" office:value-type="float" office:value="5.0506848">
            <text:p>5.0507</text:p>
          </table:table-cell>
          <table:table-cell table:formula="of:=[.W$2]-0.02754*[.G3]" office:value-type="float" office:value="0.515376">
            <text:p>0.5154</text:p>
          </table:table-cell>
          <table:table-cell table:number-columns-repeated="1002"/>
        </table:table-row>
        <table:table-row table:style-name="ro2">
          <table:table-cell office:value-type="string">
            <text:p>Reducer</text:p>
          </table:table-cell>
          <table:table-cell office:value-type="float" office:value="37.92">
            <text:p>37.92</text:p>
          </table:table-cell>
          <table:table-cell table:number-columns-repeated="4"/>
          <table:table-cell table:formula="of:=[.G3]+[.M$2]" office:value-type="float" office:value="0.2">
            <text:p>0.2000</text:p>
          </table:table-cell>
          <table:table-cell table:formula="of:=[.L4]*[.M$2]+[.H3]" office:value-type="float" office:value="3.48955396939565">
            <text:p>3.4896</text:p>
          </table:table-cell>
          <table:table-cell table:formula="of:=[.J$2]*([.W$2]*[.G4]-0.5*[.K$2]*[.G4]^2)" office:value-type="float" office:value="0.000138638094777">
            <text:p>0.0001</text:p>
          </table:table-cell>
          <table:table-cell table:number-columns-repeated="2"/>
          <table:table-cell table:formula="of:=[.P4]*[.M$2]+[.L3]" office:value-type="float" office:value="21.3230576226144">
            <text:p>21.3231</text:p>
          </table:table-cell>
          <table:table-cell/>
          <table:table-cell table:formula="of:=-[.U4]+[.O4]-[.Q4]" office:value-type="float" office:value="39.7311554024431">
            <text:p>39.7312</text:p>
          </table:table-cell>
          <table:table-cell office:value-type="float" office:value="45">
            <text:p>45.0000</text:p>
          </table:table-cell>
          <table:table-cell table:formula="of:=[.N4]/[.V4]" office:value-type="float" office:value="77.505755512723">
            <text:p>77.5058</text:p>
          </table:table-cell>
          <table:table-cell table:formula="of:=0.5*[.S$2]*[.R$2]*[.T$2]*[.L3]^2" office:value-type="float" office:value="0.245148997556931">
            <text:p>0.2451</text:p>
          </table:table-cell>
          <table:table-cell table:number-columns-repeated="3"/>
          <table:table-cell table:formula="of:=9.8*[.V4]" office:value-type="float" office:value="5.0236956">
            <text:p>5.0237</text:p>
          </table:table-cell>
          <table:table-cell table:formula="of:=[.W$2]-0.02754*[.G4]" office:value-type="float" office:value="0.512622">
            <text:p>0.5126</text:p>
          </table:table-cell>
          <table:table-cell table:number-columns-repeated="1002"/>
        </table:table-row>
        <table:table-row table:style-name="ro2">
          <table:table-cell office:value-type="string">
            <text:p>Body</text:p>
          </table:table-cell>
          <table:table-cell office:value-type="float" office:value="125">
            <text:p>125.00</text:p>
          </table:table-cell>
          <table:table-cell table:number-columns-repeated="4"/>
          <table:table-cell table:formula="of:=[.G4]+[.M$2]" office:value-type="float" office:value="0.3">
            <text:p>0.3000</text:p>
          </table:table-cell>
          <table:table-cell table:formula="of:=[.L5]*[.M$2]+[.H4]" office:value-type="float" office:value="6.10037999103622">
            <text:p>6.1004</text:p>
          </table:table-cell>
          <table:table-cell table:formula="of:=[.J$2]*([.W$2]*[.G5]-0.5*[.K$2]*[.G5]^2)" office:value-type="float" office:value="0.000208506894096375">
            <text:p>0.0002</text:p>
          </table:table-cell>
          <table:table-cell table:number-columns-repeated="2"/>
          <table:table-cell table:formula="of:=[.P5]*[.M$2]+[.L4]" office:value-type="float" office:value="26.1082602164057">
            <text:p>26.1083</text:p>
          </table:table-cell>
          <table:table-cell/>
          <table:table-cell table:formula="of:=-[.U5]+[.O5]-[.Q5]" office:value-type="float" office:value="24.398216760912">
            <text:p>24.3982</text:p>
          </table:table-cell>
          <table:table-cell table:formula="of:=30" office:value-type="float" office:value="30">
            <text:p>30.0000</text:p>
          </table:table-cell>
          <table:table-cell table:formula="of:=[.N5]/[.V5]" office:value-type="float" office:value="47.8520259379133">
            <text:p>47.8520</text:p>
          </table:table-cell>
          <table:table-cell table:formula="of:=0.5*[.S$2]*[.R$2]*[.T$2]*[.L4]^2" office:value-type="float" office:value="0.605076839088007">
            <text:p>0.6051</text:p>
          </table:table-cell>
          <table:table-cell table:number-columns-repeated="3"/>
          <table:table-cell table:formula="of:=9.8*[.V5]" office:value-type="float" office:value="4.9967064">
            <text:p>4.9967</text:p>
          </table:table-cell>
          <table:table-cell table:formula="of:=[.W$2]-0.02754*[.G5]" office:value-type="float" office:value="0.509868">
            <text:p>0.5099</text:p>
          </table:table-cell>
          <table:table-cell table:number-columns-repeated="1002"/>
        </table:table-row>
        <table:table-row table:style-name="ro2">
          <table:table-cell office:value-type="string">
            <text:p>Electronics</text:p>
          </table:table-cell>
          <table:table-cell office:value-type="float" office:value="80.13">
            <text:p>80.13</text:p>
          </table:table-cell>
          <table:table-cell table:number-columns-repeated="4"/>
          <table:table-cell table:formula="of:=[.G5]+[.M$2]" office:value-type="float" office:value="0.4">
            <text:p>0.4000</text:p>
          </table:table-cell>
          <table:table-cell table:formula="of:=[.L6]*[.M$2]+[.H5]" office:value-type="float" office:value="9.18690096841893">
            <text:p>9.1869</text:p>
          </table:table-cell>
          <table:table-cell table:formula="of:=[.J$2]*([.W$2]*[.G6]-0.5*[.K$2]*[.G6]^2)" office:value-type="float" office:value="0.000278742194703">
            <text:p>0.0003</text:p>
          </table:table-cell>
          <table:table-cell table:number-columns-repeated="2"/>
          <table:table-cell table:formula="of:=[.P6]*[.M$2]+[.L5]" office:value-type="float" office:value="30.8652097738271">
            <text:p>30.8652</text:p>
          </table:table-cell>
          <table:table-cell/>
          <table:table-cell table:formula="of:=-[.U6]+[.O6]-[.Q6]" office:value-type="float" office:value="24.1231571786218">
            <text:p>24.1232</text:p>
          </table:table-cell>
          <table:table-cell table:formula="of:=30" office:value-type="float" office:value="30">
            <text:p>30.0000</text:p>
          </table:table-cell>
          <table:table-cell table:formula="of:=[.N6]/[.V6]" office:value-type="float" office:value="47.5694955742138">
            <text:p>47.5695</text:p>
          </table:table-cell>
          <table:table-cell table:formula="of:=0.5*[.S$2]*[.R$2]*[.T$2]*[.L5]^2" office:value-type="float" office:value="0.907125621378176">
            <text:p>0.9071</text:p>
          </table:table-cell>
          <table:table-cell table:number-columns-repeated="3"/>
          <table:table-cell table:formula="of:=9.8*[.V6]" office:value-type="float" office:value="4.9697172">
            <text:p>4.9697</text:p>
          </table:table-cell>
          <table:table-cell table:formula="of:=[.W$2]-0.02754*[.G6]" office:value-type="float" office:value="0.507114">
            <text:p>0.5071</text:p>
          </table:table-cell>
          <table:table-cell table:number-columns-repeated="1002"/>
        </table:table-row>
        <table:table-row table:style-name="ro2">
          <table:table-cell office:value-type="string">
            <text:p>SD card</text:p>
          </table:table-cell>
          <table:table-cell office:value-type="float" office:value="1.78">
            <text:p>1.78</text:p>
          </table:table-cell>
          <table:table-cell table:number-columns-repeated="4"/>
          <table:table-cell table:formula="of:=[.G6]+[.M$2]" office:value-type="float" office:value="0.5">
            <text:p>0.5000</text:p>
          </table:table-cell>
          <table:table-cell table:formula="of:=[.L7]*[.M$2]+[.H6]" office:value-type="float" office:value="12.7450984086776">
            <text:p>12.7451</text:p>
          </table:table-cell>
          <table:table-cell table:formula="of:=[.J$2]*([.W$2]*[.G7]-0.5*[.K$2]*[.G7]^2)" office:value-type="float" office:value="0.000349343996596875">
            <text:p>0.0003</text:p>
          </table:table-cell>
          <table:table-cell table:number-columns-repeated="2"/>
          <table:table-cell table:formula="of:=[.P7]*[.M$2]+[.L6]" office:value-type="float" office:value="35.5819744025866">
            <text:p>35.5820</text:p>
          </table:table-cell>
          <table:table-cell/>
          <table:table-cell table:formula="of:=-[.U7]+[.O7]-[.Q7]" office:value-type="float" office:value="23.7894740816114">
            <text:p>23.7895</text:p>
          </table:table-cell>
          <table:table-cell table:formula="of:=30" office:value-type="float" office:value="30">
            <text:p>30.0000</text:p>
          </table:table-cell>
          <table:table-cell table:formula="of:=[.N7]/[.V7]" office:value-type="float" office:value="47.1676462875949">
            <text:p>47.1676</text:p>
          </table:table-cell>
          <table:table-cell table:formula="of:=0.5*[.S$2]*[.R$2]*[.T$2]*[.L6]^2" office:value-type="float" office:value="1.26779791838863">
            <text:p>1.2678</text:p>
          </table:table-cell>
          <table:table-cell table:number-columns-repeated="3"/>
          <table:table-cell table:formula="of:=9.8*[.V7]" office:value-type="float" office:value="4.942728">
            <text:p>4.9427</text:p>
          </table:table-cell>
          <table:table-cell table:formula="of:=[.W$2]-0.02754*[.G7]" office:value-type="float" office:value="0.50436">
            <text:p>0.5044</text:p>
          </table:table-cell>
          <table:table-cell table:number-columns-repeated="1002"/>
        </table:table-row>
        <table:table-row table:style-name="ro2">
          <table:table-cell office:value-type="string">
            <text:p>Battery</text:p>
          </table:table-cell>
          <table:table-cell office:value-type="float" office:value="32.3">
            <text:p>32.30</text:p>
          </table:table-cell>
          <table:table-cell table:number-columns-repeated="4"/>
          <table:table-cell table:formula="of:=[.G7]+[.M$2]" office:value-type="float" office:value="0.6">
            <text:p>0.6000</text:p>
          </table:table-cell>
          <table:table-cell table:formula="of:=[.L8]*[.M$2]+[.H7]" office:value-type="float" office:value="16.769784902219">
            <text:p>16.7698</text:p>
          </table:table-cell>
          <table:table-cell table:formula="of:=[.J$2]*([.W$2]*[.G8]-0.5*[.K$2]*[.G8]^2)" office:value-type="float" office:value="0.000420312299778">
            <text:p>0.0004</text:p>
          </table:table-cell>
          <table:table-cell table:number-columns-repeated="2"/>
          <table:table-cell table:formula="of:=[.P8]*[.M$2]+[.L7]" office:value-type="float" office:value="40.2468649354137">
            <text:p>40.2469</text:p>
          </table:table-cell>
          <table:table-cell/>
          <table:table-cell table:formula="of:=-[.U8]+[.O8]-[.Q8]" office:value-type="float" office:value="23.3993708060927">
            <text:p>23.3994</text:p>
          </table:table-cell>
          <table:table-cell table:formula="of:=30" office:value-type="float" office:value="30">
            <text:p>30.0000</text:p>
          </table:table-cell>
          <table:table-cell table:formula="of:=[.N8]/[.V8]" office:value-type="float" office:value="46.6489053282709">
            <text:p>46.6489</text:p>
          </table:table-cell>
          <table:table-cell table:formula="of:=0.5*[.S$2]*[.R$2]*[.T$2]*[.L7]^2" office:value-type="float" office:value="1.68489039390734">
            <text:p>1.6849</text:p>
          </table:table-cell>
          <table:table-cell table:number-columns-repeated="3"/>
          <table:table-cell table:formula="of:=9.8*[.V8]" office:value-type="float" office:value="4.9157388">
            <text:p>4.9157</text:p>
          </table:table-cell>
          <table:table-cell table:formula="of:=[.W$2]-0.02754*[.G8]" office:value-type="float" office:value="0.501606">
            <text:p>0.5016</text:p>
          </table:table-cell>
          <table:table-cell table:number-columns-repeated="1002"/>
        </table:table-row>
        <table:table-row table:style-name="ro2">
          <table:table-cell office:value-type="string">
            <text:p>Engines</text:p>
          </table:table-cell>
          <table:table-cell office:value-type="float" office:value="190.92">
            <text:p>190.92</text:p>
          </table:table-cell>
          <table:table-cell table:style-name="ce2" office:value-type="float" office:value="108.3">
            <text:p>108.30</text:p>
          </table:table-cell>
          <table:table-cell table:number-columns-repeated="3"/>
          <table:table-cell table:formula="of:=[.G8]+[.M$2]" office:value-type="float" office:value="0.7">
            <text:p>0.7000</text:p>
          </table:table-cell>
          <table:table-cell table:formula="of:=[.L9]*[.M$2]+[.H8]" office:value-type="float" office:value="21.2546402062251">
            <text:p>21.2546</text:p>
          </table:table-cell>
          <table:table-cell table:formula="of:=[.J$2]*([.W$2]*[.G9]-0.5*[.K$2]*[.G9]^2)" office:value-type="float" office:value="0.000491647104246375">
            <text:p>0.0005</text:p>
          </table:table-cell>
          <table:table-cell table:number-columns-repeated="2"/>
          <table:table-cell table:formula="of:=[.P9]*[.M$2]+[.L8]" office:value-type="float" office:value="44.8485530400612">
            <text:p>44.8486</text:p>
          </table:table-cell>
          <table:table-cell/>
          <table:table-cell table:formula="of:=-[.U9]+[.O9]-[.Q9]" office:value-type="float" office:value="22.9556131437962">
            <text:p>22.9556</text:p>
          </table:table-cell>
          <table:table-cell table:formula="of:=30" office:value-type="float" office:value="30">
            <text:p>30.0000</text:p>
          </table:table-cell>
          <table:table-cell table:formula="of:=[.N9]/[.V9]" office:value-type="float" office:value="46.0168810464751">
            <text:p>46.0169</text:p>
          </table:table-cell>
          <table:table-cell table:formula="of:=0.5*[.S$2]*[.R$2]*[.T$2]*[.L8]^2" office:value-type="float" office:value="2.15563725620383">
            <text:p>2.1556</text:p>
          </table:table-cell>
          <table:table-cell table:number-columns-repeated="3"/>
          <table:table-cell table:formula="of:=9.8*[.V9]" office:value-type="float" office:value="4.8887496">
            <text:p>4.8887</text:p>
          </table:table-cell>
          <table:table-cell table:formula="of:=[.W$2]-0.02754*[.G9]" office:value-type="float" office:value="0.498852">
            <text:p>0.4989</text:p>
          </table:table-cell>
          <table:table-cell table:number-columns-repeated="1002"/>
        </table:table-row>
        <table:table-row table:style-name="ro2">
          <table:table-cell office:value-type="string">
            <text:p>Parachute</text:p>
          </table:table-cell>
          <table:table-cell table:style-name="Default"/>
          <table:table-cell table:number-columns-repeated="4"/>
          <table:table-cell table:formula="of:=[.G9]+[.M$2]" office:value-type="float" office:value="0.8">
            <text:p>0.8000</text:p>
          </table:table-cell>
          <table:table-cell table:formula="of:=[.L10]*[.M$2]+[.H9]" office:value-type="float" office:value="26.1922585877791">
            <text:p>26.1923</text:p>
          </table:table-cell>
          <table:table-cell table:formula="of:=[.J$2]*([.W$2]*[.G10]-0.5*[.K$2]*[.G10]^2)" office:value-type="float" office:value="0.000563348410002">
            <text:p>0.0006</text:p>
          </table:table-cell>
          <table:table-cell table:number-columns-repeated="2"/>
          <table:table-cell table:formula="of:=[.P10]*[.M$2]+[.L9]" office:value-type="float" office:value="49.3761838155406">
            <text:p>49.3762</text:p>
          </table:table-cell>
          <table:table-cell/>
          <table:table-cell table:formula="of:=-[.U10]+[.O10]-[.Q10]" office:value-type="float" office:value="22.4614857245379">
            <text:p>22.4615</text:p>
          </table:table-cell>
          <table:table-cell table:formula="of:=30" office:value-type="float" office:value="30">
            <text:p>30.0000</text:p>
          </table:table-cell>
          <table:table-cell table:formula="of:=[.N10]/[.V10]" office:value-type="float" office:value="45.2763077547942">
            <text:p>45.2763</text:p>
          </table:table-cell>
          <table:table-cell table:formula="of:=0.5*[.S$2]*[.R$2]*[.T$2]*[.L9]^2" office:value-type="float" office:value="2.67675387546212">
            <text:p>2.6768</text:p>
          </table:table-cell>
          <table:table-cell table:number-columns-repeated="3"/>
          <table:table-cell table:formula="of:=9.8*[.V10]" office:value-type="float" office:value="4.8617604">
            <text:p>4.8618</text:p>
          </table:table-cell>
          <table:table-cell table:formula="of:=[.W$2]-0.02754*[.G10]" office:value-type="float" office:value="0.496098">
            <text:p>0.4961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]+[.M$2]" office:value-type="float" office:value="0.9">
            <text:p>0.9000</text:p>
          </table:table-cell>
          <table:table-cell table:formula="of:=[.L11]*[.M$2]+[.H10]" office:value-type="float" office:value="31.5742066363408">
            <text:p>31.5742</text:p>
          </table:table-cell>
          <table:table-cell table:formula="of:=[.J$2]*([.W$2]*[.G11]-0.5*[.K$2]*[.G11]^2)" office:value-type="float" office:value="0.000635416217044875">
            <text:p>0.0006</text:p>
          </table:table-cell>
          <table:table-cell table:number-columns-repeated="2"/>
          <table:table-cell table:formula="of:=[.P11]*[.M$2]+[.L10]" office:value-type="float" office:value="53.8194804856163">
            <text:p>53.8195</text:p>
          </table:table-cell>
          <table:table-cell/>
          <table:table-cell table:formula="of:=-[.U11]+[.O11]-[.Q11]" office:value-type="float" office:value="21.9207375240182">
            <text:p>21.9207</text:p>
          </table:table-cell>
          <table:table-cell table:formula="of:=30" office:value-type="float" office:value="30">
            <text:p>30.0000</text:p>
          </table:table-cell>
          <table:table-cell table:formula="of:=[.N11]/[.V11]" office:value-type="float" office:value="44.4329667007569">
            <text:p>44.4330</text:p>
          </table:table-cell>
          <table:table-cell table:formula="of:=0.5*[.S$2]*[.R$2]*[.T$2]*[.L10]^2" office:value-type="float" office:value="3.24449127598177">
            <text:p>3.2445</text:p>
          </table:table-cell>
          <table:table-cell table:number-columns-repeated="3"/>
          <table:table-cell table:formula="of:=9.8*[.V11]" office:value-type="float" office:value="4.8347712">
            <text:p>4.8348</text:p>
          </table:table-cell>
          <table:table-cell table:formula="of:=[.W$2]-0.02754*[.G11]" office:value-type="float" office:value="0.493344">
            <text:p>0.4933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]+[.M$2]" office:value-type="float" office:value="1">
            <text:p>1.0000</text:p>
          </table:table-cell>
          <table:table-cell table:formula="of:=[.L12]*[.M$2]+[.H11]" office:value-type="float" office:value="37.3910905399906">
            <text:p>37.3911</text:p>
          </table:table-cell>
          <table:table-cell table:formula="of:=[.J$2]*([.W$2]*[.G12]-0.5*[.K$2]*[.G12]^2)" office:value-type="float" office:value="0.000707850525375">
            <text:p>0.0007</text:p>
          </table:table-cell>
          <table:table-cell table:number-columns-repeated="2"/>
          <table:table-cell table:formula="of:=[.P12]*[.M$2]+[.L11]" office:value-type="float" office:value="58.1688390364982">
            <text:p>58.1688</text:p>
          </table:table-cell>
          <table:table-cell/>
          <table:table-cell table:formula="of:=-[.U12]+[.O12]-[.Q12]" office:value-type="float" office:value="21.3375181147716">
            <text:p>21.3375</text:p>
          </table:table-cell>
          <table:table-cell table:formula="of:=30" office:value-type="float" office:value="30">
            <text:p>30.0000</text:p>
          </table:table-cell>
          <table:table-cell table:formula="of:=[.N12]/[.V12]" office:value-type="float" office:value="43.4935855088193">
            <text:p>43.4936</text:p>
          </table:table-cell>
          <table:table-cell table:formula="of:=0.5*[.S$2]*[.R$2]*[.T$2]*[.L11]^2" office:value-type="float" office:value="3.85469988522837">
            <text:p>3.8547</text:p>
          </table:table-cell>
          <table:table-cell table:number-columns-repeated="3"/>
          <table:table-cell table:formula="of:=9.8*[.V12]" office:value-type="float" office:value="4.807782">
            <text:p>4.8078</text:p>
          </table:table-cell>
          <table:table-cell table:formula="of:=[.W$2]-0.02754*[.G12]" office:value-type="float" office:value="0.49059">
            <text:p>0.4906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]+[.M$2]" office:value-type="float" office:value="1.1">
            <text:p>1.1000</text:p>
          </table:table-cell>
          <table:table-cell table:formula="of:=[.L13]*[.M$2]+[.H12]" office:value-type="float" office:value="43.6326316357527">
            <text:p>43.6326</text:p>
          </table:table-cell>
          <table:table-cell table:formula="of:=[.J$2]*([.W$2]*[.G13]-0.5*[.K$2]*[.G13]^2)" office:value-type="float" office:value="0.000780651334992375">
            <text:p>0.0008</text:p>
          </table:table-cell>
          <table:table-cell table:number-columns-repeated="2"/>
          <table:table-cell table:formula="of:=[.P13]*[.M$2]+[.L12]" office:value-type="float" office:value="62.4154109576209">
            <text:p>62.4154</text:p>
          </table:table-cell>
          <table:table-cell/>
          <table:table-cell table:formula="of:=-[.U13]+[.O13]-[.Q13]" office:value-type="float" office:value="20.7163065971281">
            <text:p>20.7163</text:p>
          </table:table-cell>
          <table:table-cell table:formula="of:=30" office:value-type="float" office:value="30">
            <text:p>30.0000</text:p>
          </table:table-cell>
          <table:table-cell table:formula="of:=[.N13]/[.V13]" office:value-type="float" office:value="42.465719211227">
            <text:p>42.4657</text:p>
          </table:table-cell>
          <table:table-cell table:formula="of:=0.5*[.S$2]*[.R$2]*[.T$2]*[.L12]^2" office:value-type="float" office:value="4.50290060287188">
            <text:p>4.5029</text:p>
          </table:table-cell>
          <table:table-cell table:number-columns-repeated="3"/>
          <table:table-cell table:formula="of:=9.8*[.V13]" office:value-type="float" office:value="4.7807928">
            <text:p>4.7808</text:p>
          </table:table-cell>
          <table:table-cell table:formula="of:=[.W$2]-0.02754*[.G13]" office:value-type="float" office:value="0.487836">
            <text:p>0.4878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]+[.M$2]" office:value-type="float" office:value="1.2">
            <text:p>1.2000</text:p>
          </table:table-cell>
          <table:table-cell table:formula="of:=[.L14]*[.M$2]+[.H13]" office:value-type="float" office:value="50.2877488974771">
            <text:p>50.2877</text:p>
          </table:table-cell>
          <table:table-cell table:formula="of:=[.J$2]*([.W$2]*[.G14]-0.5*[.K$2]*[.G14]^2)" office:value-type="float" office:value="0.000853818645897">
            <text:p>0.0009</text:p>
          </table:table-cell>
          <table:table-cell table:number-columns-repeated="2"/>
          <table:table-cell table:formula="of:=[.P14]*[.M$2]+[.L13]" office:value-type="float" office:value="66.5511726172438">
            <text:p>66.5512</text:p>
          </table:table-cell>
          <table:table-cell/>
          <table:table-cell table:formula="of:=-[.U14]+[.O14]-[.Q14]" office:value-type="float" office:value="20.0618353737316">
            <text:p>20.0618</text:p>
          </table:table-cell>
          <table:table-cell table:formula="of:=30" office:value-type="float" office:value="30">
            <text:p>30.0000</text:p>
          </table:table-cell>
          <table:table-cell table:formula="of:=[.N14]/[.V14]" office:value-type="float" office:value="41.3576165962284">
            <text:p>41.3576</text:p>
          </table:table-cell>
          <table:table-cell table:formula="of:=0.5*[.S$2]*[.R$2]*[.T$2]*[.L13]^2" office:value-type="float" office:value="5.18436102626837">
            <text:p>5.1844</text:p>
          </table:table-cell>
          <table:table-cell table:number-columns-repeated="3"/>
          <table:table-cell table:formula="of:=9.8*[.V14]" office:value-type="float" office:value="4.7538036">
            <text:p>4.7538</text:p>
          </table:table-cell>
          <table:table-cell table:formula="of:=[.W$2]-0.02754*[.G14]" office:value-type="float" office:value="0.485082">
            <text:p>0.4851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]+[.M$2]" office:value-type="float" office:value="1.3">
            <text:p>1.3000</text:p>
          </table:table-cell>
          <table:table-cell table:formula="of:=[.L15]*[.M$2]+[.H14]" office:value-type="float" office:value="57.3446469194944">
            <text:p>57.3446</text:p>
          </table:table-cell>
          <table:table-cell table:formula="of:=[.J$2]*([.W$2]*[.G15]-0.5*[.K$2]*[.G15]^2)" office:value-type="float" office:value="0.000927352458088875">
            <text:p>0.0009</text:p>
          </table:table-cell>
          <table:table-cell table:number-columns-repeated="2"/>
          <table:table-cell table:formula="of:=[.P15]*[.M$2]+[.L14]" office:value-type="float" office:value="70.5689802201731">
            <text:p>70.5690</text:p>
          </table:table-cell>
          <table:table-cell/>
          <table:table-cell table:formula="of:=-[.U15]+[.O15]-[.Q15]" office:value-type="float" office:value="19.3790110550571">
            <text:p>19.3790</text:p>
          </table:table-cell>
          <table:table-cell table:formula="of:=30" office:value-type="float" office:value="30">
            <text:p>30.0000</text:p>
          </table:table-cell>
          <table:table-cell table:formula="of:=[.N15]/[.V15]" office:value-type="float" office:value="40.1780760292937">
            <text:p>40.1781</text:p>
          </table:table-cell>
          <table:table-cell table:formula="of:=0.5*[.S$2]*[.R$2]*[.T$2]*[.L14]^2" office:value-type="float" office:value="5.89417454494286">
            <text:p>5.8942</text:p>
          </table:table-cell>
          <table:table-cell table:number-columns-repeated="3"/>
          <table:table-cell table:formula="of:=9.8*[.V15]" office:value-type="float" office:value="4.7268144">
            <text:p>4.7268</text:p>
          </table:table-cell>
          <table:table-cell table:formula="of:=[.W$2]-0.02754*[.G15]" office:value-type="float" office:value="0.482328">
            <text:p>0.4823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]+[.M$2]" office:value-type="float" office:value="1.4">
            <text:p>1.4000</text:p>
          </table:table-cell>
          <table:table-cell table:formula="of:=[.L16]*[.M$2]+[.H15]" office:value-type="float" office:value="64.7909078928177">
            <text:p>64.7909</text:p>
          </table:table-cell>
          <table:table-cell table:formula="of:=[.J$2]*([.W$2]*[.G16]-0.5*[.K$2]*[.G16]^2)" office:value-type="float" office:value="0.001001252771568">
            <text:p>0.0010</text:p>
          </table:table-cell>
          <table:table-cell table:number-columns-repeated="2"/>
          <table:table-cell table:formula="of:=[.P16]*[.M$2]+[.L15]" office:value-type="float" office:value="74.4626097332335">
            <text:p>74.4626</text:p>
          </table:table-cell>
          <table:table-cell/>
          <table:table-cell table:formula="of:=-[.U16]+[.O16]-[.Q16]" office:value-type="float" office:value="18.672834800964">
            <text:p>18.6728</text:p>
          </table:table-cell>
          <table:table-cell table:formula="of:=30" office:value-type="float" office:value="30">
            <text:p>30.0000</text:p>
          </table:table-cell>
          <table:table-cell table:formula="of:=[.N16]/[.V16]" office:value-type="float" office:value="38.9362951306034">
            <text:p>38.9363</text:p>
          </table:table-cell>
          <table:table-cell table:formula="of:=0.5*[.S$2]*[.R$2]*[.T$2]*[.L15]^2" office:value-type="float" office:value="6.62733999903602">
            <text:p>6.6273</text:p>
          </table:table-cell>
          <table:table-cell table:number-columns-repeated="3"/>
          <table:table-cell table:formula="of:=9.8*[.V16]" office:value-type="float" office:value="4.6998252">
            <text:p>4.6998</text:p>
          </table:table-cell>
          <table:table-cell table:formula="of:=[.W$2]-0.02754*[.G16]" office:value-type="float" office:value="0.479574">
            <text:p>0.4796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]+[.M$2]" office:value-type="float" office:value="1.5">
            <text:p>1.5000</text:p>
          </table:table-cell>
          <table:table-cell table:formula="of:=[.L17]*[.M$2]+[.H16]" office:value-type="float" office:value="72.6135860533005">
            <text:p>72.6136</text:p>
          </table:table-cell>
          <table:table-cell table:formula="of:=[.J$2]*([.W$2]*[.G17]-0.5*[.K$2]*[.G17]^2)" office:value-type="float" office:value="0.00107551958633438">
            <text:p>0.0011</text:p>
          </table:table-cell>
          <table:table-cell table:number-columns-repeated="2"/>
          <table:table-cell table:formula="of:=[.P17]*[.M$2]+[.L16]" office:value-type="float" office:value="78.2267816048275">
            <text:p>78.2268</text:p>
          </table:table-cell>
          <table:table-cell/>
          <table:table-cell table:formula="of:=-[.U17]+[.O17]-[.Q17]" office:value-type="float" office:value="17.9483243181348">
            <text:p>17.9483</text:p>
          </table:table-cell>
          <table:table-cell table:formula="of:=30" office:value-type="float" office:value="30">
            <text:p>30.0000</text:p>
          </table:table-cell>
          <table:table-cell table:formula="of:=[.N17]/[.V17]" office:value-type="float" office:value="37.6417187159406">
            <text:p>37.6417</text:p>
          </table:table-cell>
          <table:table-cell table:formula="of:=0.5*[.S$2]*[.R$2]*[.T$2]*[.L16]^2" office:value-type="float" office:value="7.3788396818652">
            <text:p>7.3788</text:p>
          </table:table-cell>
          <table:table-cell table:number-columns-repeated="3"/>
          <table:table-cell table:formula="of:=9.8*[.V17]" office:value-type="float" office:value="4.672836">
            <text:p>4.6728</text:p>
          </table:table-cell>
          <table:table-cell table:formula="of:=[.W$2]-0.02754*[.G17]" office:value-type="float" office:value="0.47682">
            <text:p>0.4768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7]+[.M$2]" office:value-type="float" office:value="1.6">
            <text:p>1.6000</text:p>
          </table:table-cell>
          <table:table-cell table:formula="of:=[.L18]*[.M$2]+[.H17]" office:value-type="float" office:value="80.7993031061577">
            <text:p>80.7993</text:p>
          </table:table-cell>
          <table:table-cell table:formula="of:=[.J$2]*([.W$2]*[.G18]-0.5*[.K$2]*[.G18]^2)" office:value-type="float" office:value="0.001150152902388">
            <text:p>0.0012</text:p>
          </table:table-cell>
          <table:table-cell table:number-columns-repeated="2"/>
          <table:table-cell table:formula="of:=[.P18]*[.M$2]+[.L17]" office:value-type="float" office:value="81.8571705285724">
            <text:p>81.8572</text:p>
          </table:table-cell>
          <table:table-cell/>
          <table:table-cell table:formula="of:=-[.U18]+[.O18]-[.Q18]" office:value-type="float" office:value="17.2104395552402">
            <text:p>17.2104</text:p>
          </table:table-cell>
          <table:table-cell table:formula="of:=30" office:value-type="float" office:value="30">
            <text:p>30.0000</text:p>
          </table:table-cell>
          <table:table-cell table:formula="of:=[.N18]/[.V18]" office:value-type="float" office:value="36.3038892374484">
            <text:p>36.3039</text:p>
          </table:table-cell>
          <table:table-cell table:formula="of:=0.5*[.S$2]*[.R$2]*[.T$2]*[.L17]^2" office:value-type="float" office:value="8.14371364475978">
            <text:p>8.1437</text:p>
          </table:table-cell>
          <table:table-cell table:number-columns-repeated="3"/>
          <table:table-cell table:formula="of:=9.8*[.V18]" office:value-type="float" office:value="4.6458468">
            <text:p>4.6458</text:p>
          </table:table-cell>
          <table:table-cell table:formula="of:=[.W$2]-0.02754*[.G18]" office:value-type="float" office:value="0.474066">
            <text:p>0.4741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8]+[.M$2]" office:value-type="float" office:value="1.7">
            <text:p>1.7000</text:p>
          </table:table-cell>
          <table:table-cell table:formula="of:=[.L19]*[.M$2]+[.H18]" office:value-type="float" office:value="89.3343431951801">
            <text:p>89.3343</text:p>
          </table:table-cell>
          <table:table-cell table:formula="of:=[.J$2]*([.W$2]*[.G19]-0.5*[.K$2]*[.G19]^2)" office:value-type="float" office:value="0.00122515271972888">
            <text:p>0.0012</text:p>
          </table:table-cell>
          <table:table-cell table:number-columns-repeated="2"/>
          <table:table-cell table:formula="of:=[.P19]*[.M$2]+[.L18]" office:value-type="float" office:value="85.350400890224">
            <text:p>85.3504</text:p>
          </table:table-cell>
          <table:table-cell/>
          <table:table-cell table:formula="of:=-[.U19]+[.O19]-[.Q19]" office:value-type="float" office:value="16.4640138821076">
            <text:p>16.4640</text:p>
          </table:table-cell>
          <table:table-cell table:formula="of:=30" office:value-type="float" office:value="30">
            <text:p>30.0000</text:p>
          </table:table-cell>
          <table:table-cell table:formula="of:=[.N19]/[.V19]" office:value-type="float" office:value="34.9323036165165">
            <text:p>34.9323</text:p>
          </table:table-cell>
          <table:table-cell table:formula="of:=0.5*[.S$2]*[.R$2]*[.T$2]*[.L18]^2" office:value-type="float" office:value="8.9171285178924">
            <text:p>8.9171</text:p>
          </table:table-cell>
          <table:table-cell table:number-columns-repeated="3"/>
          <table:table-cell table:formula="of:=9.8*[.V19]" office:value-type="float" office:value="4.6188576">
            <text:p>4.6189</text:p>
          </table:table-cell>
          <table:table-cell table:formula="of:=[.W$2]-0.02754*[.G19]" office:value-type="float" office:value="0.471312">
            <text:p>0.4713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9]+[.M$2]" office:value-type="float" office:value="1.8">
            <text:p>1.8000</text:p>
          </table:table-cell>
          <table:table-cell table:formula="of:=[.L20]*[.M$2]+[.H19]" office:value-type="float" office:value="98.2047460829408">
            <text:p>98.2047</text:p>
          </table:table-cell>
          <table:table-cell table:formula="of:=[.J$2]*([.W$2]*[.G20]-0.5*[.K$2]*[.G20]^2)" office:value-type="float" office:value="0.001300519038357">
            <text:p>0.0013</text:p>
          </table:table-cell>
          <table:table-cell table:number-columns-repeated="2"/>
          <table:table-cell table:formula="of:=[.P20]*[.M$2]+[.L19]" office:value-type="float" office:value="88.7040288776072">
            <text:p>88.7040</text:p>
          </table:table-cell>
          <table:table-cell/>
          <table:table-cell table:formula="of:=-[.U20]+[.O20]-[.Q20]" office:value-type="float" office:value="15.7136922251231">
            <text:p>15.7137</text:p>
          </table:table-cell>
          <table:table-cell table:formula="of:=30" office:value-type="float" office:value="30">
            <text:p>30.0000</text:p>
          </table:table-cell>
          <table:table-cell table:formula="of:=[.N20]/[.V20]" office:value-type="float" office:value="33.5362798738323">
            <text:p>33.5363</text:p>
          </table:table-cell>
          <table:table-cell table:formula="of:=0.5*[.S$2]*[.R$2]*[.T$2]*[.L19]^2" office:value-type="float" office:value="9.6944393748769">
            <text:p>9.6944</text:p>
          </table:table-cell>
          <table:table-cell table:number-columns-repeated="3"/>
          <table:table-cell table:formula="of:=9.8*[.V20]" office:value-type="float" office:value="4.5918684">
            <text:p>4.5919</text:p>
          </table:table-cell>
          <table:table-cell table:formula="of:=[.W$2]-0.02754*[.G20]" office:value-type="float" office:value="0.468558">
            <text:p>0.4686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0]+[.M$2]" office:value-type="float" office:value="1.9">
            <text:p>1.9000</text:p>
          </table:table-cell>
          <table:table-cell table:formula="of:=[.L21]*[.M$2]+[.H20]" office:value-type="float" office:value="107.396397334385">
            <text:p>107.3964</text:p>
          </table:table-cell>
          <table:table-cell table:formula="of:=[.J$2]*([.W$2]*[.G21]-0.5*[.K$2]*[.G21]^2)" office:value-type="float" office:value="0.00137625185827238">
            <text:p>0.0014</text:p>
          </table:table-cell>
          <table:table-cell table:number-columns-repeated="2"/>
          <table:table-cell table:formula="of:=[.P21]*[.M$2]+[.L20]" office:value-type="float" office:value="91.9165125144368">
            <text:p>91.9165</text:p>
          </table:table-cell>
          <table:table-cell/>
          <table:table-cell table:formula="of:=-[.U21]+[.O21]-[.Q21]" office:value-type="float" office:value="14.9638772796977">
            <text:p>14.9639</text:p>
          </table:table-cell>
          <table:table-cell table:formula="of:=30" office:value-type="float" office:value="30">
            <text:p>30.0000</text:p>
          </table:table-cell>
          <table:table-cell table:formula="of:=[.N21]/[.V21]" office:value-type="float" office:value="32.1248363682959">
            <text:p>32.1248</text:p>
          </table:table-cell>
          <table:table-cell table:formula="of:=0.5*[.S$2]*[.R$2]*[.T$2]*[.L20]^2" office:value-type="float" office:value="10.4712435203023">
            <text:p>10.4712</text:p>
          </table:table-cell>
          <table:table-cell table:number-columns-repeated="3"/>
          <table:table-cell table:formula="of:=9.8*[.V21]" office:value-type="float" office:value="4.5648792">
            <text:p>4.5649</text:p>
          </table:table-cell>
          <table:table-cell table:formula="of:=[.W$2]-0.02754*[.G21]" office:value-type="float" office:value="0.465804">
            <text:p>0.4658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1]+[.M$2]" office:value-type="float" office:value="2">
            <text:p>2.0000</text:p>
          </table:table-cell>
          <table:table-cell table:formula="of:=[.L22]*[.M$2]+[.H21]" office:value-type="float" office:value="116.895114443799">
            <text:p>116.8951</text:p>
          </table:table-cell>
          <table:table-cell table:formula="of:=[.J$2]*([.W$2]*[.G22]-0.5*[.K$2]*[.G22]^2)" office:value-type="float" office:value="0.001452351179475">
            <text:p>0.0015</text:p>
          </table:table-cell>
          <table:table-cell table:number-columns-repeated="2"/>
          <table:table-cell table:formula="of:=[.P22]*[.M$2]+[.L21]" office:value-type="float" office:value="94.9871710941486">
            <text:p>94.9872</text:p>
          </table:table-cell>
          <table:table-cell/>
          <table:table-cell table:formula="of:=-[.U22]+[.O22]-[.Q22]" office:value-type="float" office:value="14.2186845533554">
            <text:p>14.2187</text:p>
          </table:table-cell>
          <table:table-cell table:formula="of:=30" office:value-type="float" office:value="30">
            <text:p>30.0000</text:p>
          </table:table-cell>
          <table:table-cell table:formula="of:=[.N22]/[.V22]" office:value-type="float" office:value="30.7065857971178">
            <text:p>30.7066</text:p>
          </table:table-cell>
          <table:table-cell table:formula="of:=0.5*[.S$2]*[.R$2]*[.T$2]*[.L21]^2" office:value-type="float" office:value="11.2434254466446">
            <text:p>11.2434</text:p>
          </table:table-cell>
          <table:table-cell table:number-columns-repeated="3"/>
          <table:table-cell table:formula="of:=9.8*[.V22]" office:value-type="float" office:value="4.53789">
            <text:p>4.5379</text:p>
          </table:table-cell>
          <table:table-cell table:formula="of:=[.W$2]-0.02754*[.G22]" office:value-type="float" office:value="0.46305">
            <text:p>0.4631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2]+[.M$2]" office:value-type="float" office:value="2.1">
            <text:p>2.1000</text:p>
          </table:table-cell>
          <table:table-cell table:formula="of:=[.L23]*[.M$2]+[.H22]" office:value-type="float" office:value="126.686728007454">
            <text:p>126.6867</text:p>
          </table:table-cell>
          <table:table-cell table:formula="of:=[.J$2]*([.W$2]*[.G23]-0.5*[.K$2]*[.G23]^2)" office:value-type="float" office:value="0.00152881700196488">
            <text:p>0.0015</text:p>
          </table:table-cell>
          <table:table-cell table:number-columns-repeated="2"/>
          <table:table-cell table:formula="of:=[.P23]*[.M$2]+[.L22]" office:value-type="float" office:value="97.9161356365492">
            <text:p>97.9161</text:p>
          </table:table-cell>
          <table:table-cell/>
          <table:table-cell table:formula="of:=-[.U23]+[.O23]-[.Q23]" office:value-type="float" office:value="13.4819066300882">
            <text:p>13.4819</text:p>
          </table:table-cell>
          <table:table-cell table:formula="of:=30" office:value-type="float" office:value="30">
            <text:p>30.0000</text:p>
          </table:table-cell>
          <table:table-cell table:formula="of:=[.N23]/[.V23]" office:value-type="float" office:value="29.2896454240058">
            <text:p>29.2896</text:p>
          </table:table-cell>
          <table:table-cell table:formula="of:=0.5*[.S$2]*[.R$2]*[.T$2]*[.L22]^2" office:value-type="float" office:value="12.0071925699118">
            <text:p>12.0072</text:p>
          </table:table-cell>
          <table:table-cell table:number-columns-repeated="3"/>
          <table:table-cell table:formula="of:=9.8*[.V23]" office:value-type="float" office:value="4.5109008">
            <text:p>4.5109</text:p>
          </table:table-cell>
          <table:table-cell table:formula="of:=[.W$2]-0.02754*[.G23]" office:value-type="float" office:value="0.460296">
            <text:p>0.4603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3]+[.M$2]" office:value-type="float" office:value="2.2">
            <text:p>2.2000</text:p>
          </table:table-cell>
          <table:table-cell table:formula="of:=[.L24]*[.M$2]+[.H23]" office:value-type="float" office:value="136.757157214389">
            <text:p>136.7572</text:p>
          </table:table-cell>
          <table:table-cell table:formula="of:=[.J$2]*([.W$2]*[.G24]-0.5*[.K$2]*[.G24]^2)" office:value-type="float" office:value="0.001605649325742">
            <text:p>0.0016</text:p>
          </table:table-cell>
          <table:table-cell table:number-columns-repeated="2"/>
          <table:table-cell table:formula="of:=[.P24]*[.M$2]+[.L23]" office:value-type="float" office:value="100.704292069348">
            <text:p>100.7043</text:p>
          </table:table-cell>
          <table:table-cell/>
          <table:table-cell table:formula="of:=-[.U24]+[.O24]-[.Q24]" office:value-type="float" office:value="12.7569867057582">
            <text:p>12.7570</text:p>
          </table:table-cell>
          <table:table-cell table:formula="of:=30" office:value-type="float" office:value="30">
            <text:p>30.0000</text:p>
          </table:table-cell>
          <table:table-cell table:formula="of:=[.N24]/[.V24]" office:value-type="float" office:value="27.8815643279922">
            <text:p>27.8816</text:p>
          </table:table-cell>
          <table:table-cell table:formula="of:=0.5*[.S$2]*[.R$2]*[.T$2]*[.L23]^2" office:value-type="float" office:value="12.7591016942418">
            <text:p>12.7591</text:p>
          </table:table-cell>
          <table:table-cell table:number-columns-repeated="3"/>
          <table:table-cell table:formula="of:=9.8*[.V24]" office:value-type="float" office:value="4.4839116">
            <text:p>4.4839</text:p>
          </table:table-cell>
          <table:table-cell table:formula="of:=[.W$2]-0.02754*[.G24]" office:value-type="float" office:value="0.457542">
            <text:p>0.457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4]+[.M$2]" office:value-type="float" office:value="2.3">
            <text:p>2.3000</text:p>
          </table:table-cell>
          <table:table-cell table:formula="of:=[.L25]*[.M$2]+[.H24]" office:value-type="float" office:value="147.092479099665">
            <text:p>147.0925</text:p>
          </table:table-cell>
          <table:table-cell table:formula="of:=[.J$2]*([.W$2]*[.G25]-0.5*[.K$2]*[.G25]^2)" office:value-type="float" office:value="0.00168284815080638">
            <text:p>0.0017</text:p>
          </table:table-cell>
          <table:table-cell table:number-columns-repeated="2"/>
          <table:table-cell table:formula="of:=[.P25]*[.M$2]+[.L24]" office:value-type="float" office:value="103.353218852761">
            <text:p>103.3532</text:p>
          </table:table-cell>
          <table:table-cell/>
          <table:table-cell table:formula="of:=-[.U25]+[.O25]-[.Q25]" office:value-type="float" office:value="12.0470011397453">
            <text:p>12.0470</text:p>
          </table:table-cell>
          <table:table-cell table:formula="of:=30" office:value-type="float" office:value="30">
            <text:p>30.0000</text:p>
          </table:table-cell>
          <table:table-cell table:formula="of:=[.N25]/[.V25]" office:value-type="float" office:value="26.4892678341234">
            <text:p>26.4893</text:p>
          </table:table-cell>
          <table:table-cell table:formula="of:=0.5*[.S$2]*[.R$2]*[.T$2]*[.L24]^2" office:value-type="float" office:value="13.4960764602547">
            <text:p>13.4961</text:p>
          </table:table-cell>
          <table:table-cell table:number-columns-repeated="3"/>
          <table:table-cell table:formula="of:=9.8*[.V25]" office:value-type="float" office:value="4.4569224">
            <text:p>4.4569</text:p>
          </table:table-cell>
          <table:table-cell table:formula="of:=[.W$2]-0.02754*[.G25]" office:value-type="float" office:value="0.454788">
            <text:p>0.4548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5]+[.M$2]" office:value-type="float" office:value="2.4">
            <text:p>2.4000</text:p>
          </table:table-cell>
          <table:table-cell table:formula="of:=[.L26]*[.M$2]+[.H25]" office:value-type="float" office:value="157.678991172184">
            <text:p>157.6790</text:p>
          </table:table-cell>
          <table:table-cell table:formula="of:=[.J$2]*([.W$2]*[.G26]-0.5*[.K$2]*[.G26]^2)" office:value-type="float" office:value="0.001760413477158">
            <text:p>0.0018</text:p>
          </table:table-cell>
          <table:table-cell table:number-columns-repeated="2"/>
          <table:table-cell table:formula="of:=[.P26]*[.M$2]+[.L25]" office:value-type="float" office:value="105.865120725184">
            <text:p>105.8651</text:p>
          </table:table-cell>
          <table:table-cell/>
          <table:table-cell table:formula="of:=-[.U26]+[.O26]-[.Q26]" office:value-type="float" office:value="11.3546505099902">
            <text:p>11.3547</text:p>
          </table:table-cell>
          <table:table-cell table:formula="of:=30" office:value-type="float" office:value="30">
            <text:p>30.0000</text:p>
          </table:table-cell>
          <table:table-cell table:formula="of:=[.N26]/[.V26]" office:value-type="float" office:value="25.1190187242335">
            <text:p>25.1190</text:p>
          </table:table-cell>
          <table:table-cell table:formula="of:=0.5*[.S$2]*[.R$2]*[.T$2]*[.L25]^2" office:value-type="float" office:value="14.2154162900098">
            <text:p>14.2154</text:p>
          </table:table-cell>
          <table:table-cell table:number-columns-repeated="3"/>
          <table:table-cell table:formula="of:=9.8*[.V26]" office:value-type="float" office:value="4.4299332">
            <text:p>4.4299</text:p>
          </table:table-cell>
          <table:table-cell table:formula="of:=[.W$2]-0.02754*[.G26]" office:value-type="float" office:value="0.452034">
            <text:p>0.4520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6]+[.M$2]" office:value-type="float" office:value="2.5">
            <text:p>2.5000</text:p>
          </table:table-cell>
          <table:table-cell table:formula="of:=[.L27]*[.M$2]+[.H26]" office:value-type="float" office:value="168.503267188194">
            <text:p>168.5033</text:p>
          </table:table-cell>
          <table:table-cell table:formula="of:=[.J$2]*([.W$2]*[.G27]-0.5*[.K$2]*[.G27]^2)" office:value-type="float" office:value="0.00183834530479688">
            <text:p>0.0018</text:p>
          </table:table-cell>
          <table:table-cell table:number-columns-repeated="2"/>
          <table:table-cell table:formula="of:=[.P27]*[.M$2]+[.L26]" office:value-type="float" office:value="108.242760160107">
            <text:p>108.2428</text:p>
          </table:table-cell>
          <table:table-cell/>
          <table:table-cell table:formula="of:=-[.U27]+[.O27]-[.Q27]" office:value-type="float" office:value="10.6822584532204">
            <text:p>10.6823</text:p>
          </table:table-cell>
          <table:table-cell table:formula="of:=30" office:value-type="float" office:value="30">
            <text:p>30.0000</text:p>
          </table:table-cell>
          <table:table-cell table:formula="of:=[.N27]/[.V27]" office:value-type="float" office:value="23.7763943492263">
            <text:p>23.7764</text:p>
          </table:table-cell>
          <table:table-cell table:formula="of:=0.5*[.S$2]*[.R$2]*[.T$2]*[.L26]^2" office:value-type="float" office:value="14.9147975467796">
            <text:p>14.9148</text:p>
          </table:table-cell>
          <table:table-cell table:number-columns-repeated="3"/>
          <table:table-cell table:formula="of:=9.8*[.V27]" office:value-type="float" office:value="4.402944">
            <text:p>4.4029</text:p>
          </table:table-cell>
          <table:table-cell table:formula="of:=[.W$2]-0.02754*[.G27]" office:value-type="float" office:value="0.44928">
            <text:p>0.4493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27]+[.M$2]" office:value-type="float" office:value="2.6">
            <text:p>2.6000</text:p>
          </table:table-cell>
          <table:table-cell table:formula="of:=[.L28]*[.M$2]+[.H27]" office:value-type="float" office:value="179.552205988046">
            <text:p>179.5522</text:p>
          </table:table-cell>
          <table:table-cell table:formula="of:=[.J$2]*([.W$2]*[.G28]-0.5*[.K$2]*[.G28]^2)" office:value-type="float" office:value="0.001916643633723">
            <text:p>0.0019</text:p>
          </table:table-cell>
          <table:table-cell table:number-columns-repeated="2"/>
          <table:table-cell table:formula="of:=[.P28]*[.M$2]+[.L27]" office:value-type="float" office:value="110.489387998517">
            <text:p>110.4894</text:p>
          </table:table-cell>
          <table:table-cell/>
          <table:table-cell table:formula="of:=-[.U28]+[.O28]-[.Q28]" office:value-type="float" office:value="10.0317774217408">
            <text:p>10.0318</text:p>
          </table:table-cell>
          <table:table-cell table:formula="of:=30" office:value-type="float" office:value="30">
            <text:p>30.0000</text:p>
          </table:table-cell>
          <table:table-cell table:formula="of:=[.N28]/[.V28]" office:value-type="float" office:value="22.4662783841049">
            <text:p>22.4663</text:p>
          </table:table-cell>
          <table:table-cell table:formula="of:=0.5*[.S$2]*[.R$2]*[.T$2]*[.L27]^2" office:value-type="float" office:value="15.5922677782592">
            <text:p>15.5923</text:p>
          </table:table-cell>
          <table:table-cell table:number-columns-repeated="3"/>
          <table:table-cell table:formula="of:=9.8*[.V28]" office:value-type="float" office:value="4.3759548">
            <text:p>4.3760</text:p>
          </table:table-cell>
          <table:table-cell table:formula="of:=[.W$2]-0.02754*[.G28]" office:value-type="float" office:value="0.446526">
            <text:p>0.4465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table:number-columns-repeated="2"/>
          <table:table-cell table:formula="of:=[.G28]+[.M$2]" office:value-type="float" office:value="2.7">
            <text:p>2.7000</text:p>
          </table:table-cell>
          <table:table-cell table:formula="of:=[.L29]*[.M$2]+[.H28]" office:value-type="float" office:value="190.813073444766">
            <text:p>190.8131</text:p>
          </table:table-cell>
          <table:table-cell table:formula="of:=[.J$2]*([.W$2]*[.G29]-0.5*[.K$2]*[.G29]^2)" office:value-type="float" office:value="0.00199530846393638">
            <text:p>0.0020</text:p>
          </table:table-cell>
          <table:table-cell table:number-columns-repeated="2"/>
          <table:table-cell table:formula="of:=[.P29]*[.M$2]+[.L28]" office:value-type="float" office:value="112.6086745672">
            <text:p>112.6087</text:p>
          </table:table-cell>
          <table:table-cell/>
          <table:table-cell table:formula="of:=-[.U29]+[.O29]-[.Q29]" office:value-type="float" office:value="9.40480039157344">
            <text:p>9.4048</text:p>
          </table:table-cell>
          <table:table-cell table:formula="of:=30" office:value-type="float" office:value="30">
            <text:p>30.0000</text:p>
          </table:table-cell>
          <table:table-cell table:formula="of:=[.N29]/[.V29]" office:value-type="float" office:value="21.1928656868244">
            <text:p>21.1929</text:p>
          </table:table-cell>
          <table:table-cell table:formula="of:=0.5*[.S$2]*[.R$2]*[.T$2]*[.L28]^2" office:value-type="float" office:value="16.2462340084266">
            <text:p>16.2462</text:p>
          </table:table-cell>
          <table:table-cell table:number-columns-repeated="3"/>
          <table:table-cell table:formula="of:=9.8*[.V29]" office:value-type="float" office:value="4.3489656">
            <text:p>4.3490</text:p>
          </table:table-cell>
          <table:table-cell table:formula="of:=[.W$2]-0.02754*[.G29]" office:value-type="float" office:value="0.443772">
            <text:p>0.4438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table:number-columns-repeated="2"/>
          <table:table-cell table:formula="of:=[.G29]+[.M$2]" office:value-type="float" office:value="2.8">
            <text:p>2.8000</text:p>
          </table:table-cell>
          <table:table-cell table:formula="of:=[.L30]*[.M$2]+[.H29]" office:value-type="float" office:value="202.273537686879">
            <text:p>202.2735</text:p>
          </table:table-cell>
          <table:table-cell table:formula="of:=[.J$2]*([.W$2]*[.G30]-0.5*[.K$2]*[.G30]^2)" office:value-type="float" office:value="0.002074339795437">
            <text:p>0.0021</text:p>
          </table:table-cell>
          <table:table-cell table:number-columns-repeated="2"/>
          <table:table-cell table:formula="of:=[.P30]*[.M$2]+[.L29]" office:value-type="float" office:value="114.604642421132">
            <text:p>114.6046</text:p>
          </table:table-cell>
          <table:table-cell/>
          <table:table-cell table:formula="of:=-[.U30]+[.O30]-[.Q30]" office:value-type="float" office:value="8.80257751005636">
            <text:p>8.8026</text:p>
          </table:table-cell>
          <table:table-cell table:formula="of:=30" office:value-type="float" office:value="30">
            <text:p>30.0000</text:p>
          </table:table-cell>
          <table:table-cell table:formula="of:=[.N30]/[.V30]" office:value-type="float" office:value="19.9596785393258">
            <text:p>19.9597</text:p>
          </table:table-cell>
          <table:table-cell table:formula="of:=0.5*[.S$2]*[.R$2]*[.T$2]*[.L29]^2" office:value-type="float" office:value="16.8754460899436">
            <text:p>16.8754</text:p>
          </table:table-cell>
          <table:table-cell table:number-columns-repeated="3"/>
          <table:table-cell table:formula="of:=9.8*[.V30]" office:value-type="float" office:value="4.3219764">
            <text:p>4.3220</text:p>
          </table:table-cell>
          <table:table-cell table:formula="of:=[.W$2]-0.02754*[.G30]" office:value-type="float" office:value="0.441018">
            <text:p>0.4410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table:number-columns-repeated="2"/>
          <table:table-cell table:formula="of:=[.G30]+[.M$2]" office:value-type="float" office:value="2.9">
            <text:p>2.9000</text:p>
          </table:table-cell>
          <table:table-cell table:formula="of:=[.L31]*[.M$2]+[.H30]" office:value-type="float" office:value="213.921697853557">
            <text:p>213.9217</text:p>
          </table:table-cell>
          <table:table-cell table:formula="of:=[.J$2]*([.W$2]*[.G31]-0.5*[.K$2]*[.G31]^2)" office:value-type="float" office:value="0.00215373762822488">
            <text:p>0.0022</text:p>
          </table:table-cell>
          <table:table-cell table:number-columns-repeated="2"/>
          <table:table-cell table:formula="of:=[.P31]*[.M$2]+[.L30]" office:value-type="float" office:value="116.481601666778">
            <text:p>116.4816</text:p>
          </table:table-cell>
          <table:table-cell/>
          <table:table-cell table:formula="of:=-[.U31]+[.O31]-[.Q31]" office:value-type="float" office:value="8.22603666833614">
            <text:p>8.2260</text:p>
          </table:table-cell>
          <table:table-cell table:formula="of:=30" office:value-type="float" office:value="30">
            <text:p>30.0000</text:p>
          </table:table-cell>
          <table:table-cell table:formula="of:=[.N31]/[.V31]" office:value-type="float" office:value="18.7695924564558">
            <text:p>18.7696</text:p>
          </table:table-cell>
          <table:table-cell table:formula="of:=0.5*[.S$2]*[.R$2]*[.T$2]*[.L30]^2" office:value-type="float" office:value="17.4789761316639">
            <text:p>17.4790</text:p>
          </table:table-cell>
          <table:table-cell table:number-columns-repeated="3"/>
          <table:table-cell table:formula="of:=9.8*[.V31]" office:value-type="float" office:value="4.2949872">
            <text:p>4.2950</text:p>
          </table:table-cell>
          <table:table-cell table:formula="of:=[.W$2]-0.02754*[.G31]" office:value-type="float" office:value="0.438264">
            <text:p>0.438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style-name="ce5" office:value-type="string">
            <text:p>End burn</text:p>
          </table:table-cell>
          <table:table-cell table:style-name="ce7" table:formula="of:=[.G31]+[.M$2]" office:value-type="float" office:value="3">
            <text:p>3.0000</text:p>
          </table:table-cell>
          <table:table-cell table:style-name="ce7" table:formula="of:=[.L32]*[.M$2]+[.H31]" office:value-type="float" office:value="225.746106717586">
            <text:p>225.7461</text:p>
          </table:table-cell>
          <table:table-cell table:formula="of:=[.J$2]*([.W$2]*[.G32]-0.5*[.K$2]*[.G32]^2)" office:value-type="float" office:value="0.0022335019623">
            <text:p>0.0022</text:p>
          </table:table-cell>
          <table:table-cell table:style-name="ce7" table:number-columns-repeated="2"/>
          <table:table-cell table:style-name="ce7" table:formula="of:=[.P32]*[.M$2]+[.L31]" office:value-type="float" office:value="118.244088640285">
            <text:p>118.2441</text:p>
          </table:table-cell>
          <table:table-cell table:style-name="ce7"/>
          <table:table-cell table:formula="of:=-[.U32]+[.O32]-[.Q32]" office:value-type="float" office:value="7.67580701832074">
            <text:p>7.6758</text:p>
          </table:table-cell>
          <table:table-cell table:formula="of:=30" office:value-type="float" office:value="30">
            <text:p>30.0000</text:p>
          </table:table-cell>
          <table:table-cell table:style-name="ce7" table:formula="of:=[.N32]/[.V32]" office:value-type="float" office:value="17.6248697350709">
            <text:p>17.6249</text:p>
          </table:table-cell>
          <table:table-cell table:style-name="ce7" table:formula="of:=0.5*[.S$2]*[.R$2]*[.T$2]*[.L31]^2" office:value-type="float" office:value="18.0561949816793">
            <text:p>18.0562</text:p>
          </table:table-cell>
          <table:table-cell table:style-name="ce7" table:number-columns-repeated="3"/>
          <table:table-cell table:style-name="ce7" table:formula="of:=9.8*[.V32]" office:value-type="float" office:value="4.267998">
            <text:p>4.2680</text:p>
          </table:table-cell>
          <table:table-cell table:style-name="ce7" table:formula="of:=[.W$2]-0.02754*[.G3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style-name="ce6" office:value-type="string">
            <text:p>coast</text:p>
          </table:table-cell>
          <table:table-cell table:style-name="ce7" table:formula="of:=[.G32]+[.M$2]" office:value-type="float" office:value="3.1">
            <text:p>3.1000</text:p>
          </table:table-cell>
          <table:table-cell table:style-name="ce7" table:formula="of:=[.L33]*[.M$2]+[.H32]" office:value-type="float" office:value="237.045275181091">
            <text:p>237.0453</text:p>
          </table:table-cell>
          <table:table-cell table:style-name="ce7" table:number-columns-repeated="3"/>
          <table:table-cell table:style-name="ce7" table:formula="of:=[.P33]*[.M$2]+[.L32]" office:value-type="float" office:value="112.991684635052">
            <text:p>112.9917</text:p>
          </table:table-cell>
          <table:table-cell table:style-name="ce9"/>
          <table:table-cell table:formula="of:=-[.U33]+[.O33]-[.Q33]" office:value-type="float" office:value="-22.874744683191">
            <text:p>-22.8747</text:p>
          </table:table-cell>
          <table:table-cell table:style-name="ce9"/>
          <table:table-cell table:style-name="ce7" table:formula="of:=[.N33]/[.V33]" office:value-type="float" office:value="-52.5240400523318">
            <text:p>-52.5240</text:p>
          </table:table-cell>
          <table:table-cell table:style-name="ce7" table:formula="of:=0.5*[.S$2]*[.R$2]*[.T$2]*[.L32]^2" office:value-type="float" office:value="18.606746683191">
            <text:p>18.6067</text:p>
          </table:table-cell>
          <table:table-cell table:style-name="ce9" table:number-columns-repeated="3"/>
          <table:table-cell table:style-name="ce7" table:formula="of:=9.8*[.V33]" office:value-type="float" office:value="4.267998">
            <text:p>4.2680</text:p>
          </table:table-cell>
          <table:table-cell table:style-name="ce9" table:formula="of:=[.V3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table:number-columns-repeated="2"/>
          <table:table-cell table:formula="of:=[.G33]+[.M$2]" office:value-type="float" office:value="3.2">
            <text:p>3.2000</text:p>
          </table:table-cell>
          <table:table-cell table:formula="of:=[.L34]*[.M$2]+[.H33]" office:value-type="float" office:value="247.856316288634">
            <text:p>247.8563</text:p>
          </table:table-cell>
          <table:table-cell table:number-columns-repeated="3"/>
          <table:table-cell table:formula="of:=[.P34]*[.M$2]+[.L33]" office:value-type="float" office:value="108.110411075432">
            <text:p>108.1104</text:p>
          </table:table-cell>
          <table:table-cell/>
          <table:table-cell table:formula="of:=-[.U34]+[.O34]-[.Q34]" office:value-type="float" office:value="-21.2584344795014">
            <text:p>-21.2584</text:p>
          </table:table-cell>
          <table:table-cell/>
          <table:table-cell table:formula="of:=[.N34]/[.V34]" office:value-type="float" office:value="-48.8127355962009">
            <text:p>-48.8127</text:p>
          </table:table-cell>
          <table:table-cell table:formula="of:=0.5*[.S$2]*[.R$2]*[.T$2]*[.L33]^2" office:value-type="float" office:value="16.9904364795014">
            <text:p>16.9904</text:p>
          </table:table-cell>
          <table:table-cell table:number-columns-repeated="3"/>
          <table:table-cell table:formula="of:=9.8*[.V34]" office:value-type="float" office:value="4.267998">
            <text:p>4.2680</text:p>
          </table:table-cell>
          <table:table-cell table:formula="of:=[.V3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table:number-columns-repeated="2"/>
          <table:table-cell table:formula="of:=[.G34]+[.M$2]" office:value-type="float" office:value="3.3">
            <text:p>3.3000</text:p>
          </table:table-cell>
          <table:table-cell table:formula="of:=[.L35]*[.M$2]+[.H34]" office:value-type="float" office:value="258.212209189097">
            <text:p>258.2122</text:p>
          </table:table-cell>
          <table:table-cell table:number-columns-repeated="3"/>
          <table:table-cell table:formula="of:=[.P35]*[.M$2]+[.L34]" office:value-type="float" office:value="103.558929004627">
            <text:p>103.5589</text:p>
          </table:table-cell>
          <table:table-cell/>
          <table:table-cell table:formula="of:=-[.U35]+[.O35]-[.Q35]" office:value-type="float" office:value="-19.8221595665631">
            <text:p>-19.8222</text:p>
          </table:table-cell>
          <table:table-cell/>
          <table:table-cell table:formula="of:=[.N35]/[.V35]" office:value-type="float" office:value="-45.5148207080505">
            <text:p>-45.5148</text:p>
          </table:table-cell>
          <table:table-cell table:formula="of:=0.5*[.S$2]*[.R$2]*[.T$2]*[.L34]^2" office:value-type="float" office:value="15.5541615665631">
            <text:p>15.5542</text:p>
          </table:table-cell>
          <table:table-cell table:number-columns-repeated="3"/>
          <table:table-cell table:formula="of:=9.8*[.V35]" office:value-type="float" office:value="4.267998">
            <text:p>4.2680</text:p>
          </table:table-cell>
          <table:table-cell table:formula="of:=[.V3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" table:number-columns-repeated="2"/>
          <table:table-cell table:formula="of:=[.G35]+[.M$2]" office:value-type="float" office:value="3.4">
            <text:p>3.4000</text:p>
          </table:table-cell>
          <table:table-cell table:formula="of:=[.L36]*[.M$2]+[.H35]" office:value-type="float" office:value="268.142392962155">
            <text:p>268.1424</text:p>
          </table:table-cell>
          <table:table-cell table:number-columns-repeated="3"/>
          <table:table-cell table:formula="of:=[.P36]*[.M$2]+[.L35]" office:value-type="float" office:value="99.3018377305834">
            <text:p>99.3018</text:p>
          </table:table-cell>
          <table:table-cell/>
          <table:table-cell table:formula="of:=-[.U36]+[.O36]-[.Q36]" office:value-type="float" office:value="-18.5400582075855">
            <text:p>-18.5401</text:p>
          </table:table-cell>
          <table:table-cell/>
          <table:table-cell table:formula="of:=[.N36]/[.V36]" office:value-type="float" office:value="-42.570912740432">
            <text:p>-42.5709</text:p>
          </table:table-cell>
          <table:table-cell table:formula="of:=0.5*[.S$2]*[.R$2]*[.T$2]*[.L35]^2" office:value-type="float" office:value="14.2720602075856">
            <text:p>14.2721</text:p>
          </table:table-cell>
          <table:table-cell table:number-columns-repeated="3"/>
          <table:table-cell table:formula="of:=9.8*[.V36]" office:value-type="float" office:value="4.267998">
            <text:p>4.2680</text:p>
          </table:table-cell>
          <table:table-cell table:formula="of:=[.V3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36]+[.M$2]" office:value-type="float" office:value="3.5">
            <text:p>3.5000</text:p>
          </table:table-cell>
          <table:table-cell table:formula="of:=[.L37]*[.M$2]+[.H36]" office:value-type="float" office:value="277.673256700662">
            <text:p>277.6733</text:p>
          </table:table-cell>
          <table:table-cell table:number-columns-repeated="3"/>
          <table:table-cell table:formula="of:=[.P37]*[.M$2]+[.L36]" office:value-type="float" office:value="95.3086373850695">
            <text:p>95.3086</text:p>
          </table:table-cell>
          <table:table-cell/>
          <table:table-cell table:formula="of:=-[.U37]+[.O37]-[.Q37]" office:value-type="float" office:value="-17.3907868247478">
            <text:p>-17.3908</text:p>
          </table:table-cell>
          <table:table-cell/>
          <table:table-cell table:formula="of:=[.N37]/[.V37]" office:value-type="float" office:value="-39.9320034551394">
            <text:p>-39.9320</text:p>
          </table:table-cell>
          <table:table-cell table:formula="of:=0.5*[.S$2]*[.R$2]*[.T$2]*[.L36]^2" office:value-type="float" office:value="13.1227888247478">
            <text:p>13.1228</text:p>
          </table:table-cell>
          <table:table-cell table:number-columns-repeated="3"/>
          <table:table-cell table:formula="of:=9.8*[.V37]" office:value-type="float" office:value="4.267998">
            <text:p>4.2680</text:p>
          </table:table-cell>
          <table:table-cell table:formula="of:=[.V3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37]+[.M$2]" office:value-type="float" office:value="3.6">
            <text:p>3.6000</text:p>
          </table:table-cell>
          <table:table-cell table:formula="of:=[.L38]*[.M$2]+[.H37]" office:value-type="float" office:value="286.828546967052">
            <text:p>286.8285</text:p>
          </table:table-cell>
          <table:table-cell table:number-columns-repeated="3"/>
          <table:table-cell table:formula="of:=[.P38]*[.M$2]+[.L37]" office:value-type="float" office:value="91.5529026639055">
            <text:p>91.5529</text:p>
          </table:table-cell>
          <table:table-cell/>
          <table:table-cell table:formula="of:=-[.U38]+[.O38]-[.Q38]" office:value-type="float" office:value="-16.356600284141">
            <text:p>-16.3566</text:p>
          </table:table-cell>
          <table:table-cell/>
          <table:table-cell table:formula="of:=[.N38]/[.V38]" office:value-type="float" office:value="-37.5573472116393">
            <text:p>-37.5573</text:p>
          </table:table-cell>
          <table:table-cell table:formula="of:=0.5*[.S$2]*[.R$2]*[.T$2]*[.L37]^2" office:value-type="float" office:value="12.088602284141">
            <text:p>12.0886</text:p>
          </table:table-cell>
          <table:table-cell table:number-columns-repeated="3"/>
          <table:table-cell table:formula="of:=9.8*[.V38]" office:value-type="float" office:value="4.267998">
            <text:p>4.2680</text:p>
          </table:table-cell>
          <table:table-cell table:formula="of:=[.V3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38]+[.M$2]" office:value-type="float" office:value="3.7">
            <text:p>3.7000</text:p>
          </table:table-cell>
          <table:table-cell table:formula="of:=[.L39]*[.M$2]+[.H38]" office:value-type="float" office:value="295.629708870912">
            <text:p>295.6297</text:p>
          </table:table-cell>
          <table:table-cell table:number-columns-repeated="3"/>
          <table:table-cell table:formula="of:=[.P39]*[.M$2]+[.L38]" office:value-type="float" office:value="88.0116190386008">
            <text:p>88.0116</text:p>
          </table:table-cell>
          <table:table-cell/>
          <table:table-cell table:formula="of:=-[.U39]+[.O39]-[.Q39]" office:value-type="float" office:value="-15.4226443165646">
            <text:p>-15.4226</text:p>
          </table:table-cell>
          <table:table-cell/>
          <table:table-cell table:formula="of:=[.N39]/[.V39]" office:value-type="float" office:value="-35.4128362530473">
            <text:p>-35.4128</text:p>
          </table:table-cell>
          <table:table-cell table:formula="of:=0.5*[.S$2]*[.R$2]*[.T$2]*[.L38]^2" office:value-type="float" office:value="11.1546463165646">
            <text:p>11.1546</text:p>
          </table:table-cell>
          <table:table-cell table:number-columns-repeated="3"/>
          <table:table-cell table:formula="of:=9.8*[.V39]" office:value-type="float" office:value="4.267998">
            <text:p>4.2680</text:p>
          </table:table-cell>
          <table:table-cell table:formula="of:=[.V3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39]+[.M$2]" office:value-type="float" office:value="3.8">
            <text:p>3.8000</text:p>
          </table:table-cell>
          <table:table-cell table:formula="of:=[.L40]*[.M$2]+[.H39]" office:value-type="float" office:value="304.096173391188">
            <text:p>304.0962</text:p>
          </table:table-cell>
          <table:table-cell table:number-columns-repeated="3"/>
          <table:table-cell table:formula="of:=[.P40]*[.M$2]+[.L39]" office:value-type="float" office:value="84.6646452027514">
            <text:p>84.6646</text:p>
          </table:table-cell>
          <table:table-cell/>
          <table:table-cell table:formula="of:=-[.U40]+[.O40]-[.Q40]" office:value-type="float" office:value="-14.576405752508">
            <text:p>-14.5764</text:p>
          </table:table-cell>
          <table:table-cell/>
          <table:table-cell table:formula="of:=[.N40]/[.V40]" office:value-type="float" office:value="-33.4697383584946">
            <text:p>-33.4697</text:p>
          </table:table-cell>
          <table:table-cell table:formula="of:=0.5*[.S$2]*[.R$2]*[.T$2]*[.L39]^2" office:value-type="float" office:value="10.308407752508">
            <text:p>10.3084</text:p>
          </table:table-cell>
          <table:table-cell table:number-columns-repeated="3"/>
          <table:table-cell table:formula="of:=9.8*[.V40]" office:value-type="float" office:value="4.267998">
            <text:p>4.2680</text:p>
          </table:table-cell>
          <table:table-cell table:formula="of:=[.V3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0]+[.M$2]" office:value-type="float" office:value="3.9">
            <text:p>3.9000</text:p>
          </table:table-cell>
          <table:table-cell table:formula="of:=[.L41]*[.M$2]+[.H40]" office:value-type="float" office:value="312.245600840965">
            <text:p>312.2456</text:p>
          </table:table-cell>
          <table:table-cell table:number-columns-repeated="3"/>
          <table:table-cell table:formula="of:=[.P41]*[.M$2]+[.L40]" office:value-type="float" office:value="81.4942744977723">
            <text:p>81.4943</text:p>
          </table:table-cell>
          <table:table-cell/>
          <table:table-cell table:formula="of:=-[.U41]+[.O41]-[.Q41]" office:value-type="float" office:value="-13.8072814572541">
            <text:p>-13.8073</text:p>
          </table:table-cell>
          <table:table-cell/>
          <table:table-cell table:formula="of:=[.N41]/[.V41]" office:value-type="float" office:value="-31.7037070497902">
            <text:p>-31.7037</text:p>
          </table:table-cell>
          <table:table-cell table:formula="of:=0.5*[.S$2]*[.R$2]*[.T$2]*[.L40]^2" office:value-type="float" office:value="9.53928345725412">
            <text:p>9.5393</text:p>
          </table:table-cell>
          <table:table-cell table:number-columns-repeated="3"/>
          <table:table-cell table:formula="of:=9.8*[.V41]" office:value-type="float" office:value="4.267998">
            <text:p>4.2680</text:p>
          </table:table-cell>
          <table:table-cell table:formula="of:=[.V4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1]+[.M$2]" office:value-type="float" office:value="4">
            <text:p>4.0000</text:p>
          </table:table-cell>
          <table:table-cell table:formula="of:=[.L42]*[.M$2]+[.H41]" office:value-type="float" office:value="320.094088301753">
            <text:p>320.0941</text:p>
          </table:table-cell>
          <table:table-cell table:number-columns-repeated="3"/>
          <table:table-cell table:formula="of:=[.P42]*[.M$2]+[.L41]" office:value-type="float" office:value="78.4848746078837">
            <text:p>78.4849</text:p>
          </table:table-cell>
          <table:table-cell/>
          <table:table-cell table:formula="of:=-[.U42]+[.O42]-[.Q42]" office:value-type="float" office:value="-13.1062374604541">
            <text:p>-13.1062</text:p>
          </table:table-cell>
          <table:table-cell/>
          <table:table-cell table:formula="of:=[.N42]/[.V42]" office:value-type="float" office:value="-30.0939988988866">
            <text:p>-30.0940</text:p>
          </table:table-cell>
          <table:table-cell table:formula="of:=0.5*[.S$2]*[.R$2]*[.T$2]*[.L41]^2" office:value-type="float" office:value="8.83823946045412">
            <text:p>8.8382</text:p>
          </table:table-cell>
          <table:table-cell table:number-columns-repeated="3"/>
          <table:table-cell table:formula="of:=9.8*[.V42]" office:value-type="float" office:value="4.267998">
            <text:p>4.2680</text:p>
          </table:table-cell>
          <table:table-cell table:formula="of:=[.V4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2]+[.M$2]" office:value-type="float" office:value="4.1">
            <text:p>4.1000</text:p>
          </table:table-cell>
          <table:table-cell table:formula="of:=[.L43]*[.M$2]+[.H42]" office:value-type="float" office:value="327.65634726556">
            <text:p>327.6563</text:p>
          </table:table-cell>
          <table:table-cell table:number-columns-repeated="3"/>
          <table:table-cell table:formula="of:=[.P43]*[.M$2]+[.L42]" office:value-type="float" office:value="75.6225896380674">
            <text:p>75.6226</text:p>
          </table:table-cell>
          <table:table-cell/>
          <table:table-cell table:formula="of:=-[.U43]+[.O43]-[.Q43]" office:value-type="float" office:value="-12.4655372720467">
            <text:p>-12.4655</text:p>
          </table:table-cell>
          <table:table-cell/>
          <table:table-cell table:formula="of:=[.N43]/[.V43]" office:value-type="float" office:value="-28.6228496981625">
            <text:p>-28.6228</text:p>
          </table:table-cell>
          <table:table-cell table:formula="of:=0.5*[.S$2]*[.R$2]*[.T$2]*[.L42]^2" office:value-type="float" office:value="8.19753927204673">
            <text:p>8.1975</text:p>
          </table:table-cell>
          <table:table-cell table:number-columns-repeated="3"/>
          <table:table-cell table:formula="of:=9.8*[.V43]" office:value-type="float" office:value="4.267998">
            <text:p>4.2680</text:p>
          </table:table-cell>
          <table:table-cell table:formula="of:=[.V4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3]+[.M$2]" office:value-type="float" office:value="4.2">
            <text:p>4.2000</text:p>
          </table:table-cell>
          <table:table-cell table:formula="of:=[.L44]*[.M$2]+[.H43]" office:value-type="float" office:value="334.945856493655">
            <text:p>334.9459</text:p>
          </table:table-cell>
          <table:table-cell table:number-columns-repeated="3"/>
          <table:table-cell table:formula="of:=[.P44]*[.M$2]+[.L43]" office:value-type="float" office:value="72.8950922809492">
            <text:p>72.8951</text:p>
          </table:table-cell>
          <table:table-cell/>
          <table:table-cell table:formula="of:=-[.U44]+[.O44]-[.Q44]" office:value-type="float" office:value="-11.8785237399854">
            <text:p>-11.8785</text:p>
          </table:table-cell>
          <table:table-cell/>
          <table:table-cell table:formula="of:=[.N44]/[.V44]" office:value-type="float" office:value="-27.2749735711819">
            <text:p>-27.2750</text:p>
          </table:table-cell>
          <table:table-cell table:formula="of:=0.5*[.S$2]*[.R$2]*[.T$2]*[.L43]^2" office:value-type="float" office:value="7.61052573998544">
            <text:p>7.6105</text:p>
          </table:table-cell>
          <table:table-cell table:number-columns-repeated="3"/>
          <table:table-cell table:formula="of:=9.8*[.V44]" office:value-type="float" office:value="4.267998">
            <text:p>4.2680</text:p>
          </table:table-cell>
          <table:table-cell table:formula="of:=[.V4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4]+[.M$2]" office:value-type="float" office:value="4.3">
            <text:p>4.3000</text:p>
          </table:table-cell>
          <table:table-cell table:formula="of:=[.L45]*[.M$2]+[.H44]" office:value-type="float" office:value="341.974994141629">
            <text:p>341.9750</text:p>
          </table:table-cell>
          <table:table-cell table:number-columns-repeated="3"/>
          <table:table-cell table:formula="of:=[.P45]*[.M$2]+[.L44]" office:value-type="float" office:value="70.2913764797436">
            <text:p>70.2914</text:p>
          </table:table-cell>
          <table:table-cell/>
          <table:table-cell table:formula="of:=-[.U45]+[.O45]-[.Q45]" office:value-type="float" office:value="-11.3394426858306">
            <text:p>-11.3394</text:p>
          </table:table-cell>
          <table:table-cell/>
          <table:table-cell table:formula="of:=[.N45]/[.V45]" office:value-type="float" office:value="-26.0371580120562">
            <text:p>-26.0372</text:p>
          </table:table-cell>
          <table:table-cell table:formula="of:=0.5*[.S$2]*[.R$2]*[.T$2]*[.L44]^2" office:value-type="float" office:value="7.0714446858306">
            <text:p>7.0714</text:p>
          </table:table-cell>
          <table:table-cell table:number-columns-repeated="3"/>
          <table:table-cell table:formula="of:=9.8*[.V45]" office:value-type="float" office:value="4.267998">
            <text:p>4.2680</text:p>
          </table:table-cell>
          <table:table-cell table:formula="of:=[.V4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5]+[.M$2]" office:value-type="float" office:value="4.4">
            <text:p>4.4000</text:p>
          </table:table-cell>
          <table:table-cell table:formula="of:=[.L46]*[.M$2]+[.H45]" office:value-type="float" office:value="348.755152446037">
            <text:p>348.7552</text:p>
          </table:table-cell>
          <table:table-cell table:number-columns-repeated="3"/>
          <table:table-cell table:formula="of:=[.P46]*[.M$2]+[.L45]" office:value-type="float" office:value="67.8015830440797">
            <text:p>67.8016</text:p>
          </table:table-cell>
          <table:table-cell/>
          <table:table-cell table:formula="of:=-[.U46]+[.O46]-[.Q46]" office:value-type="float" office:value="-10.8432993916596">
            <text:p>-10.8433</text:p>
          </table:table-cell>
          <table:table-cell/>
          <table:table-cell table:formula="of:=[.N46]/[.V46]" office:value-type="float" office:value="-24.8979343566384">
            <text:p>-24.8979</text:p>
          </table:table-cell>
          <table:table-cell table:formula="of:=0.5*[.S$2]*[.R$2]*[.T$2]*[.L45]^2" office:value-type="float" office:value="6.57530139165958">
            <text:p>6.5753</text:p>
          </table:table-cell>
          <table:table-cell table:number-columns-repeated="3"/>
          <table:table-cell table:formula="of:=9.8*[.V46]" office:value-type="float" office:value="4.267998">
            <text:p>4.2680</text:p>
          </table:table-cell>
          <table:table-cell table:formula="of:=[.V4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6]+[.M$2]" office:value-type="float" office:value="4.5">
            <text:p>4.5000</text:p>
          </table:table-cell>
          <table:table-cell table:formula="of:=[.L47]*[.M$2]+[.H46]" office:value-type="float" office:value="355.296837670448">
            <text:p>355.2968</text:p>
          </table:table-cell>
          <table:table-cell table:number-columns-repeated="3"/>
          <table:table-cell table:formula="of:=[.P47]*[.M$2]+[.L46]" office:value-type="float" office:value="65.4168522441114">
            <text:p>65.4169</text:p>
          </table:table-cell>
          <table:table-cell/>
          <table:table-cell table:formula="of:=-[.U47]+[.O47]-[.Q47]" office:value-type="float" office:value="-10.3857411069424">
            <text:p>-10.3857</text:p>
          </table:table-cell>
          <table:table-cell/>
          <table:table-cell table:formula="of:=[.N47]/[.V47]" office:value-type="float" office:value="-23.8473079996839">
            <text:p>-23.8473</text:p>
          </table:table-cell>
          <table:table-cell table:formula="of:=0.5*[.S$2]*[.R$2]*[.T$2]*[.L46]^2" office:value-type="float" office:value="6.11774310694235">
            <text:p>6.1177</text:p>
          </table:table-cell>
          <table:table-cell table:number-columns-repeated="3"/>
          <table:table-cell table:formula="of:=9.8*[.V47]" office:value-type="float" office:value="4.267998">
            <text:p>4.2680</text:p>
          </table:table-cell>
          <table:table-cell table:formula="of:=[.V4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7]+[.M$2]" office:value-type="float" office:value="4.6">
            <text:p>4.6000</text:p>
          </table:table-cell>
          <table:table-cell table:formula="of:=[.L48]*[.M$2]+[.H47]" office:value-type="float" office:value="361.609757532284">
            <text:p>361.6098</text:p>
          </table:table-cell>
          <table:table-cell table:number-columns-repeated="3"/>
          <table:table-cell table:formula="of:=[.P48]*[.M$2]+[.L47]" office:value-type="float" office:value="63.1291986183528">
            <text:p>63.1292</text:p>
          </table:table-cell>
          <table:table-cell/>
          <table:table-cell table:formula="of:=-[.U48]+[.O48]-[.Q48]" office:value-type="float" office:value="-9.96296030554103">
            <text:p>-9.9630</text:p>
          </table:table-cell>
          <table:table-cell/>
          <table:table-cell table:formula="of:=[.N48]/[.V48]" office:value-type="float" office:value="-22.8765362575854">
            <text:p>-22.8765</text:p>
          </table:table-cell>
          <table:table-cell table:formula="of:=0.5*[.S$2]*[.R$2]*[.T$2]*[.L47]^2" office:value-type="float" office:value="5.69496230554103">
            <text:p>5.6950</text:p>
          </table:table-cell>
          <table:table-cell table:number-columns-repeated="3"/>
          <table:table-cell table:formula="of:=9.8*[.V48]" office:value-type="float" office:value="4.267998">
            <text:p>4.2680</text:p>
          </table:table-cell>
          <table:table-cell table:formula="of:=[.V4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8]+[.M$2]" office:value-type="float" office:value="4.7">
            <text:p>4.7000</text:p>
          </table:table-cell>
          <table:table-cell table:formula="of:=[.L49]*[.M$2]+[.H48]" office:value-type="float" office:value="367.702897949401">
            <text:p>367.7029</text:p>
          </table:table-cell>
          <table:table-cell table:number-columns-repeated="3"/>
          <table:table-cell table:formula="of:=[.P49]*[.M$2]+[.L48]" office:value-type="float" office:value="60.9314041711724">
            <text:p>60.9314</text:p>
          </table:table-cell>
          <table:table-cell/>
          <table:table-cell table:formula="of:=-[.U49]+[.O49]-[.Q49]" office:value-type="float" office:value="-9.57161459691555">
            <text:p>-9.5716</text:p>
          </table:table-cell>
          <table:table-cell/>
          <table:table-cell table:formula="of:=[.N49]/[.V49]" office:value-type="float" office:value="-21.9779444718044">
            <text:p>-21.9779</text:p>
          </table:table-cell>
          <table:table-cell table:formula="of:=0.5*[.S$2]*[.R$2]*[.T$2]*[.L48]^2" office:value-type="float" office:value="5.30361659691555">
            <text:p>5.3036</text:p>
          </table:table-cell>
          <table:table-cell table:number-columns-repeated="3"/>
          <table:table-cell table:formula="of:=9.8*[.V49]" office:value-type="float" office:value="4.267998">
            <text:p>4.2680</text:p>
          </table:table-cell>
          <table:table-cell table:formula="of:=[.V4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49]+[.M$2]" office:value-type="float" office:value="4.8">
            <text:p>4.8000</text:p>
          </table:table-cell>
          <table:table-cell table:formula="of:=[.L50]*[.M$2]+[.H49]" office:value-type="float" office:value="373.584590636606">
            <text:p>373.5846</text:p>
          </table:table-cell>
          <table:table-cell table:number-columns-repeated="3"/>
          <table:table-cell table:formula="of:=[.P50]*[.M$2]+[.L49]" office:value-type="float" office:value="58.8169268720503">
            <text:p>58.8169</text:p>
          </table:table-cell>
          <table:table-cell/>
          <table:table-cell table:formula="of:=-[.U50]+[.O50]-[.Q50]" office:value-type="float" office:value="-9.20876008540647">
            <text:p>-9.2088</text:p>
          </table:table-cell>
          <table:table-cell/>
          <table:table-cell table:formula="of:=[.N50]/[.V50]" office:value-type="float" office:value="-21.1447729912206">
            <text:p>-21.1448</text:p>
          </table:table-cell>
          <table:table-cell table:formula="of:=0.5*[.S$2]*[.R$2]*[.T$2]*[.L49]^2" office:value-type="float" office:value="4.94076208540648">
            <text:p>4.9408</text:p>
          </table:table-cell>
          <table:table-cell table:number-columns-repeated="3"/>
          <table:table-cell table:formula="of:=9.8*[.V50]" office:value-type="float" office:value="4.267998">
            <text:p>4.2680</text:p>
          </table:table-cell>
          <table:table-cell table:formula="of:=[.V4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0]+[.M$2]" office:value-type="float" office:value="4.9">
            <text:p>4.9000</text:p>
          </table:table-cell>
          <table:table-cell table:formula="of:=[.L51]*[.M$2]+[.H50]" office:value-type="float" office:value="379.262572831489">
            <text:p>379.2626</text:p>
          </table:table-cell>
          <table:table-cell table:number-columns-repeated="3"/>
          <table:table-cell table:formula="of:=[.P51]*[.M$2]+[.L50]" office:value-type="float" office:value="56.7798219488298">
            <text:p>56.7798</text:p>
          </table:table-cell>
          <table:table-cell/>
          <table:table-cell table:formula="of:=-[.U51]+[.O51]-[.Q51]" office:value-type="float" office:value="-8.87179565111742">
            <text:p>-8.8718</text:p>
          </table:table-cell>
          <table:table-cell/>
          <table:table-cell table:formula="of:=[.N51]/[.V51]" office:value-type="float" office:value="-20.3710492322046">
            <text:p>-20.3710</text:p>
          </table:table-cell>
          <table:table-cell table:formula="of:=0.5*[.S$2]*[.R$2]*[.T$2]*[.L50]^2" office:value-type="float" office:value="4.60379765111742">
            <text:p>4.6038</text:p>
          </table:table-cell>
          <table:table-cell table:number-columns-repeated="3"/>
          <table:table-cell table:formula="of:=9.8*[.V51]" office:value-type="float" office:value="4.267998">
            <text:p>4.2680</text:p>
          </table:table-cell>
          <table:table-cell table:formula="of:=[.V5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1]+[.M$2]" office:value-type="float" office:value="5">
            <text:p>5.0000</text:p>
          </table:table-cell>
          <table:table-cell table:formula="of:=[.L52]*[.M$2]+[.H51]" office:value-type="float" office:value="384.744040224212">
            <text:p>384.7440</text:p>
          </table:table-cell>
          <table:table-cell table:number-columns-repeated="3"/>
          <table:table-cell table:formula="of:=[.P52]*[.M$2]+[.L51]" office:value-type="float" office:value="54.8146739272326">
            <text:p>54.8147</text:p>
          </table:table-cell>
          <table:table-cell/>
          <table:table-cell table:formula="of:=-[.U52]+[.O52]-[.Q52]" office:value-type="float" office:value="-8.55841614885805">
            <text:p>-8.5584</text:p>
          </table:table-cell>
          <table:table-cell/>
          <table:table-cell table:formula="of:=[.N52]/[.V52]" office:value-type="float" office:value="-19.6514802159722">
            <text:p>-19.6515</text:p>
          </table:table-cell>
          <table:table-cell table:formula="of:=0.5*[.S$2]*[.R$2]*[.T$2]*[.L51]^2" office:value-type="float" office:value="4.29041814885805">
            <text:p>4.2904</text:p>
          </table:table-cell>
          <table:table-cell table:number-columns-repeated="3"/>
          <table:table-cell table:formula="of:=9.8*[.V52]" office:value-type="float" office:value="4.267998">
            <text:p>4.2680</text:p>
          </table:table-cell>
          <table:table-cell table:formula="of:=[.V5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2]+[.M$2]" office:value-type="float" office:value="5.1">
            <text:p>5.1000</text:p>
          </table:table-cell>
          <table:table-cell table:formula="of:=[.L53]*[.M$2]+[.H52]" office:value-type="float" office:value="390.035693997805">
            <text:p>390.0357</text:p>
          </table:table-cell>
          <table:table-cell table:number-columns-repeated="3"/>
          <table:table-cell table:formula="of:=[.P53]*[.M$2]+[.L52]" office:value-type="float" office:value="52.9165377359267">
            <text:p>52.9165</text:p>
          </table:table-cell>
          <table:table-cell/>
          <table:table-cell table:formula="of:=-[.U53]+[.O53]-[.Q53]" office:value-type="float" office:value="-8.26657292675636">
            <text:p>-8.2666</text:p>
          </table:table-cell>
          <table:table-cell/>
          <table:table-cell table:formula="of:=[.N53]/[.V53]" office:value-type="float" office:value="-18.9813619130591">
            <text:p>-18.9814</text:p>
          </table:table-cell>
          <table:table-cell table:formula="of:=0.5*[.S$2]*[.R$2]*[.T$2]*[.L52]^2" office:value-type="float" office:value="3.99857492675636">
            <text:p>3.9986</text:p>
          </table:table-cell>
          <table:table-cell table:number-columns-repeated="3"/>
          <table:table-cell table:formula="of:=9.8*[.V53]" office:value-type="float" office:value="4.267998">
            <text:p>4.2680</text:p>
          </table:table-cell>
          <table:table-cell table:formula="of:=[.V5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3]+[.M$2]" office:value-type="float" office:value="5.2">
            <text:p>5.2000</text:p>
          </table:table-cell>
          <table:table-cell table:formula="of:=[.L54]*[.M$2]+[.H53]" office:value-type="float" office:value="395.143782746895">
            <text:p>395.1438</text:p>
          </table:table-cell>
          <table:table-cell table:number-columns-repeated="3"/>
          <table:table-cell table:formula="of:=[.P54]*[.M$2]+[.L53]" office:value-type="float" office:value="51.0808874909044">
            <text:p>51.0809</text:p>
          </table:table-cell>
          <table:table-cell/>
          <table:table-cell table:formula="of:=-[.U54]+[.O54]-[.Q54]" office:value-type="float" office:value="-7.99444038209671">
            <text:p>-7.9944</text:p>
          </table:table-cell>
          <table:table-cell/>
          <table:table-cell table:formula="of:=[.N54]/[.V54]" office:value-type="float" office:value="-18.3565024502232">
            <text:p>-18.3565</text:p>
          </table:table-cell>
          <table:table-cell table:formula="of:=0.5*[.S$2]*[.R$2]*[.T$2]*[.L53]^2" office:value-type="float" office:value="3.72644238209671">
            <text:p>3.7264</text:p>
          </table:table-cell>
          <table:table-cell table:number-columns-repeated="3"/>
          <table:table-cell table:formula="of:=9.8*[.V54]" office:value-type="float" office:value="4.267998">
            <text:p>4.2680</text:p>
          </table:table-cell>
          <table:table-cell table:formula="of:=[.V5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4]+[.M$2]" office:value-type="float" office:value="5.3">
            <text:p>5.3000</text:p>
          </table:table-cell>
          <table:table-cell table:formula="of:=[.L55]*[.M$2]+[.H54]" office:value-type="float" office:value="400.074139927942">
            <text:p>400.0741</text:p>
          </table:table-cell>
          <table:table-cell table:number-columns-repeated="3"/>
          <table:table-cell table:formula="of:=[.P55]*[.M$2]+[.L54]" office:value-type="float" office:value="49.3035718104697">
            <text:p>49.3036</text:p>
          </table:table-cell>
          <table:table-cell/>
          <table:table-cell table:formula="of:=-[.U55]+[.O55]-[.Q55]" office:value-type="float" office:value="-7.7403875198612">
            <text:p>-7.7404</text:p>
          </table:table-cell>
          <table:table-cell/>
          <table:table-cell table:formula="of:=[.N55]/[.V55]" office:value-type="float" office:value="-17.7731568043471">
            <text:p>-17.7732</text:p>
          </table:table-cell>
          <table:table-cell table:formula="of:=0.5*[.S$2]*[.R$2]*[.T$2]*[.L54]^2" office:value-type="float" office:value="3.4723895198612">
            <text:p>3.4724</text:p>
          </table:table-cell>
          <table:table-cell table:number-columns-repeated="3"/>
          <table:table-cell table:formula="of:=9.8*[.V55]" office:value-type="float" office:value="4.267998">
            <text:p>4.2680</text:p>
          </table:table-cell>
          <table:table-cell table:formula="of:=[.V5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5]+[.M$2]" office:value-type="float" office:value="5.4">
            <text:p>5.4000</text:p>
          </table:table-cell>
          <table:table-cell table:formula="of:=[.L56]*[.M$2]+[.H55]" office:value-type="float" office:value="404.832217398417">
            <text:p>404.8322</text:p>
          </table:table-cell>
          <table:table-cell table:number-columns-repeated="3"/>
          <table:table-cell table:formula="of:=[.P56]*[.M$2]+[.L55]" office:value-type="float" office:value="47.5807747047441">
            <text:p>47.5808</text:p>
          </table:table-cell>
          <table:table-cell/>
          <table:table-cell table:formula="of:=-[.U56]+[.O56]-[.Q56]" office:value-type="float" office:value="-7.50295367514568">
            <text:p>-7.5030</text:p>
          </table:table-cell>
          <table:table-cell/>
          <table:table-cell table:formula="of:=[.N56]/[.V56]" office:value-type="float" office:value="-17.2279710572563">
            <text:p>-17.2280</text:p>
          </table:table-cell>
          <table:table-cell table:formula="of:=0.5*[.S$2]*[.R$2]*[.T$2]*[.L55]^2" office:value-type="float" office:value="3.23495567514568">
            <text:p>3.2350</text:p>
          </table:table-cell>
          <table:table-cell table:number-columns-repeated="3"/>
          <table:table-cell table:formula="of:=9.8*[.V56]" office:value-type="float" office:value="4.267998">
            <text:p>4.2680</text:p>
          </table:table-cell>
          <table:table-cell table:formula="of:=[.V5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6]+[.M$2]" office:value-type="float" office:value="5.5">
            <text:p>5.5000</text:p>
          </table:table-cell>
          <table:table-cell table:formula="of:=[.L57]*[.M$2]+[.H56]" office:value-type="float" office:value="409.423115522471">
            <text:p>409.4231</text:p>
          </table:table-cell>
          <table:table-cell table:number-columns-repeated="3"/>
          <table:table-cell table:formula="of:=[.P57]*[.M$2]+[.L56]" office:value-type="float" office:value="45.9089812405391">
            <text:p>45.9090</text:p>
          </table:table-cell>
          <table:table-cell/>
          <table:table-cell table:formula="of:=-[.U57]+[.O57]-[.Q57]" office:value-type="float" office:value="-7.28082771595905">
            <text:p>-7.2808</text:p>
          </table:table-cell>
          <table:table-cell/>
          <table:table-cell table:formula="of:=[.N57]/[.V57]" office:value-type="float" office:value="-16.7179346420497">
            <text:p>-16.7179</text:p>
          </table:table-cell>
          <table:table-cell table:formula="of:=0.5*[.S$2]*[.R$2]*[.T$2]*[.L56]^2" office:value-type="float" office:value="3.01282971595905">
            <text:p>3.0128</text:p>
          </table:table-cell>
          <table:table-cell table:number-columns-repeated="3"/>
          <table:table-cell table:formula="of:=9.8*[.V57]" office:value-type="float" office:value="4.267998">
            <text:p>4.2680</text:p>
          </table:table-cell>
          <table:table-cell table:formula="of:=[.V5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7]+[.M$2]" office:value-type="float" office:value="5.6">
            <text:p>5.6000</text:p>
          </table:table-cell>
          <table:table-cell table:formula="of:=[.L58]*[.M$2]+[.H57]" office:value-type="float" office:value="413.851610253563">
            <text:p>413.8516</text:p>
          </table:table-cell>
          <table:table-cell table:number-columns-repeated="3"/>
          <table:table-cell table:formula="of:=[.P58]*[.M$2]+[.L57]" office:value-type="float" office:value="44.2849473109207">
            <text:p>44.2849</text:p>
          </table:table-cell>
          <table:table-cell/>
          <table:table-cell table:formula="of:=-[.U58]+[.O58]-[.Q58]" office:value-type="float" office:value="-7.07283016688099">
            <text:p>-7.0728</text:p>
          </table:table-cell>
          <table:table-cell/>
          <table:table-cell table:formula="of:=[.N58]/[.V58]" office:value-type="float" office:value="-16.2403392961838">
            <text:p>-16.2403</text:p>
          </table:table-cell>
          <table:table-cell table:formula="of:=0.5*[.S$2]*[.R$2]*[.T$2]*[.L57]^2" office:value-type="float" office:value="2.80483216688099">
            <text:p>2.8048</text:p>
          </table:table-cell>
          <table:table-cell table:number-columns-repeated="3"/>
          <table:table-cell table:formula="of:=9.8*[.V58]" office:value-type="float" office:value="4.267998">
            <text:p>4.2680</text:p>
          </table:table-cell>
          <table:table-cell table:formula="of:=[.V5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8]+[.M$2]" office:value-type="float" office:value="5.7">
            <text:p>5.7000</text:p>
          </table:table-cell>
          <table:table-cell table:formula="of:=[.L59]*[.M$2]+[.H58]" office:value-type="float" office:value="418.122177548006">
            <text:p>418.1222</text:p>
          </table:table-cell>
          <table:table-cell table:number-columns-repeated="3"/>
          <table:table-cell table:formula="of:=[.P59]*[.M$2]+[.L58]" office:value-type="float" office:value="42.7056729444332">
            <text:p>42.7057</text:p>
          </table:table-cell>
          <table:table-cell/>
          <table:table-cell table:formula="of:=-[.U59]+[.O59]-[.Q59]" office:value-type="float" office:value="-6.87789779348983">
            <text:p>-6.8779</text:p>
          </table:table-cell>
          <table:table-cell/>
          <table:table-cell table:formula="of:=[.N59]/[.V59]" office:value-type="float" office:value="-15.7927436648753">
            <text:p>-15.7927</text:p>
          </table:table-cell>
          <table:table-cell table:formula="of:=0.5*[.S$2]*[.R$2]*[.T$2]*[.L58]^2" office:value-type="float" office:value="2.60989979348983">
            <text:p>2.6099</text:p>
          </table:table-cell>
          <table:table-cell table:number-columns-repeated="3"/>
          <table:table-cell table:formula="of:=9.8*[.V59]" office:value-type="float" office:value="4.267998">
            <text:p>4.2680</text:p>
          </table:table-cell>
          <table:table-cell table:formula="of:=[.V5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59]+[.M$2]" office:value-type="float" office:value="5.8">
            <text:p>5.8000</text:p>
          </table:table-cell>
          <table:table-cell table:formula="of:=[.L60]*[.M$2]+[.H59]" office:value-type="float" office:value="422.239015415625">
            <text:p>422.2390</text:p>
          </table:table-cell>
          <table:table-cell table:number-columns-repeated="3"/>
          <table:table-cell table:formula="of:=[.P60]*[.M$2]+[.L59]" office:value-type="float" office:value="41.1683786761904">
            <text:p>41.1684</text:p>
          </table:table-cell>
          <table:table-cell/>
          <table:table-cell table:formula="of:=-[.U60]+[.O60]-[.Q60]" office:value-type="float" office:value="-6.695070267624">
            <text:p>-6.6951</text:p>
          </table:table-cell>
          <table:table-cell/>
          <table:table-cell table:formula="of:=[.N60]/[.V60]" office:value-type="float" office:value="-15.3729426824275">
            <text:p>-15.3729</text:p>
          </table:table-cell>
          <table:table-cell table:formula="of:=0.5*[.S$2]*[.R$2]*[.T$2]*[.L59]^2" office:value-type="float" office:value="2.427072267624">
            <text:p>2.4271</text:p>
          </table:table-cell>
          <table:table-cell table:number-columns-repeated="3"/>
          <table:table-cell table:formula="of:=9.8*[.V60]" office:value-type="float" office:value="4.267998">
            <text:p>4.2680</text:p>
          </table:table-cell>
          <table:table-cell table:formula="of:=[.V5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0]+[.M$2]" office:value-type="float" office:value="5.9">
            <text:p>5.9000</text:p>
          </table:table-cell>
          <table:table-cell table:formula="of:=[.L61]*[.M$2]+[.H60]" office:value-type="float" office:value="426.206063873163">
            <text:p>426.2061</text:p>
          </table:table-cell>
          <table:table-cell table:number-columns-repeated="3"/>
          <table:table-cell table:formula="of:=[.P61]*[.M$2]+[.L60]" office:value-type="float" office:value="39.670484575378">
            <text:p>39.6705</text:p>
          </table:table-cell>
          <table:table-cell/>
          <table:table-cell table:formula="of:=-[.U61]+[.O61]-[.Q61]" office:value-type="float" office:value="-6.52347859844836">
            <text:p>-6.5235</text:p>
          </table:table-cell>
          <table:table-cell/>
          <table:table-cell table:formula="of:=[.N61]/[.V61]" office:value-type="float" office:value="-14.9789410081246">
            <text:p>-14.9789</text:p>
          </table:table-cell>
          <table:table-cell table:formula="of:=0.5*[.S$2]*[.R$2]*[.T$2]*[.L60]^2" office:value-type="float" office:value="2.25548059844836">
            <text:p>2.2555</text:p>
          </table:table-cell>
          <table:table-cell table:number-columns-repeated="3"/>
          <table:table-cell table:formula="of:=9.8*[.V61]" office:value-type="float" office:value="4.267998">
            <text:p>4.2680</text:p>
          </table:table-cell>
          <table:table-cell table:formula="of:=[.V6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1]+[.M$2]" office:value-type="float" office:value="6">
            <text:p>6.0000</text:p>
          </table:table-cell>
          <table:table-cell table:formula="of:=[.L62]*[.M$2]+[.H61]" office:value-type="float" office:value="430.027023031555">
            <text:p>430.0270</text:p>
          </table:table-cell>
          <table:table-cell table:number-columns-repeated="3"/>
          <table:table-cell table:formula="of:=[.P62]*[.M$2]+[.L61]" office:value-type="float" office:value="38.2095915839204">
            <text:p>38.2096</text:p>
          </table:table-cell>
          <table:table-cell/>
          <table:table-cell table:formula="of:=-[.U62]+[.O62]-[.Q62]" office:value-type="float" office:value="-6.36233506709686">
            <text:p>-6.3623</text:p>
          </table:table-cell>
          <table:table-cell/>
          <table:table-cell table:formula="of:=[.N62]/[.V62]" office:value-type="float" office:value="-14.6089299145757">
            <text:p>-14.6089</text:p>
          </table:table-cell>
          <table:table-cell table:formula="of:=0.5*[.S$2]*[.R$2]*[.T$2]*[.L61]^2" office:value-type="float" office:value="2.09433706709686">
            <text:p>2.0943</text:p>
          </table:table-cell>
          <table:table-cell table:number-columns-repeated="3"/>
          <table:table-cell table:formula="of:=9.8*[.V62]" office:value-type="float" office:value="4.267998">
            <text:p>4.2680</text:p>
          </table:table-cell>
          <table:table-cell table:formula="of:=[.V6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2]+[.M$2]" office:value-type="float" office:value="6.09999999999999">
            <text:p>6.1000</text:p>
          </table:table-cell>
          <table:table-cell table:formula="of:=[.L63]*[.M$2]+[.H62]" office:value-type="float" office:value="433.705369518693">
            <text:p>433.7054</text:p>
          </table:table-cell>
          <table:table-cell table:number-columns-repeated="3"/>
          <table:table-cell table:formula="of:=[.P63]*[.M$2]+[.L62]" office:value-type="float" office:value="36.7834648713774">
            <text:p>36.7835</text:p>
          </table:table-cell>
          <table:table-cell/>
          <table:table-cell table:formula="of:=-[.U63]+[.O63]-[.Q63]" office:value-type="float" office:value="-6.21092444579617">
            <text:p>-6.2109</text:p>
          </table:table-cell>
          <table:table-cell/>
          <table:table-cell table:formula="of:=[.N63]/[.V63]" office:value-type="float" office:value="-14.2612671254304">
            <text:p>-14.2613</text:p>
          </table:table-cell>
          <table:table-cell table:formula="of:=0.5*[.S$2]*[.R$2]*[.T$2]*[.L62]^2" office:value-type="float" office:value="1.94292644579618">
            <text:p>1.9429</text:p>
          </table:table-cell>
          <table:table-cell table:number-columns-repeated="3"/>
          <table:table-cell table:formula="of:=9.8*[.V63]" office:value-type="float" office:value="4.267998">
            <text:p>4.2680</text:p>
          </table:table-cell>
          <table:table-cell table:formula="of:=[.V6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3]+[.M$2]" office:value-type="float" office:value="6.19999999999999">
            <text:p>6.2000</text:p>
          </table:table-cell>
          <table:table-cell table:formula="of:=[.L64]*[.M$2]+[.H63]" office:value-type="float" office:value="437.244371414024">
            <text:p>437.2444</text:p>
          </table:table-cell>
          <table:table-cell table:number-columns-repeated="3"/>
          <table:table-cell table:formula="of:=[.P64]*[.M$2]+[.L63]" office:value-type="float" office:value="35.3900189533139">
            <text:p>35.3900</text:p>
          </table:table-cell>
          <table:table-cell/>
          <table:table-cell table:formula="of:=-[.U64]+[.O64]-[.Q64]" office:value-type="float" office:value="-6.06859631775835">
            <text:p>-6.0686</text:p>
          </table:table-cell>
          <table:table-cell/>
          <table:table-cell table:formula="of:=[.N64]/[.V64]" office:value-type="float" office:value="-13.934459180635">
            <text:p>-13.9345</text:p>
          </table:table-cell>
          <table:table-cell table:formula="of:=0.5*[.S$2]*[.R$2]*[.T$2]*[.L63]^2" office:value-type="float" office:value="1.80059831775835">
            <text:p>1.8006</text:p>
          </table:table-cell>
          <table:table-cell table:number-columns-repeated="3"/>
          <table:table-cell table:formula="of:=9.8*[.V64]" office:value-type="float" office:value="4.267998">
            <text:p>4.2680</text:p>
          </table:table-cell>
          <table:table-cell table:formula="of:=[.V6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4]+[.M$2]" office:value-type="float" office:value="6.29999999999999">
            <text:p>6.3000</text:p>
          </table:table-cell>
          <table:table-cell table:formula="of:=[.L65]*[.M$2]+[.H64]" office:value-type="float" office:value="440.647101849612">
            <text:p>440.6471</text:p>
          </table:table-cell>
          <table:table-cell table:number-columns-repeated="3"/>
          <table:table-cell table:formula="of:=[.P65]*[.M$2]+[.L64]" office:value-type="float" office:value="34.0273043558835">
            <text:p>34.0273</text:p>
          </table:table-cell>
          <table:table-cell/>
          <table:table-cell table:formula="of:=-[.U65]+[.O65]-[.Q65]" office:value-type="float" office:value="-5.93475834326897">
            <text:p>-5.9348</text:p>
          </table:table-cell>
          <table:table-cell/>
          <table:table-cell table:formula="of:=[.N65]/[.V65]" office:value-type="float" office:value="-13.6271459743036">
            <text:p>-13.6271</text:p>
          </table:table-cell>
          <table:table-cell table:formula="of:=0.5*[.S$2]*[.R$2]*[.T$2]*[.L64]^2" office:value-type="float" office:value="1.66676034326897">
            <text:p>1.6668</text:p>
          </table:table-cell>
          <table:table-cell table:number-columns-repeated="3"/>
          <table:table-cell table:formula="of:=9.8*[.V65]" office:value-type="float" office:value="4.267998">
            <text:p>4.2680</text:p>
          </table:table-cell>
          <table:table-cell table:formula="of:=[.V6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5]+[.M$2]" office:value-type="float" office:value="6.39999999999999">
            <text:p>6.4000</text:p>
          </table:table-cell>
          <table:table-cell table:formula="of:=[.L66]*[.M$2]+[.H65]" office:value-type="float" office:value="443.916451413545">
            <text:p>443.9165</text:p>
          </table:table-cell>
          <table:table-cell table:number-columns-repeated="3"/>
          <table:table-cell table:formula="of:=[.P66]*[.M$2]+[.L65]" office:value-type="float" office:value="32.6934956393245">
            <text:p>32.6935</text:p>
          </table:table-cell>
          <table:table-cell/>
          <table:table-cell table:formula="of:=-[.U66]+[.O66]-[.Q66]" office:value-type="float" office:value="-5.80887034148612">
            <text:p>-5.8089</text:p>
          </table:table-cell>
          <table:table-cell/>
          <table:table-cell table:formula="of:=[.N66]/[.V66]" office:value-type="float" office:value="-13.3380871655901">
            <text:p>-13.3381</text:p>
          </table:table-cell>
          <table:table-cell table:formula="of:=0.5*[.S$2]*[.R$2]*[.T$2]*[.L65]^2" office:value-type="float" office:value="1.54087234148612">
            <text:p>1.5409</text:p>
          </table:table-cell>
          <table:table-cell table:number-columns-repeated="3"/>
          <table:table-cell table:formula="of:=9.8*[.V66]" office:value-type="float" office:value="4.267998">
            <text:p>4.2680</text:p>
          </table:table-cell>
          <table:table-cell table:formula="of:=[.V6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6]+[.M$2]" office:value-type="float" office:value="6.49999999999999">
            <text:p>6.5000</text:p>
          </table:table-cell>
          <table:table-cell table:formula="of:=[.L67]*[.M$2]+[.H66]" office:value-type="float" office:value="447.055139475389">
            <text:p>447.0551</text:p>
          </table:table-cell>
          <table:table-cell table:number-columns-repeated="3"/>
          <table:table-cell table:formula="of:=[.P67]*[.M$2]+[.L66]" office:value-type="float" office:value="31.3868806184407">
            <text:p>31.3869</text:p>
          </table:table-cell>
          <table:table-cell/>
          <table:table-cell table:formula="of:=-[.U67]+[.O67]-[.Q67]" office:value-type="float" office:value="-5.69043907745087">
            <text:p>-5.6904</text:p>
          </table:table-cell>
          <table:table-cell/>
          <table:table-cell table:formula="of:=[.N67]/[.V67]" office:value-type="float" office:value="-13.0661502088376">
            <text:p>-13.0662</text:p>
          </table:table-cell>
          <table:table-cell table:formula="of:=0.5*[.S$2]*[.R$2]*[.T$2]*[.L66]^2" office:value-type="float" office:value="1.42244107745088">
            <text:p>1.4224</text:p>
          </table:table-cell>
          <table:table-cell table:number-columns-repeated="3"/>
          <table:table-cell table:formula="of:=9.8*[.V67]" office:value-type="float" office:value="4.267998">
            <text:p>4.2680</text:p>
          </table:table-cell>
          <table:table-cell table:formula="of:=[.V6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7]+[.M$2]" office:value-type="float" office:value="6.59999999999999">
            <text:p>6.6000</text:p>
          </table:table-cell>
          <table:table-cell table:formula="of:=[.L68]*[.M$2]+[.H67]" office:value-type="float" office:value="450.065724539358">
            <text:p>450.0657</text:p>
          </table:table-cell>
          <table:table-cell table:number-columns-repeated="3"/>
          <table:table-cell table:formula="of:=[.P68]*[.M$2]+[.L67]" office:value-type="float" office:value="30.1058506396915">
            <text:p>30.1059</text:p>
          </table:table-cell>
          <table:table-cell/>
          <table:table-cell table:formula="of:=-[.U68]+[.O68]-[.Q68]" office:value-type="float" office:value="-5.57901366045075">
            <text:p>-5.5790</text:p>
          </table:table-cell>
          <table:table-cell/>
          <table:table-cell table:formula="of:=[.N68]/[.V68]" office:value-type="float" office:value="-12.8102997874922">
            <text:p>-12.8103</text:p>
          </table:table-cell>
          <table:table-cell table:formula="of:=0.5*[.S$2]*[.R$2]*[.T$2]*[.L67]^2" office:value-type="float" office:value="1.31101566045075">
            <text:p>1.3110</text:p>
          </table:table-cell>
          <table:table-cell table:number-columns-repeated="3"/>
          <table:table-cell table:formula="of:=9.8*[.V68]" office:value-type="float" office:value="4.267998">
            <text:p>4.2680</text:p>
          </table:table-cell>
          <table:table-cell table:formula="of:=[.V6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8]+[.M$2]" office:value-type="float" office:value="6.69999999999999">
            <text:p>6.7000</text:p>
          </table:table-cell>
          <table:table-cell table:formula="of:=[.L69]*[.M$2]+[.H68]" office:value-type="float" office:value="452.950613718645">
            <text:p>452.9506</text:p>
          </table:table-cell>
          <table:table-cell table:number-columns-repeated="3"/>
          <table:table-cell table:formula="of:=[.P69]*[.M$2]+[.L68]" office:value-type="float" office:value="28.848891792873">
            <text:p>28.8489</text:p>
          </table:table-cell>
          <table:table-cell/>
          <table:table-cell table:formula="of:=-[.U69]+[.O69]-[.Q69]" office:value-type="float" office:value="-5.4741814737792">
            <text:p>-5.4742</text:p>
          </table:table-cell>
          <table:table-cell/>
          <table:table-cell table:formula="of:=[.N69]/[.V69]" office:value-type="float" office:value="-12.5695884681849">
            <text:p>-12.5696</text:p>
          </table:table-cell>
          <table:table-cell table:formula="of:=0.5*[.S$2]*[.R$2]*[.T$2]*[.L68]^2" office:value-type="float" office:value="1.2061834737792">
            <text:p>1.2062</text:p>
          </table:table-cell>
          <table:table-cell table:number-columns-repeated="3"/>
          <table:table-cell table:formula="of:=9.8*[.V69]" office:value-type="float" office:value="4.267998">
            <text:p>4.2680</text:p>
          </table:table-cell>
          <table:table-cell table:formula="of:=[.V6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69]+[.M$2]" office:value-type="float" office:value="6.79999999999999">
            <text:p>6.8000</text:p>
          </table:table-cell>
          <table:table-cell table:formula="of:=[.L70]*[.M$2]+[.H69]" office:value-type="float" office:value="455.712071413751">
            <text:p>455.7121</text:p>
          </table:table-cell>
          <table:table-cell table:number-columns-repeated="3"/>
          <table:table-cell table:formula="of:=[.P70]*[.M$2]+[.L69]" office:value-type="float" office:value="27.6145769510584">
            <text:p>27.6146</text:p>
          </table:table-cell>
          <table:table-cell/>
          <table:table-cell table:formula="of:=-[.U70]+[.O70]-[.Q70]" office:value-type="float" office:value="-5.37556456758682">
            <text:p>-5.3756</text:p>
          </table:table-cell>
          <table:table-cell/>
          <table:table-cell table:formula="of:=[.N70]/[.V70]" office:value-type="float" office:value="-12.3431484181461">
            <text:p>-12.3431</text:p>
          </table:table-cell>
          <table:table-cell table:formula="of:=0.5*[.S$2]*[.R$2]*[.T$2]*[.L69]^2" office:value-type="float" office:value="1.10756656758682">
            <text:p>1.1076</text:p>
          </table:table-cell>
          <table:table-cell table:number-columns-repeated="3"/>
          <table:table-cell table:formula="of:=9.8*[.V70]" office:value-type="float" office:value="4.267998">
            <text:p>4.2680</text:p>
          </table:table-cell>
          <table:table-cell table:formula="of:=[.V6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0]+[.M$2]" office:value-type="float" office:value="6.89999999999999">
            <text:p>6.9000</text:p>
          </table:table-cell>
          <table:table-cell table:formula="of:=[.L71]*[.M$2]+[.H70]" office:value-type="float" office:value="458.352227268341">
            <text:p>458.3522</text:p>
          </table:table-cell>
          <table:table-cell table:number-columns-repeated="3"/>
          <table:table-cell table:formula="of:=[.P71]*[.M$2]+[.L70]" office:value-type="float" office:value="26.4015585458973">
            <text:p>26.4016</text:p>
          </table:table-cell>
          <table:table-cell/>
          <table:table-cell table:formula="of:=-[.U71]+[.O71]-[.Q71]" office:value-type="float" office:value="-5.28281645631721">
            <text:p>-5.2828</text:p>
          </table:table-cell>
          <table:table-cell/>
          <table:table-cell table:formula="of:=[.N71]/[.V71]" office:value-type="float" office:value="-12.1301840516112">
            <text:p>-12.1302</text:p>
          </table:table-cell>
          <table:table-cell table:formula="of:=0.5*[.S$2]*[.R$2]*[.T$2]*[.L70]^2" office:value-type="float" office:value="1.01481845631721">
            <text:p>1.0148</text:p>
          </table:table-cell>
          <table:table-cell table:number-columns-repeated="3"/>
          <table:table-cell table:formula="of:=9.8*[.V71]" office:value-type="float" office:value="4.267998">
            <text:p>4.2680</text:p>
          </table:table-cell>
          <table:table-cell table:formula="of:=[.V7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1]+[.M$2]" office:value-type="float" office:value="6.99999999999999">
            <text:p>7.0000</text:p>
          </table:table-cell>
          <table:table-cell table:formula="of:=[.L72]*[.M$2]+[.H71]" office:value-type="float" office:value="460.873083468032">
            <text:p>460.8731</text:p>
          </table:table-cell>
          <table:table-cell table:number-columns-repeated="3"/>
          <table:table-cell table:formula="of:=[.P72]*[.M$2]+[.L71]" office:value-type="float" office:value="25.2085619969124">
            <text:p>25.2086</text:p>
          </table:table-cell>
          <table:table-cell/>
          <table:table-cell table:formula="of:=-[.U72]+[.O72]-[.Q72]" office:value-type="float" office:value="-5.19561927048407">
            <text:p>-5.1956</text:p>
          </table:table-cell>
          <table:table-cell/>
          <table:table-cell table:formula="of:=[.N72]/[.V72]" office:value-type="float" office:value="-11.9299654898488">
            <text:p>-11.9300</text:p>
          </table:table-cell>
          <table:table-cell table:formula="of:=0.5*[.S$2]*[.R$2]*[.T$2]*[.L71]^2" office:value-type="float" office:value="0.927621270484069">
            <text:p>0.9276</text:p>
          </table:table-cell>
          <table:table-cell table:number-columns-repeated="3"/>
          <table:table-cell table:formula="of:=9.8*[.V72]" office:value-type="float" office:value="4.267998">
            <text:p>4.2680</text:p>
          </table:table-cell>
          <table:table-cell table:formula="of:=[.V7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2]+[.M$2]" office:value-type="float" office:value="7.09999999999999">
            <text:p>7.1000</text:p>
          </table:table-cell>
          <table:table-cell table:formula="of:=[.L73]*[.M$2]+[.H72]" office:value-type="float" office:value="463.276521440368">
            <text:p>463.2765</text:p>
          </table:table-cell>
          <table:table-cell table:number-columns-repeated="3"/>
          <table:table-cell table:formula="of:=[.P73]*[.M$2]+[.L72]" office:value-type="float" office:value="24.0343797233627">
            <text:p>24.0344</text:p>
          </table:table-cell>
          <table:table-cell/>
          <table:table-cell table:formula="of:=-[.U73]+[.O73]-[.Q73]" office:value-type="float" office:value="-5.11368121953626">
            <text:p>-5.1137</text:p>
          </table:table-cell>
          <table:table-cell/>
          <table:table-cell table:formula="of:=[.N73]/[.V73]" office:value-type="float" office:value="-11.7418227354969">
            <text:p>-11.7418</text:p>
          </table:table-cell>
          <table:table-cell table:formula="of:=0.5*[.S$2]*[.R$2]*[.T$2]*[.L72]^2" office:value-type="float" office:value="0.845683219536264">
            <text:p>0.8457</text:p>
          </table:table-cell>
          <table:table-cell table:number-columns-repeated="3"/>
          <table:table-cell table:formula="of:=9.8*[.V73]" office:value-type="float" office:value="4.267998">
            <text:p>4.2680</text:p>
          </table:table-cell>
          <table:table-cell table:formula="of:=[.V7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3]+[.M$2]" office:value-type="float" office:value="7.19999999999999">
            <text:p>7.2000</text:p>
          </table:table-cell>
          <table:table-cell table:formula="of:=[.L74]*[.M$2]+[.H73]" office:value-type="float" office:value="465.56430800795">
            <text:p>465.5643</text:p>
          </table:table-cell>
          <table:table-cell table:number-columns-repeated="3"/>
          <table:table-cell table:formula="of:=[.P74]*[.M$2]+[.L73]" office:value-type="float" office:value="22.8778656758121">
            <text:p>22.8779</text:p>
          </table:table-cell>
          <table:table-cell/>
          <table:table-cell table:formula="of:=-[.U74]+[.O74]-[.Q74]" office:value-type="float" office:value="-5.03673432848759">
            <text:p>-5.0367</text:p>
          </table:table-cell>
          <table:table-cell/>
          <table:table-cell table:formula="of:=[.N74]/[.V74]" office:value-type="float" office:value="-11.565140475506">
            <text:p>-11.5651</text:p>
          </table:table-cell>
          <table:table-cell table:formula="of:=0.5*[.S$2]*[.R$2]*[.T$2]*[.L73]^2" office:value-type="float" office:value="0.768736328487596">
            <text:p>0.7687</text:p>
          </table:table-cell>
          <table:table-cell table:number-columns-repeated="3"/>
          <table:table-cell table:formula="of:=9.8*[.V74]" office:value-type="float" office:value="4.267998">
            <text:p>4.2680</text:p>
          </table:table-cell>
          <table:table-cell table:formula="of:=[.V7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4]+[.M$2]" office:value-type="float" office:value="7.29999999999999">
            <text:p>7.3000</text:p>
          </table:table-cell>
          <table:table-cell table:formula="of:=[.L75]*[.M$2]+[.H74]" office:value-type="float" office:value="467.738101041145">
            <text:p>467.7381</text:p>
          </table:table-cell>
          <table:table-cell table:number-columns-repeated="3"/>
          <table:table-cell table:formula="of:=[.P75]*[.M$2]+[.L74]" office:value-type="float" office:value="21.7379303319547">
            <text:p>21.7379</text:p>
          </table:table-cell>
          <table:table-cell/>
          <table:table-cell table:formula="of:=-[.U75]+[.O75]-[.Q75]" office:value-type="float" office:value="-4.9645324160336">
            <text:p>-4.9645</text:p>
          </table:table-cell>
          <table:table-cell/>
          <table:table-cell table:formula="of:=[.N75]/[.V75]" office:value-type="float" office:value="-11.3993534385746">
            <text:p>-11.3994</text:p>
          </table:table-cell>
          <table:table-cell table:formula="of:=0.5*[.S$2]*[.R$2]*[.T$2]*[.L74]^2" office:value-type="float" office:value="0.696534416033606">
            <text:p>0.6965</text:p>
          </table:table-cell>
          <table:table-cell table:number-columns-repeated="3"/>
          <table:table-cell table:formula="of:=9.8*[.V75]" office:value-type="float" office:value="4.267998">
            <text:p>4.2680</text:p>
          </table:table-cell>
          <table:table-cell table:formula="of:=[.V7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5]+[.M$2]" office:value-type="float" office:value="7.39999999999999">
            <text:p>7.4000</text:p>
          </table:table-cell>
          <table:table-cell table:formula="of:=[.L76]*[.M$2]+[.H75]" office:value-type="float" office:value="469.799454651912">
            <text:p>469.7995</text:p>
          </table:table-cell>
          <table:table-cell table:number-columns-repeated="3"/>
          <table:table-cell table:formula="of:=[.P76]*[.M$2]+[.L75]" office:value-type="float" office:value="20.6135361076701">
            <text:p>20.6135</text:p>
          </table:table-cell>
          <table:table-cell/>
          <table:table-cell table:formula="of:=-[.U76]+[.O76]-[.Q76]" office:value-type="float" office:value="-4.89684928618153">
            <text:p>-4.8968</text:p>
          </table:table-cell>
          <table:table-cell/>
          <table:table-cell table:formula="of:=[.N76]/[.V76]" office:value-type="float" office:value="-11.2439422428452">
            <text:p>-11.2439</text:p>
          </table:table-cell>
          <table:table-cell table:formula="of:=0.5*[.S$2]*[.R$2]*[.T$2]*[.L75]^2" office:value-type="float" office:value="0.628851286181534">
            <text:p>0.6289</text:p>
          </table:table-cell>
          <table:table-cell table:number-columns-repeated="3"/>
          <table:table-cell table:formula="of:=9.8*[.V76]" office:value-type="float" office:value="4.267998">
            <text:p>4.2680</text:p>
          </table:table-cell>
          <table:table-cell table:formula="of:=[.V7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6]+[.M$2]" office:value-type="float" office:value="7.49999999999999">
            <text:p>7.5000</text:p>
          </table:table-cell>
          <table:table-cell table:formula="of:=[.L77]*[.M$2]+[.H76]" office:value-type="float" office:value="471.749823965898">
            <text:p>471.7498</text:p>
          </table:table-cell>
          <table:table-cell table:number-columns-repeated="3"/>
          <table:table-cell table:formula="of:=[.P77]*[.M$2]+[.L76]" office:value-type="float" office:value="19.503693139862">
            <text:p>19.5037</text:p>
          </table:table-cell>
          <table:table-cell/>
          <table:table-cell table:formula="of:=-[.U77]+[.O77]-[.Q77]" office:value-type="float" office:value="-4.83347710910143">
            <text:p>-4.8335</text:p>
          </table:table-cell>
          <table:table-cell/>
          <table:table-cell table:formula="of:=[.N77]/[.V77]" office:value-type="float" office:value="-11.0984296780819">
            <text:p>-11.0984</text:p>
          </table:table-cell>
          <table:table-cell table:formula="of:=0.5*[.S$2]*[.R$2]*[.T$2]*[.L76]^2" office:value-type="float" office:value="0.565479109101428">
            <text:p>0.5655</text:p>
          </table:table-cell>
          <table:table-cell table:number-columns-repeated="3"/>
          <table:table-cell table:formula="of:=9.8*[.V77]" office:value-type="float" office:value="4.267998">
            <text:p>4.2680</text:p>
          </table:table-cell>
          <table:table-cell table:formula="of:=[.V7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7]+[.M$2]" office:value-type="float" office:value="7.59999999999999">
            <text:p>7.6000</text:p>
          </table:table-cell>
          <table:table-cell table:formula="of:=[.L78]*[.M$2]+[.H77]" office:value-type="float" office:value="473.590569506146">
            <text:p>473.5906</text:p>
          </table:table-cell>
          <table:table-cell table:number-columns-repeated="3"/>
          <table:table-cell table:formula="of:=[.P78]*[.M$2]+[.L77]" office:value-type="float" office:value="18.4074554024819">
            <text:p>18.4075</text:p>
          </table:table-cell>
          <table:table-cell/>
          <table:table-cell table:formula="of:=-[.U78]+[.O78]-[.Q78]" office:value-type="float" office:value="-4.77422497006409">
            <text:p>-4.7742</text:p>
          </table:table-cell>
          <table:table-cell/>
          <table:table-cell table:formula="of:=[.N78]/[.V78]" office:value-type="float" office:value="-10.962377373801">
            <text:p>-10.9624</text:p>
          </table:table-cell>
          <table:table-cell table:formula="of:=0.5*[.S$2]*[.R$2]*[.T$2]*[.L77]^2" office:value-type="float" office:value="0.506226970064087">
            <text:p>0.5062</text:p>
          </table:table-cell>
          <table:table-cell table:number-columns-repeated="3"/>
          <table:table-cell table:formula="of:=9.8*[.V78]" office:value-type="float" office:value="4.267998">
            <text:p>4.2680</text:p>
          </table:table-cell>
          <table:table-cell table:formula="of:=[.V7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8]+[.M$2]" office:value-type="float" office:value="7.69999999999999">
            <text:p>7.7000</text:p>
          </table:table-cell>
          <table:table-cell table:formula="of:=[.L79]*[.M$2]+[.H78]" office:value-type="float" office:value="475.322961218284">
            <text:p>475.3230</text:p>
          </table:table-cell>
          <table:table-cell table:number-columns-repeated="3"/>
          <table:table-cell table:formula="of:=[.P79]*[.M$2]+[.L78]" office:value-type="float" office:value="17.3239171213753">
            <text:p>17.3239</text:p>
          </table:table-cell>
          <table:table-cell/>
          <table:table-cell table:formula="of:=-[.U79]+[.O79]-[.Q79]" office:value-type="float" office:value="-4.71891756804696">
            <text:p>-4.7189</text:p>
          </table:table-cell>
          <table:table-cell/>
          <table:table-cell table:formula="of:=[.N79]/[.V79]" office:value-type="float" office:value="-10.8353828110651">
            <text:p>-10.8354</text:p>
          </table:table-cell>
          <table:table-cell table:formula="of:=0.5*[.S$2]*[.R$2]*[.T$2]*[.L78]^2" office:value-type="float" office:value="0.450919568046958">
            <text:p>0.4509</text:p>
          </table:table-cell>
          <table:table-cell table:number-columns-repeated="3"/>
          <table:table-cell table:formula="of:=9.8*[.V79]" office:value-type="float" office:value="4.267998">
            <text:p>4.2680</text:p>
          </table:table-cell>
          <table:table-cell table:formula="of:=[.V7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79]+[.M$2]" office:value-type="float" office:value="7.79999999999999">
            <text:p>7.8000</text:p>
          </table:table-cell>
          <table:table-cell table:formula="of:=[.L80]*[.M$2]+[.H79]" office:value-type="float" office:value="476.948182164011">
            <text:p>476.9482</text:p>
          </table:table-cell>
          <table:table-cell table:number-columns-repeated="3"/>
          <table:table-cell table:formula="of:=[.P80]*[.M$2]+[.L79]" office:value-type="float" office:value="16.2522094572734">
            <text:p>16.2522</text:p>
          </table:table-cell>
          <table:table-cell/>
          <table:table-cell table:formula="of:=-[.U80]+[.O80]-[.Q80]" office:value-type="float" office:value="-4.66739404793026">
            <text:p>-4.6674</text:p>
          </table:table-cell>
          <table:table-cell/>
          <table:table-cell table:formula="of:=[.N80]/[.V80]" office:value-type="float" office:value="-10.7170766410192">
            <text:p>-10.7171</text:p>
          </table:table-cell>
          <table:table-cell table:formula="of:=0.5*[.S$2]*[.R$2]*[.T$2]*[.L79]^2" office:value-type="float" office:value="0.399396047930266">
            <text:p>0.3994</text:p>
          </table:table-cell>
          <table:table-cell table:number-columns-repeated="3"/>
          <table:table-cell table:formula="of:=9.8*[.V80]" office:value-type="float" office:value="4.267998">
            <text:p>4.2680</text:p>
          </table:table-cell>
          <table:table-cell table:formula="of:=[.V7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0]+[.M$2]" office:value-type="float" office:value="7.89999999999999">
            <text:p>7.9000</text:p>
          </table:table-cell>
          <table:table-cell table:formula="of:=[.L81]*[.M$2]+[.H80]" office:value-type="float" office:value="478.46733190696">
            <text:p>478.4673</text:p>
          </table:table-cell>
          <table:table-cell table:number-columns-repeated="3"/>
          <table:table-cell table:formula="of:=[.P81]*[.M$2]+[.L80]" office:value-type="float" office:value="15.1914974294832">
            <text:p>15.1915</text:p>
          </table:table-cell>
          <table:table-cell/>
          <table:table-cell table:formula="of:=-[.U81]+[.O81]-[.Q81]" office:value-type="float" office:value="-4.61950695222943">
            <text:p>-4.6195</text:p>
          </table:table-cell>
          <table:table-cell/>
          <table:table-cell table:formula="of:=[.N81]/[.V81]" office:value-type="float" office:value="-10.6071202779028">
            <text:p>-10.6071</text:p>
          </table:table-cell>
          <table:table-cell table:formula="of:=0.5*[.S$2]*[.R$2]*[.T$2]*[.L80]^2" office:value-type="float" office:value="0.35150895222943">
            <text:p>0.3515</text:p>
          </table:table-cell>
          <table:table-cell table:number-columns-repeated="3"/>
          <table:table-cell table:formula="of:=9.8*[.V81]" office:value-type="float" office:value="4.267998">
            <text:p>4.2680</text:p>
          </table:table-cell>
          <table:table-cell table:formula="of:=[.V8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1]+[.M$2]" office:value-type="float" office:value="7.99999999999999">
            <text:p>8.0000</text:p>
          </table:table-cell>
          <table:table-cell table:formula="of:=[.L82]*[.M$2]+[.H81]" office:value-type="float" office:value="479.881429612525">
            <text:p>479.8814</text:p>
          </table:table-cell>
          <table:table-cell table:number-columns-repeated="3"/>
          <table:table-cell table:formula="of:=[.P82]*[.M$2]+[.L81]" office:value-type="float" office:value="14.1409770556539">
            <text:p>14.1410</text:p>
          </table:table-cell>
          <table:table-cell/>
          <table:table-cell table:formula="of:=-[.U82]+[.O82]-[.Q82]" office:value-type="float" office:value="-4.57512128006383">
            <text:p>-4.5751</text:p>
          </table:table-cell>
          <table:table-cell/>
          <table:table-cell table:formula="of:=[.N82]/[.V82]" office:value-type="float" office:value="-10.5052037382927">
            <text:p>-10.5052</text:p>
          </table:table-cell>
          <table:table-cell table:formula="of:=0.5*[.S$2]*[.R$2]*[.T$2]*[.L81]^2" office:value-type="float" office:value="0.307123280063833">
            <text:p>0.3071</text:p>
          </table:table-cell>
          <table:table-cell table:number-columns-repeated="3"/>
          <table:table-cell table:formula="of:=9.8*[.V82]" office:value-type="float" office:value="4.267998">
            <text:p>4.2680</text:p>
          </table:table-cell>
          <table:table-cell table:formula="of:=[.V8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2]+[.M$2]" office:value-type="float" office:value="8.09999999999999">
            <text:p>8.1000</text:p>
          </table:table-cell>
          <table:table-cell table:formula="of:=[.L83]*[.M$2]+[.H82]" office:value-type="float" office:value="481.191416881072">
            <text:p>481.1914</text:p>
          </table:table-cell>
          <table:table-cell table:number-columns-repeated="3"/>
          <table:table-cell table:formula="of:=[.P83]*[.M$2]+[.L82]" office:value-type="float" office:value="13.0998726854704">
            <text:p>13.0999</text:p>
          </table:table-cell>
          <table:table-cell/>
          <table:table-cell table:formula="of:=-[.U83]+[.O83]-[.Q83]" office:value-type="float" office:value="-4.53411364258629">
            <text:p>-4.5341</text:p>
          </table:table-cell>
          <table:table-cell/>
          <table:table-cell table:formula="of:=[.N83]/[.V83]" office:value-type="float" office:value="-10.4110437018353">
            <text:p>-10.4110</text:p>
          </table:table-cell>
          <table:table-cell table:formula="of:=0.5*[.S$2]*[.R$2]*[.T$2]*[.L82]^2" office:value-type="float" office:value="0.266115642586295">
            <text:p>0.2661</text:p>
          </table:table-cell>
          <table:table-cell table:number-columns-repeated="3"/>
          <table:table-cell table:formula="of:=9.8*[.V83]" office:value-type="float" office:value="4.267998">
            <text:p>4.2680</text:p>
          </table:table-cell>
          <table:table-cell table:formula="of:=[.V8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3]+[.M$2]" office:value-type="float" office:value="8.19999999999999">
            <text:p>8.2000</text:p>
          </table:table-cell>
          <table:table-cell table:formula="of:=[.L84]*[.M$2]+[.H83]" office:value-type="float" office:value="482.398160331901">
            <text:p>482.3982</text:p>
          </table:table-cell>
          <table:table-cell table:number-columns-repeated="3"/>
          <table:table-cell table:formula="of:=[.P84]*[.M$2]+[.L83]" office:value-type="float" office:value="12.0674345082928">
            <text:p>12.0674</text:p>
          </table:table-cell>
          <table:table-cell/>
          <table:table-cell table:formula="of:=-[.U84]+[.O84]-[.Q84]" office:value-type="float" office:value="-4.49637150542597">
            <text:p>-4.4964</text:p>
          </table:table-cell>
          <table:table-cell/>
          <table:table-cell table:formula="of:=[.N84]/[.V84]" office:value-type="float" office:value="-10.3243817717755">
            <text:p>-10.3244</text:p>
          </table:table-cell>
          <table:table-cell table:formula="of:=0.5*[.S$2]*[.R$2]*[.T$2]*[.L83]^2" office:value-type="float" office:value="0.228373505425967">
            <text:p>0.2284</text:p>
          </table:table-cell>
          <table:table-cell table:number-columns-repeated="3"/>
          <table:table-cell table:formula="of:=9.8*[.V84]" office:value-type="float" office:value="4.267998">
            <text:p>4.2680</text:p>
          </table:table-cell>
          <table:table-cell table:formula="of:=[.V8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4]+[.M$2]" office:value-type="float" office:value="8.29999999999999">
            <text:p>8.3000</text:p>
          </table:table-cell>
          <table:table-cell table:formula="of:=[.L85]*[.M$2]+[.H84]" office:value-type="float" office:value="483.502453953568">
            <text:p>483.5025</text:p>
          </table:table-cell>
          <table:table-cell table:number-columns-repeated="3"/>
          <table:table-cell table:formula="of:=[.P85]*[.M$2]+[.L84]" office:value-type="float" office:value="11.0429362166673">
            <text:p>11.0429</text:p>
          </table:table-cell>
          <table:table-cell/>
          <table:table-cell table:formula="of:=-[.U85]+[.O85]-[.Q85]" office:value-type="float" office:value="-4.4617925098582">
            <text:p>-4.4618</text:p>
          </table:table-cell>
          <table:table-cell/>
          <table:table-cell table:formula="of:=[.N85]/[.V85]" office:value-type="float" office:value="-10.244982916255">
            <text:p>-10.2450</text:p>
          </table:table-cell>
          <table:table-cell table:formula="of:=0.5*[.S$2]*[.R$2]*[.T$2]*[.L84]^2" office:value-type="float" office:value="0.193794509858206">
            <text:p>0.1938</text:p>
          </table:table-cell>
          <table:table-cell table:number-columns-repeated="3"/>
          <table:table-cell table:formula="of:=9.8*[.V85]" office:value-type="float" office:value="4.267998">
            <text:p>4.2680</text:p>
          </table:table-cell>
          <table:table-cell table:formula="of:=[.V8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5]+[.M$2]" office:value-type="float" office:value="8.39999999999999">
            <text:p>8.4000</text:p>
          </table:table-cell>
          <table:table-cell table:formula="of:=[.L86]*[.M$2]+[.H85]" office:value-type="float" office:value="484.505021234498">
            <text:p>484.5050</text:p>
          </table:table-cell>
          <table:table-cell table:number-columns-repeated="3"/>
          <table:table-cell table:formula="of:=[.P86]*[.M$2]+[.L85]" office:value-type="float" office:value="10.0256728092983">
            <text:p>10.0257</text:p>
          </table:table-cell>
          <table:table-cell/>
          <table:table-cell table:formula="of:=-[.U86]+[.O86]-[.Q86]" office:value-type="float" office:value="-4.43028386543263">
            <text:p>-4.4303</text:p>
          </table:table-cell>
          <table:table-cell/>
          <table:table-cell table:formula="of:=[.N86]/[.V86]" office:value-type="float" office:value="-10.1726340736898">
            <text:p>-10.1726</text:p>
          </table:table-cell>
          <table:table-cell table:formula="of:=0.5*[.S$2]*[.R$2]*[.T$2]*[.L85]^2" office:value-type="float" office:value="0.162285865432636">
            <text:p>0.1623</text:p>
          </table:table-cell>
          <table:table-cell table:number-columns-repeated="3"/>
          <table:table-cell table:formula="of:=9.8*[.V86]" office:value-type="float" office:value="4.267998">
            <text:p>4.2680</text:p>
          </table:table-cell>
          <table:table-cell table:formula="of:=[.V8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6]+[.M$2]" office:value-type="float" office:value="8.49999999999999">
            <text:p>8.5000</text:p>
          </table:table-cell>
          <table:table-cell table:formula="of:=[.L87]*[.M$2]+[.H86]" office:value-type="float" office:value="485.406517086352">
            <text:p>485.4065</text:p>
          </table:table-cell>
          <table:table-cell table:number-columns-repeated="3"/>
          <table:table-cell table:formula="of:=[.P87]*[.M$2]+[.L86]" office:value-type="float" office:value="9.0149585185391">
            <text:p>9.0150</text:p>
          </table:table-cell>
          <table:table-cell/>
          <table:table-cell table:formula="of:=-[.U87]+[.O87]-[.Q87]" office:value-type="float" office:value="-4.4017618076855">
            <text:p>-4.4018</text:p>
          </table:table-cell>
          <table:table-cell/>
          <table:table-cell table:formula="of:=[.N87]/[.V87]" office:value-type="float" office:value="-10.1071429075922">
            <text:p>-10.1071</text:p>
          </table:table-cell>
          <table:table-cell table:formula="of:=0.5*[.S$2]*[.R$2]*[.T$2]*[.L86]^2" office:value-type="float" office:value="0.133763807685499">
            <text:p>0.1338</text:p>
          </table:table-cell>
          <table:table-cell table:number-columns-repeated="3"/>
          <table:table-cell table:formula="of:=9.8*[.V87]" office:value-type="float" office:value="4.267998">
            <text:p>4.2680</text:p>
          </table:table-cell>
          <table:table-cell table:formula="of:=[.V8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7]+[.M$2]" office:value-type="float" office:value="8.59999999999999">
            <text:p>8.6000</text:p>
          </table:table-cell>
          <table:table-cell table:formula="of:=[.L88]*[.M$2]+[.H87]" office:value-type="float" office:value="486.207529571226">
            <text:p>486.2075</text:p>
          </table:table-cell>
          <table:table-cell table:number-columns-repeated="3"/>
          <table:table-cell table:formula="of:=[.P88]*[.M$2]+[.L87]" office:value-type="float" office:value="8.01012484873769">
            <text:p>8.0101</text:p>
          </table:table-cell>
          <table:table-cell/>
          <table:table-cell table:formula="of:=-[.U88]+[.O88]-[.Q88]" office:value-type="float" office:value="-4.37615111535214">
            <text:p>-4.3762</text:p>
          </table:table-cell>
          <table:table-cell/>
          <table:table-cell table:formula="of:=[.N88]/[.V88]" office:value-type="float" office:value="-10.0483366980141">
            <text:p>-10.0483</text:p>
          </table:table-cell>
          <table:table-cell table:formula="of:=0.5*[.S$2]*[.R$2]*[.T$2]*[.L87]^2" office:value-type="float" office:value="0.108153115352138">
            <text:p>0.1082</text:p>
          </table:table-cell>
          <table:table-cell table:number-columns-repeated="3"/>
          <table:table-cell table:formula="of:=9.8*[.V88]" office:value-type="float" office:value="4.267998">
            <text:p>4.2680</text:p>
          </table:table-cell>
          <table:table-cell table:formula="of:=[.V8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8]+[.M$2]" office:value-type="float" office:value="8.69999999999999">
            <text:p>8.7000</text:p>
          </table:table-cell>
          <table:table-cell table:formula="of:=[.L89]*[.M$2]+[.H88]" office:value-type="float" office:value="486.908581442515">
            <text:p>486.9086</text:p>
          </table:table-cell>
          <table:table-cell table:number-columns-repeated="3"/>
          <table:table-cell table:formula="of:=[.P89]*[.M$2]+[.L88]" office:value-type="float" office:value="7.01051871289809">
            <text:p>7.0105</text:p>
          </table:table-cell>
          <table:table-cell/>
          <table:table-cell table:formula="of:=-[.U89]+[.O89]-[.Q89]" office:value-type="float" office:value="-4.35338468219504">
            <text:p>-4.3534</text:p>
          </table:table-cell>
          <table:table-cell/>
          <table:table-cell table:formula="of:=[.N89]/[.V89]" office:value-type="float" office:value="-9.99606135839601">
            <text:p>-9.9961</text:p>
          </table:table-cell>
          <table:table-cell table:formula="of:=0.5*[.S$2]*[.R$2]*[.T$2]*[.L88]^2" office:value-type="float" office:value="0.0853866821950439">
            <text:p>0.0854</text:p>
          </table:table-cell>
          <table:table-cell table:number-columns-repeated="3"/>
          <table:table-cell table:formula="of:=9.8*[.V89]" office:value-type="float" office:value="4.267998">
            <text:p>4.2680</text:p>
          </table:table-cell>
          <table:table-cell table:formula="of:=[.V8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89]+[.M$2]" office:value-type="float" office:value="8.79999999999999">
            <text:p>8.8000</text:p>
          </table:table-cell>
          <table:table-cell table:formula="of:=[.L90]*[.M$2]+[.H89]" office:value-type="float" office:value="487.510131508125">
            <text:p>487.5101</text:p>
          </table:table-cell>
          <table:table-cell table:number-columns-repeated="3"/>
          <table:table-cell table:formula="of:=[.P90]*[.M$2]+[.L89]" office:value-type="float" office:value="6.01550065609451">
            <text:p>6.0155</text:p>
          </table:table-cell>
          <table:table-cell/>
          <table:table-cell table:formula="of:=-[.U90]+[.O90]-[.Q90]" office:value-type="float" office:value="-4.33340313918523">
            <text:p>-4.3334</text:p>
          </table:table-cell>
          <table:table-cell/>
          <table:table-cell table:formula="of:=[.N90]/[.V90]" office:value-type="float" office:value="-9.95018056803571">
            <text:p>-9.9502</text:p>
          </table:table-cell>
          <table:table-cell table:formula="of:=0.5*[.S$2]*[.R$2]*[.T$2]*[.L89]^2" office:value-type="float" office:value="0.0654051391852311">
            <text:p>0.0654</text:p>
          </table:table-cell>
          <table:table-cell table:number-columns-repeated="3"/>
          <table:table-cell table:formula="of:=9.8*[.V90]" office:value-type="float" office:value="4.267998">
            <text:p>4.2680</text:p>
          </table:table-cell>
          <table:table-cell table:formula="of:=[.V8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0]+[.M$2]" office:value-type="float" office:value="8.89999999999998">
            <text:p>8.9000</text:p>
          </table:table-cell>
          <table:table-cell table:formula="of:=[.L91]*[.M$2]+[.H90]" office:value-type="float" office:value="488.012575823618">
            <text:p>488.0126</text:p>
          </table:table-cell>
          <table:table-cell table:number-columns-repeated="3"/>
          <table:table-cell table:formula="of:=[.P91]*[.M$2]+[.L90]" office:value-type="float" office:value="5.02444315492786">
            <text:p>5.0244</text:p>
          </table:table-cell>
          <table:table-cell/>
          <table:table-cell table:formula="of:=-[.U91]+[.O91]-[.Q91]" office:value-type="float" office:value="-4.3161545233309">
            <text:p>-4.3162</text:p>
          </table:table-cell>
          <table:table-cell/>
          <table:table-cell table:formula="of:=[.N91]/[.V91]" office:value-type="float" office:value="-9.91057501166656">
            <text:p>-9.9106</text:p>
          </table:table-cell>
          <table:table-cell table:formula="of:=0.5*[.S$2]*[.R$2]*[.T$2]*[.L90]^2" office:value-type="float" office:value="0.048156523330904">
            <text:p>0.0482</text:p>
          </table:table-cell>
          <table:table-cell table:number-columns-repeated="3"/>
          <table:table-cell table:formula="of:=9.8*[.V91]" office:value-type="float" office:value="4.267998">
            <text:p>4.2680</text:p>
          </table:table-cell>
          <table:table-cell table:formula="of:=[.V9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1]+[.M$2]" office:value-type="float" office:value="8.99999999999998">
            <text:p>9.0000</text:p>
          </table:table-cell>
          <table:table-cell table:formula="of:=[.L92]*[.M$2]+[.H91]" office:value-type="float" office:value="488.416248721923">
            <text:p>488.4162</text:p>
          </table:table-cell>
          <table:table-cell table:number-columns-repeated="3"/>
          <table:table-cell table:formula="of:=[.P92]*[.M$2]+[.L91]" office:value-type="float" office:value="4.03672898304958">
            <text:p>4.0367</text:p>
          </table:table-cell>
          <table:table-cell/>
          <table:table-cell table:formula="of:=-[.U92]+[.O92]-[.Q92]" office:value-type="float" office:value="-4.3015939899471">
            <text:p>-4.3016</text:p>
          </table:table-cell>
          <table:table-cell/>
          <table:table-cell table:formula="of:=[.N92]/[.V92]" office:value-type="float" office:value="-9.87714171878281">
            <text:p>-9.8771</text:p>
          </table:table-cell>
          <table:table-cell table:formula="of:=0.5*[.S$2]*[.R$2]*[.T$2]*[.L91]^2" office:value-type="float" office:value="0.0335959899470997">
            <text:p>0.0336</text:p>
          </table:table-cell>
          <table:table-cell table:number-columns-repeated="3"/>
          <table:table-cell table:formula="of:=9.8*[.V92]" office:value-type="float" office:value="4.267998">
            <text:p>4.2680</text:p>
          </table:table-cell>
          <table:table-cell table:formula="of:=[.V9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2]+[.M$2]" office:value-type="float" office:value="9.09999999999998">
            <text:p>9.1000</text:p>
          </table:table-cell>
          <table:table-cell table:formula="of:=[.L93]*[.M$2]+[.H92]" office:value-type="float" office:value="488.721423685264">
            <text:p>488.7214</text:p>
          </table:table-cell>
          <table:table-cell table:number-columns-repeated="3"/>
          <table:table-cell table:formula="of:=[.P93]*[.M$2]+[.L92]" office:value-type="float" office:value="3.05174963341085">
            <text:p>3.0517</text:p>
          </table:table-cell>
          <table:table-cell/>
          <table:table-cell table:formula="of:=-[.U93]+[.O93]-[.Q93]" office:value-type="float" office:value="-4.28968356561162">
            <text:p>-4.2897</text:p>
          </table:table-cell>
          <table:table-cell/>
          <table:table-cell table:formula="of:=[.N93]/[.V93]" office:value-type="float" office:value="-9.84979349638728">
            <text:p>-9.8498</text:p>
          </table:table-cell>
          <table:table-cell table:formula="of:=0.5*[.S$2]*[.R$2]*[.T$2]*[.L92]^2" office:value-type="float" office:value="0.0216855656116258">
            <text:p>0.0217</text:p>
          </table:table-cell>
          <table:table-cell table:number-columns-repeated="3"/>
          <table:table-cell table:formula="of:=9.8*[.V93]" office:value-type="float" office:value="4.267998">
            <text:p>4.2680</text:p>
          </table:table-cell>
          <table:table-cell table:formula="of:=[.V9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3]+[.M$2]" office:value-type="float" office:value="9.19999999999998">
            <text:p>9.2000</text:p>
          </table:table-cell>
          <table:table-cell table:formula="of:=[.L94]*[.M$2]+[.H93]" office:value-type="float" office:value="488.928314064107">
            <text:p>488.9283</text:p>
          </table:table-cell>
          <table:table-cell table:number-columns-repeated="3"/>
          <table:table-cell table:formula="of:=[.P94]*[.M$2]+[.L93]" office:value-type="float" office:value="2.06890378843288">
            <text:p>2.0689</text:p>
          </table:table-cell>
          <table:table-cell/>
          <table:table-cell table:formula="of:=-[.U94]+[.O94]-[.Q94]" office:value-type="float" office:value="-4.28039193946353">
            <text:p>-4.2804</text:p>
          </table:table-cell>
          <table:table-cell/>
          <table:table-cell table:formula="of:=[.N94]/[.V94]" office:value-type="float" office:value="-9.82845844977964">
            <text:p>-9.8285</text:p>
          </table:table-cell>
          <table:table-cell table:formula="of:=0.5*[.S$2]*[.R$2]*[.T$2]*[.L93]^2" office:value-type="float" office:value="0.0123939394635316">
            <text:p>0.0124</text:p>
          </table:table-cell>
          <table:table-cell table:number-columns-repeated="3"/>
          <table:table-cell table:formula="of:=9.8*[.V94]" office:value-type="float" office:value="4.267998">
            <text:p>4.2680</text:p>
          </table:table-cell>
          <table:table-cell table:formula="of:=[.V9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style-name="ce1"/>
          <table:table-cell table:style-name="ce3"/>
          <table:table-cell table:style-name="ce1" table:number-columns-repeated="4"/>
          <table:table-cell table:style-name="ce8" table:formula="of:=[.G94]+[.M$2]" office:value-type="float" office:value="9.29999999999998">
            <text:p>9.3000</text:p>
          </table:table-cell>
          <table:table-cell table:style-name="ce8" table:formula="of:=[.L95]*[.M$2]+[.H94]" office:value-type="float" office:value="489.037073647082">
            <text:p>489.0371</text:p>
          </table:table-cell>
          <table:table-cell table:style-name="ce8" table:number-columns-repeated="3"/>
          <table:table-cell table:style-name="ce8" table:formula="of:=[.P95]*[.M$2]+[.L94]" office:value-type="float" office:value="1.08759582974605">
            <text:p>1.0876</text:p>
          </table:table-cell>
          <table:table-cell table:style-name="ce8"/>
          <table:table-cell table:style-name="ce8" table:formula="of:=-[.U95]+[.O95]-[.Q95]" office:value-type="float" office:value="-4.27369429087705">
            <text:p>-4.2737</text:p>
          </table:table-cell>
          <table:table-cell table:style-name="ce8"/>
          <table:table-cell table:style-name="ce8" table:formula="of:=[.N95]/[.V95]" office:value-type="float" office:value="-9.81307958686839">
            <text:p>-9.8131</text:p>
          </table:table-cell>
          <table:table-cell table:style-name="ce8" table:formula="of:=0.5*[.S$2]*[.R$2]*[.T$2]*[.L94]^2" office:value-type="float" office:value="0.00569629087705109">
            <text:p>0.0057</text:p>
          </table:table-cell>
          <table:table-cell table:style-name="ce8" table:number-columns-repeated="3"/>
          <table:table-cell table:style-name="ce8" table:formula="of:=9.8*[.V95]" office:value-type="float" office:value="4.267998">
            <text:p>4.2680</text:p>
          </table:table-cell>
          <table:table-cell table:style-name="ce8" table:formula="of:=[.V94]" office:value-type="float" office:value="0.43551">
            <text:p>0.4355</text:p>
          </table:table-cell>
          <table:table-cell table:style-name="ce8"/>
          <table:table-cell table:style-name="ce1" table:number-columns-repeated="1001"/>
        </table:table-row>
        <table:table-row table:style-name="ro2">
          <table:table-cell table:number-columns-repeated="6"/>
          <table:table-cell table:formula="of:=[.G95]+[.M$2]" office:value-type="float" office:value="9.39999999999998">
            <text:p>9.4000</text:p>
          </table:table-cell>
          <table:table-cell table:formula="of:=[.L96]*[.M$2]+[.H95]" office:value-type="float" office:value="489.047797085033">
            <text:p>489.0478</text:p>
          </table:table-cell>
          <table:table-cell table:number-columns-repeated="3"/>
          <table:table-cell table:formula="of:=[.P96]*[.M$2]+[.L95]" office:value-type="float" office:value="0.107234379517068">
            <text:p>0.1072</text:p>
          </table:table-cell>
          <table:table-cell/>
          <table:table-cell table:formula="of:=-[.U96]+[.O96]-[.Q96]" office:value-type="float" office:value="-4.26957215189222">
            <text:p>-4.2696</text:p>
          </table:table-cell>
          <table:table-cell/>
          <table:table-cell table:formula="of:=[.N96]/[.V96]" office:value-type="float" office:value="-9.80361450228978">
            <text:p>-9.8036</text:p>
          </table:table-cell>
          <table:table-cell table:formula="of:=0.5*[.S$2]*[.R$2]*[.T$2]*[.L95]^2" office:value-type="float" office:value="0.00157415189222024">
            <text:p>0.0016</text:p>
          </table:table-cell>
          <table:table-cell table:number-columns-repeated="3"/>
          <table:table-cell table:formula="of:=9.8*[.V96]" office:value-type="float" office:value="4.267998">
            <text:p>4.2680</text:p>
          </table:table-cell>
          <table:table-cell table:formula="of:=[.V9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5" office:value-type="string">
            <text:p>Max Alt</text:p>
          </table:table-cell>
          <table:table-cell table:formula="of:=[.G96]+[.M$2]" office:value-type="float" office:value="9.49999999999998">
            <text:p>9.5000</text:p>
          </table:table-cell>
          <table:table-cell table:formula="of:=[.L97]*[.M$2]+[.H96]" office:value-type="float" office:value="488.960520171601">
            <text:p>488.9605</text:p>
          </table:table-cell>
          <table:table-cell table:number-columns-repeated="3"/>
          <table:table-cell table:formula="of:=[.P97]*[.M$2]+[.L96]" office:value-type="float" office:value="-0.872769134319218">
            <text:p>-0.8728</text:p>
          </table:table-cell>
          <table:table-cell/>
          <table:table-cell table:formula="of:=-[.U97]+[.O97]-[.Q97]" office:value-type="float" office:value="-4.26801330310841">
            <text:p>-4.2680</text:p>
          </table:table-cell>
          <table:table-cell/>
          <table:table-cell table:formula="of:=[.N97]/[.V97]" office:value-type="float" office:value="-9.80003513836286">
            <text:p>-9.8000</text:p>
          </table:table-cell>
          <table:table-cell table:formula="of:=0.5*[.S$2]*[.R$2]*[.T$2]*[.L96]^2" office:value-type="float" office:value="0.0000153031084077209">
            <text:p>0.0000</text:p>
          </table:table-cell>
          <table:table-cell table:number-columns-repeated="3"/>
          <table:table-cell table:formula="of:=9.8*[.V97]" office:value-type="float" office:value="4.267998">
            <text:p>4.2680</text:p>
          </table:table-cell>
          <table:table-cell table:formula="of:=[.V9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7]+[.M$2]" office:value-type="float" office:value="9.59999999999998">
            <text:p>9.6000</text:p>
          </table:table-cell>
          <table:table-cell table:formula="of:=[.L98]*[.M$2]+[.H97]" office:value-type="float" office:value="488.775219981963">
            <text:p>488.7752</text:p>
          </table:table-cell>
          <table:table-cell table:number-columns-repeated="3"/>
          <table:table-cell table:formula="of:=[.P98]*[.M$2]+[.L97]" office:value-type="float" office:value="-1.8530018963806">
            <text:p>-1.8530</text:p>
          </table:table-cell>
          <table:table-cell/>
          <table:table-cell table:formula="of:=-[.U98]+[.O98]-[.Q98]" office:value-type="float" office:value="-4.26901170205352">
            <text:p>-4.2690</text:p>
          </table:table-cell>
          <table:table-cell/>
          <table:table-cell table:formula="of:=[.N98]/[.V98]" office:value-type="float" office:value="-9.8023276206138">
            <text:p>-9.8023</text:p>
          </table:table-cell>
          <table:table-cell table:formula="of:=0.5*[.S$2]*[.R$2]*[.T$2]*[.L97]^2" office:value-type="float" office:value="0.00101370205351812">
            <text:p>0.0010</text:p>
          </table:table-cell>
          <table:table-cell table:number-columns-repeated="3"/>
          <table:table-cell table:formula="of:=9.8*[.V98]" office:value-type="float" office:value="4.267998">
            <text:p>4.2680</text:p>
          </table:table-cell>
          <table:table-cell table:formula="of:=[.V9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8]+[.M$2]" office:value-type="float" office:value="9.69999999999998">
            <text:p>9.7000</text:p>
          </table:table-cell>
          <table:table-cell table:formula="of:=[.L99]*[.M$2]+[.H98]" office:value-type="float" office:value="488.491814870662">
            <text:p>488.4918</text:p>
          </table:table-cell>
          <table:table-cell table:number-columns-repeated="3"/>
          <table:table-cell table:formula="of:=[.P99]*[.M$2]+[.L98]" office:value-type="float" office:value="-2.834051113008">
            <text:p>-2.8341</text:p>
          </table:table-cell>
          <table:table-cell/>
          <table:table-cell table:formula="of:=-[.U99]+[.O99]-[.Q99]" office:value-type="float" office:value="-4.27256744333399">
            <text:p>-4.2726</text:p>
          </table:table-cell>
          <table:table-cell/>
          <table:table-cell table:formula="of:=[.N99]/[.V99]" office:value-type="float" office:value="-9.810492166274">
            <text:p>-9.8105</text:p>
          </table:table-cell>
          <table:table-cell table:formula="of:=0.5*[.S$2]*[.R$2]*[.T$2]*[.L98]^2" office:value-type="float" office:value="0.00456944333398911">
            <text:p>0.0046</text:p>
          </table:table-cell>
          <table:table-cell table:number-columns-repeated="3"/>
          <table:table-cell table:formula="of:=9.8*[.V99]" office:value-type="float" office:value="4.267998">
            <text:p>4.2680</text:p>
          </table:table-cell>
          <table:table-cell table:formula="of:=[.V9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99]+[.M$2]" office:value-type="float" office:value="9.79999999999998">
            <text:p>9.8000</text:p>
          </table:table-cell>
          <table:table-cell table:formula="of:=[.L100]*[.M$2]+[.H99]" office:value-type="float" office:value="488.110164328714">
            <text:p>488.1102</text:p>
          </table:table-cell>
          <table:table-cell table:number-columns-repeated="3"/>
          <table:table-cell table:formula="of:=[.P100]*[.M$2]+[.L99]" office:value-type="float" office:value="-3.81650541948844">
            <text:p>-3.8165</text:p>
          </table:table-cell>
          <table:table-cell/>
          <table:table-cell table:formula="of:=-[.U100]+[.O100]-[.Q100]" office:value-type="float" office:value="-4.27868675015297">
            <text:p>-4.2787</text:p>
          </table:table-cell>
          <table:table-cell/>
          <table:table-cell table:formula="of:=[.N100]/[.V100]" office:value-type="float" office:value="-9.82454306480441">
            <text:p>-9.8245</text:p>
          </table:table-cell>
          <table:table-cell table:formula="of:=0.5*[.S$2]*[.R$2]*[.T$2]*[.L99]^2" office:value-type="float" office:value="0.0106887501529662">
            <text:p>0.0107</text:p>
          </table:table-cell>
          <table:table-cell table:number-columns-repeated="3"/>
          <table:table-cell table:formula="of:=9.8*[.V100]" office:value-type="float" office:value="4.267998">
            <text:p>4.2680</text:p>
          </table:table-cell>
          <table:table-cell table:formula="of:=[.V9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0]+[.M$2]" office:value-type="float" office:value="9.89999999999998">
            <text:p>9.9000</text:p>
          </table:table-cell>
          <table:table-cell table:formula="of:=[.L101]*[.M$2]+[.H100]" office:value-type="float" office:value="487.630068699463">
            <text:p>487.6301</text:p>
          </table:table-cell>
          <table:table-cell table:number-columns-repeated="3"/>
          <table:table-cell table:formula="of:=[.P101]*[.M$2]+[.L100]" office:value-type="float" office:value="-4.8009562925017">
            <text:p>-4.8010</text:p>
          </table:table-cell>
          <table:table-cell/>
          <table:table-cell table:formula="of:=-[.U101]+[.O101]-[.Q101]" office:value-type="float" office:value="-4.28738199706006">
            <text:p>-4.2874</text:p>
          </table:table-cell>
          <table:table-cell/>
          <table:table-cell table:formula="of:=[.N101]/[.V101]" office:value-type="float" office:value="-9.84450873013262">
            <text:p>-9.8445</text:p>
          </table:table-cell>
          <table:table-cell table:formula="of:=0.5*[.S$2]*[.R$2]*[.T$2]*[.L100]^2" office:value-type="float" office:value="0.0193839970600571">
            <text:p>0.0194</text:p>
          </table:table-cell>
          <table:table-cell table:number-columns-repeated="3"/>
          <table:table-cell table:formula="of:=9.8*[.V101]" office:value-type="float" office:value="4.267998">
            <text:p>4.2680</text:p>
          </table:table-cell>
          <table:table-cell table:formula="of:=[.V10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1]+[.M$2]" office:value-type="float" office:value="9.99999999999998">
            <text:p>10.0000</text:p>
          </table:table-cell>
          <table:table-cell table:formula="of:=[.L102]*[.M$2]+[.H101]" office:value-type="float" office:value="487.051268751964">
            <text:p>487.0513</text:p>
          </table:table-cell>
          <table:table-cell table:number-columns-repeated="3"/>
          <table:table-cell table:formula="of:=[.P102]*[.M$2]+[.L101]" office:value-type="float" office:value="-5.78799947499339">
            <text:p>-5.7880</text:p>
          </table:table-cell>
          <table:table-cell/>
          <table:table-cell table:formula="of:=-[.U102]+[.O102]-[.Q102]" office:value-type="float" office:value="-4.29867176406957">
            <text:p>-4.2987</text:p>
          </table:table-cell>
          <table:table-cell/>
          <table:table-cell table:formula="of:=[.N102]/[.V102]" office:value-type="float" office:value="-9.87043182491692">
            <text:p>-9.8704</text:p>
          </table:table-cell>
          <table:table-cell table:formula="of:=0.5*[.S$2]*[.R$2]*[.T$2]*[.L101]^2" office:value-type="float" office:value="0.0306737640695686">
            <text:p>0.0307</text:p>
          </table:table-cell>
          <table:table-cell table:number-columns-repeated="3"/>
          <table:table-cell table:formula="of:=9.8*[.V102]" office:value-type="float" office:value="4.267998">
            <text:p>4.2680</text:p>
          </table:table-cell>
          <table:table-cell table:formula="of:=[.V10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2]+[.M$2]" office:value-type="float" office:value="10.1">
            <text:p>10.1000</text:p>
          </table:table-cell>
          <table:table-cell table:formula="of:=[.L103]*[.M$2]+[.H102]" office:value-type="float" office:value="486.373445109887">
            <text:p>486.3734</text:p>
          </table:table-cell>
          <table:table-cell table:number-columns-repeated="3"/>
          <table:table-cell table:formula="of:=[.P103]*[.M$2]+[.L102]" office:value-type="float" office:value="-6.77823642077163">
            <text:p>-6.7782</text:p>
          </table:table-cell>
          <table:table-cell/>
          <table:table-cell table:formula="of:=-[.U103]+[.O103]-[.Q103]" office:value-type="float" office:value="-4.31258092255878">
            <text:p>-4.3126</text:p>
          </table:table-cell>
          <table:table-cell/>
          <table:table-cell table:formula="of:=[.N103]/[.V103]" office:value-type="float" office:value="-9.90236945778232">
            <text:p>-9.9024</text:p>
          </table:table-cell>
          <table:table-cell table:formula="of:=0.5*[.S$2]*[.R$2]*[.T$2]*[.L102]^2" office:value-type="float" office:value="0.0445829225587775">
            <text:p>0.0446</text:p>
          </table:table-cell>
          <table:table-cell table:number-columns-repeated="3"/>
          <table:table-cell table:formula="of:=9.8*[.V103]" office:value-type="float" office:value="4.267998">
            <text:p>4.2680</text:p>
          </table:table-cell>
          <table:table-cell table:formula="of:=[.V10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3]+[.M$2]" office:value-type="float" office:value="10.2">
            <text:p>10.2000</text:p>
          </table:table-cell>
          <table:table-cell table:formula="of:=[.L104]*[.M$2]+[.H103]" office:value-type="float" office:value="485.596217533259">
            <text:p>485.5962</text:p>
          </table:table-cell>
          <table:table-cell table:number-columns-repeated="3"/>
          <table:table-cell table:formula="of:=[.P104]*[.M$2]+[.L103]" office:value-type="float" office:value="-7.77227576628316">
            <text:p>-7.7723</text:p>
          </table:table-cell>
          <table:table-cell/>
          <table:table-cell table:formula="of:=-[.U104]+[.O104]-[.Q104]" office:value-type="float" office:value="-4.32914075363726">
            <text:p>-4.3291</text:p>
          </table:table-cell>
          <table:table-cell/>
          <table:table-cell table:formula="of:=[.N104]/[.V104]" office:value-type="float" office:value="-9.94039345511529">
            <text:p>-9.9404</text:p>
          </table:table-cell>
          <table:table-cell table:formula="of:=0.5*[.S$2]*[.R$2]*[.T$2]*[.L103]^2" office:value-type="float" office:value="0.0611427536372607">
            <text:p>0.0611</text:p>
          </table:table-cell>
          <table:table-cell table:number-columns-repeated="3"/>
          <table:table-cell table:formula="of:=9.8*[.V104]" office:value-type="float" office:value="4.267998">
            <text:p>4.2680</text:p>
          </table:table-cell>
          <table:table-cell table:formula="of:=[.V10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4]+[.M$2]" office:value-type="float" office:value="10.3">
            <text:p>10.3000</text:p>
          </table:table-cell>
          <table:table-cell table:formula="of:=[.L105]*[.M$2]+[.H104]" office:value-type="float" office:value="484.719144049534">
            <text:p>484.7191</text:p>
          </table:table-cell>
          <table:table-cell table:number-columns-repeated="3"/>
          <table:table-cell table:formula="of:=[.P105]*[.M$2]+[.L104]" office:value-type="float" office:value="-8.77073483724969">
            <text:p>-8.7707</text:p>
          </table:table-cell>
          <table:table-cell/>
          <table:table-cell table:formula="of:=-[.U105]+[.O105]-[.Q105]" office:value-type="float" office:value="-4.34838909996637">
            <text:p>-4.3484</text:p>
          </table:table-cell>
          <table:table-cell/>
          <table:table-cell table:formula="of:=[.N105]/[.V105]" office:value-type="float" office:value="-9.98459070966537">
            <text:p>-9.9846</text:p>
          </table:table-cell>
          <table:table-cell table:formula="of:=0.5*[.S$2]*[.R$2]*[.T$2]*[.L104]^2" office:value-type="float" office:value="0.0803910999663677">
            <text:p>0.0804</text:p>
          </table:table-cell>
          <table:table-cell table:number-columns-repeated="3"/>
          <table:table-cell table:formula="of:=9.8*[.V105]" office:value-type="float" office:value="4.267998">
            <text:p>4.2680</text:p>
          </table:table-cell>
          <table:table-cell table:formula="of:=[.V10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5]+[.M$2]" office:value-type="float" office:value="10.4">
            <text:p>10.4000</text:p>
          </table:table-cell>
          <table:table-cell table:formula="of:=[.L106]*[.M$2]+[.H105]" office:value-type="float" office:value="483.74171992972">
            <text:p>483.7417</text:p>
          </table:table-cell>
          <table:table-cell table:number-columns-repeated="3"/>
          <table:table-cell table:formula="of:=[.P106]*[.M$2]+[.L105]" office:value-type="float" office:value="-9.77424119813887">
            <text:p>-9.7742</text:p>
          </table:table-cell>
          <table:table-cell/>
          <table:table-cell table:formula="of:=-[.U106]+[.O106]-[.Q106]" office:value-type="float" office:value="-4.37037055230847">
            <text:p>-4.3704</text:p>
          </table:table-cell>
          <table:table-cell/>
          <table:table-cell table:formula="of:=[.N106]/[.V106]" office:value-type="float" office:value="-10.0350636088918">
            <text:p>-10.0351</text:p>
          </table:table-cell>
          <table:table-cell table:formula="of:=0.5*[.S$2]*[.R$2]*[.T$2]*[.L105]^2" office:value-type="float" office:value="0.102372552308467">
            <text:p>0.1024</text:p>
          </table:table-cell>
          <table:table-cell table:number-columns-repeated="3"/>
          <table:table-cell table:formula="of:=9.8*[.V106]" office:value-type="float" office:value="4.267998">
            <text:p>4.2680</text:p>
          </table:table-cell>
          <table:table-cell table:formula="of:=[.V10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6]+[.M$2]" office:value-type="float" office:value="10.5">
            <text:p>10.5000</text:p>
          </table:table-cell>
          <table:table-cell table:formula="of:=[.L107]*[.M$2]+[.H106]" office:value-type="float" office:value="482.663376504439">
            <text:p>482.6634</text:p>
          </table:table-cell>
          <table:table-cell table:number-columns-repeated="3"/>
          <table:table-cell table:formula="of:=[.P107]*[.M$2]+[.L106]" office:value-type="float" office:value="-10.783434252811">
            <text:p>-10.7834</text:p>
          </table:table-cell>
          <table:table-cell/>
          <table:table-cell table:formula="of:=-[.U107]+[.O107]-[.Q107]" office:value-type="float" office:value="-4.39513667240278">
            <text:p>-4.3951</text:p>
          </table:table-cell>
          <table:table-cell/>
          <table:table-cell table:formula="of:=[.N107]/[.V107]" office:value-type="float" office:value="-10.0919305467217">
            <text:p>-10.0919</text:p>
          </table:table-cell>
          <table:table-cell table:formula="of:=0.5*[.S$2]*[.R$2]*[.T$2]*[.L106]^2" office:value-type="float" office:value="0.127138672402779">
            <text:p>0.1271</text:p>
          </table:table-cell>
          <table:table-cell table:number-columns-repeated="3"/>
          <table:table-cell table:formula="of:=9.8*[.V107]" office:value-type="float" office:value="4.267998">
            <text:p>4.2680</text:p>
          </table:table-cell>
          <table:table-cell table:formula="of:=[.V10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7]+[.M$2]" office:value-type="float" office:value="10.6">
            <text:p>10.6000</text:p>
          </table:table-cell>
          <table:table-cell table:formula="of:=[.L108]*[.M$2]+[.H107]" office:value-type="float" office:value="481.483479813926">
            <text:p>481.4835</text:p>
          </table:table-cell>
          <table:table-cell table:number-columns-repeated="3"/>
          <table:table-cell table:formula="of:=[.P108]*[.M$2]+[.L107]" office:value-type="float" office:value="-11.7989669051274">
            <text:p>-11.7990</text:p>
          </table:table-cell>
          <table:table-cell/>
          <table:table-cell table:formula="of:=-[.U108]+[.O108]-[.Q108]" office:value-type="float" office:value="-4.42274625410287">
            <text:p>-4.4227</text:p>
          </table:table-cell>
          <table:table-cell/>
          <table:table-cell table:formula="of:=[.N108]/[.V108]" office:value-type="float" office:value="-10.1553265231634">
            <text:p>-10.1553</text:p>
          </table:table-cell>
          <table:table-cell table:formula="of:=0.5*[.S$2]*[.R$2]*[.T$2]*[.L107]^2" office:value-type="float" office:value="0.154748254102873">
            <text:p>0.1547</text:p>
          </table:table-cell>
          <table:table-cell table:number-columns-repeated="3"/>
          <table:table-cell table:formula="of:=9.8*[.V108]" office:value-type="float" office:value="4.267998">
            <text:p>4.2680</text:p>
          </table:table-cell>
          <table:table-cell table:formula="of:=[.V10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8]+[.M$2]" office:value-type="float" office:value="10.7">
            <text:p>10.7000</text:p>
          </table:table-cell>
          <table:table-cell table:formula="of:=[.L109]*[.M$2]+[.H108]" office:value-type="float" office:value="480.201329085043">
            <text:p>480.2013</text:p>
          </table:table-cell>
          <table:table-cell table:number-columns-repeated="3"/>
          <table:table-cell table:formula="of:=[.P109]*[.M$2]+[.L108]" office:value-type="float" office:value="-12.8215072888327">
            <text:p>-12.8215</text:p>
          </table:table-cell>
          <table:table-cell/>
          <table:table-cell table:formula="of:=-[.U109]+[.O109]-[.Q109]" office:value-type="float" office:value="-4.45326562507507">
            <text:p>-4.4533</text:p>
          </table:table-cell>
          <table:table-cell/>
          <table:table-cell table:formula="of:=[.N109]/[.V109]" office:value-type="float" office:value="-10.2254038370533">
            <text:p>-10.2254</text:p>
          </table:table-cell>
          <table:table-cell table:formula="of:=0.5*[.S$2]*[.R$2]*[.T$2]*[.L108]^2" office:value-type="float" office:value="0.185267625075075">
            <text:p>0.1853</text:p>
          </table:table-cell>
          <table:table-cell table:number-columns-repeated="3"/>
          <table:table-cell table:formula="of:=9.8*[.V109]" office:value-type="float" office:value="4.267998">
            <text:p>4.2680</text:p>
          </table:table-cell>
          <table:table-cell table:formula="of:=[.V10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09]+[.M$2]" office:value-type="float" office:value="10.8">
            <text:p>10.8000</text:p>
          </table:table-cell>
          <table:table-cell table:formula="of:=[.L110]*[.M$2]+[.H109]" office:value-type="float" office:value="478.816155027378">
            <text:p>478.8162</text:p>
          </table:table-cell>
          <table:table-cell table:number-columns-repeated="3"/>
          <table:table-cell table:formula="of:=[.P110]*[.M$2]+[.L109]" office:value-type="float" office:value="-13.8517405766453">
            <text:p>-13.8517</text:p>
          </table:table-cell>
          <table:table-cell/>
          <table:table-cell table:formula="of:=-[.U110]+[.O110]-[.Q110]" office:value-type="float" office:value="-4.48676899175249">
            <text:p>-4.4868</text:p>
          </table:table-cell>
          <table:table-cell/>
          <table:table-cell table:formula="of:=[.N110]/[.V110]" office:value-type="float" office:value="-10.3023328781256">
            <text:p>-10.3023</text:p>
          </table:table-cell>
          <table:table-cell table:formula="of:=0.5*[.S$2]*[.R$2]*[.T$2]*[.L109]^2" office:value-type="float" office:value="0.218770991752487">
            <text:p>0.2188</text:p>
          </table:table-cell>
          <table:table-cell table:number-columns-repeated="3"/>
          <table:table-cell table:formula="of:=9.8*[.V110]" office:value-type="float" office:value="4.267998">
            <text:p>4.2680</text:p>
          </table:table-cell>
          <table:table-cell table:formula="of:=[.V10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0]+[.M$2]" office:value-type="float" office:value="10.9">
            <text:p>10.9000</text:p>
          </table:table-cell>
          <table:table-cell table:formula="of:=[.L111]*[.M$2]+[.H110]" office:value-type="float" office:value="477.327117939458">
            <text:p>477.3271</text:p>
          </table:table-cell>
          <table:table-cell table:number-columns-repeated="3"/>
          <table:table-cell table:formula="of:=[.P111]*[.M$2]+[.L110]" office:value-type="float" office:value="-14.8903708792036">
            <text:p>-14.8904</text:p>
          </table:table-cell>
          <table:table-cell/>
          <table:table-cell table:formula="of:=-[.U111]+[.O111]-[.Q111]" office:value-type="float" office:value="-4.52333883067198">
            <text:p>-4.5233</text:p>
          </table:table-cell>
          <table:table-cell/>
          <table:table-cell table:formula="of:=[.N111]/[.V111]" office:value-type="float" office:value="-10.3863030255838">
            <text:p>-10.3863</text:p>
          </table:table-cell>
          <table:table-cell table:formula="of:=0.5*[.S$2]*[.R$2]*[.T$2]*[.L110]^2" office:value-type="float" office:value="0.255340830671979">
            <text:p>0.2553</text:p>
          </table:table-cell>
          <table:table-cell table:number-columns-repeated="3"/>
          <table:table-cell table:formula="of:=9.8*[.V111]" office:value-type="float" office:value="4.267998">
            <text:p>4.2680</text:p>
          </table:table-cell>
          <table:table-cell table:formula="of:=[.V11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1]+[.M$2]" office:value-type="float" office:value="11">
            <text:p>11.0000</text:p>
          </table:table-cell>
          <table:table-cell table:formula="of:=[.L112]*[.M$2]+[.H111]" office:value-type="float" office:value="475.733305614923">
            <text:p>475.7333</text:p>
          </table:table-cell>
          <table:table-cell table:number-columns-repeated="3"/>
          <table:table-cell table:formula="of:=[.P112]*[.M$2]+[.L111]" office:value-type="float" office:value="-15.9381232453486">
            <text:p>-15.9381</text:p>
          </table:table-cell>
          <table:table-cell/>
          <table:table-cell table:formula="of:=-[.U112]+[.O112]-[.Q112]" office:value-type="float" office:value="-4.56306632979806">
            <text:p>-4.5631</text:p>
          </table:table-cell>
          <table:table-cell/>
          <table:table-cell table:formula="of:=[.N112]/[.V112]" office:value-type="float" office:value="-10.4775236614499">
            <text:p>-10.4775</text:p>
          </table:table-cell>
          <table:table-cell table:formula="of:=0.5*[.S$2]*[.R$2]*[.T$2]*[.L111]^2" office:value-type="float" office:value="0.295068329798057">
            <text:p>0.2951</text:p>
          </table:table-cell>
          <table:table-cell table:number-columns-repeated="3"/>
          <table:table-cell table:formula="of:=9.8*[.V112]" office:value-type="float" office:value="4.267998">
            <text:p>4.2680</text:p>
          </table:table-cell>
          <table:table-cell table:formula="of:=[.V11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2]+[.M$2]" office:value-type="float" office:value="11.1">
            <text:p>11.1000</text:p>
          </table:table-cell>
          <table:table-cell table:formula="of:=[.L113]*[.M$2]+[.H112]" office:value-type="float" office:value="474.033731037306">
            <text:p>474.0337</text:p>
          </table:table-cell>
          <table:table-cell table:number-columns-repeated="3"/>
          <table:table-cell table:formula="of:=[.P113]*[.M$2]+[.L112]" office:value-type="float" office:value="-16.9957457761667">
            <text:p>-16.9957</text:p>
          </table:table-cell>
          <table:table-cell/>
          <table:table-cell table:formula="of:=-[.U113]+[.O113]-[.Q113]" office:value-type="float" office:value="-4.60605188396554">
            <text:p>-4.6061</text:p>
          </table:table-cell>
          <table:table-cell/>
          <table:table-cell table:formula="of:=[.N113]/[.V113]" office:value-type="float" office:value="-10.5762253081802">
            <text:p>-10.5762</text:p>
          </table:table-cell>
          <table:table-cell table:formula="of:=0.5*[.S$2]*[.R$2]*[.T$2]*[.L112]^2" office:value-type="float" office:value="0.338053883965537">
            <text:p>0.3381</text:p>
          </table:table-cell>
          <table:table-cell table:number-columns-repeated="3"/>
          <table:table-cell table:formula="of:=9.8*[.V113]" office:value-type="float" office:value="4.267998">
            <text:p>4.2680</text:p>
          </table:table-cell>
          <table:table-cell table:formula="of:=[.V11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3]+[.M$2]" office:value-type="float" office:value="11.2">
            <text:p>11.2000</text:p>
          </table:table-cell>
          <table:table-cell table:formula="of:=[.L114]*[.M$2]+[.H113]" office:value-type="float" office:value="472.227329850676">
            <text:p>472.2273</text:p>
          </table:table-cell>
          <table:table-cell table:number-columns-repeated="3"/>
          <table:table-cell table:formula="of:=[.P114]*[.M$2]+[.L113]" office:value-type="float" office:value="-18.0640118663049">
            <text:p>-18.0640</text:p>
          </table:table-cell>
          <table:table-cell/>
          <table:table-cell table:formula="of:=-[.U114]+[.O114]-[.Q114]" office:value-type="float" office:value="-4.65240564916109">
            <text:p>-4.6524</text:p>
          </table:table-cell>
          <table:table-cell/>
          <table:table-cell table:formula="of:=[.N114]/[.V114]" office:value-type="float" office:value="-10.6826609013825">
            <text:p>-10.6827</text:p>
          </table:table-cell>
          <table:table-cell table:formula="of:=0.5*[.S$2]*[.R$2]*[.T$2]*[.L113]^2" office:value-type="float" office:value="0.384407649161091">
            <text:p>0.3844</text:p>
          </table:table-cell>
          <table:table-cell table:number-columns-repeated="3"/>
          <table:table-cell table:formula="of:=9.8*[.V114]" office:value-type="float" office:value="4.267998">
            <text:p>4.2680</text:p>
          </table:table-cell>
          <table:table-cell table:formula="of:=[.V11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4]+[.M$2]" office:value-type="float" office:value="11.3">
            <text:p>11.3000</text:p>
          </table:table-cell>
          <table:table-cell table:formula="of:=[.L115]*[.M$2]+[.H114]" office:value-type="float" office:value="470.312957591945">
            <text:p>470.3130</text:p>
          </table:table-cell>
          <table:table-cell table:number-columns-repeated="3"/>
          <table:table-cell table:formula="of:=[.P115]*[.M$2]+[.L114]" office:value-type="float" office:value="-19.1437225873037">
            <text:p>-19.1437</text:p>
          </table:table-cell>
          <table:table-cell/>
          <table:table-cell table:formula="of:=-[.U115]+[.O115]-[.Q115]" office:value-type="float" office:value="-4.70224816102178">
            <text:p>-4.7022</text:p>
          </table:table-cell>
          <table:table-cell/>
          <table:table-cell table:formula="of:=[.N115]/[.V115]" office:value-type="float" office:value="-10.7971072099878">
            <text:p>-10.7971</text:p>
          </table:table-cell>
          <table:table-cell table:formula="of:=0.5*[.S$2]*[.R$2]*[.T$2]*[.L114]^2" office:value-type="float" office:value="0.434250161021783">
            <text:p>0.4343</text:p>
          </table:table-cell>
          <table:table-cell table:number-columns-repeated="3"/>
          <table:table-cell table:formula="of:=9.8*[.V115]" office:value-type="float" office:value="4.267998">
            <text:p>4.2680</text:p>
          </table:table-cell>
          <table:table-cell table:formula="of:=[.V11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5]+[.M$2]" office:value-type="float" office:value="11.4">
            <text:p>11.4000</text:p>
          </table:table-cell>
          <table:table-cell table:formula="of:=[.L116]*[.M$2]+[.H115]" office:value-type="float" office:value="468.289386669036">
            <text:p>468.2894</text:p>
          </table:table-cell>
          <table:table-cell table:number-columns-repeated="3"/>
          <table:table-cell table:formula="of:=[.P116]*[.M$2]+[.L115]" office:value-type="float" office:value="-20.2357092290956">
            <text:p>-20.2357</text:p>
          </table:table-cell>
          <table:table-cell/>
          <table:table-cell table:formula="of:=-[.U116]+[.O116]-[.Q116]" office:value-type="float" office:value="-4.75571102366819">
            <text:p>-4.7557</text:p>
          </table:table-cell>
          <table:table-cell/>
          <table:table-cell table:formula="of:=[.N116]/[.V116]" office:value-type="float" office:value="-10.9198664179197">
            <text:p>-10.9199</text:p>
          </table:table-cell>
          <table:table-cell table:formula="of:=0.5*[.S$2]*[.R$2]*[.T$2]*[.L115]^2" office:value-type="float" office:value="0.487713023668193">
            <text:p>0.4877</text:p>
          </table:table-cell>
          <table:table-cell table:number-columns-repeated="3"/>
          <table:table-cell table:formula="of:=9.8*[.V116]" office:value-type="float" office:value="4.267998">
            <text:p>4.2680</text:p>
          </table:table-cell>
          <table:table-cell table:formula="of:=[.V11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6]+[.M$2]" office:value-type="float" office:value="11.5">
            <text:p>11.5000</text:p>
          </table:table-cell>
          <table:table-cell table:formula="of:=[.L117]*[.M$2]+[.H116]" office:value-type="float" office:value="466.155303067294">
            <text:p>466.1553</text:p>
          </table:table-cell>
          <table:table-cell table:number-columns-repeated="3"/>
          <table:table-cell table:formula="of:=[.P117]*[.M$2]+[.L116]" office:value-type="float" office:value="-21.3408360174182">
            <text:p>-21.3408</text:p>
          </table:table-cell>
          <table:table-cell/>
          <table:table-cell table:formula="of:=-[.U117]+[.O117]-[.Q117]" office:value-type="float" office:value="-4.81293767582367">
            <text:p>-4.8129</text:p>
          </table:table-cell>
          <table:table-cell/>
          <table:table-cell table:formula="of:=[.N117]/[.V117]" office:value-type="float" office:value="-11.0512678832258">
            <text:p>-11.0513</text:p>
          </table:table-cell>
          <table:table-cell table:formula="of:=0.5*[.S$2]*[.R$2]*[.T$2]*[.L116]^2" office:value-type="float" office:value="0.544939675823668">
            <text:p>0.5449</text:p>
          </table:table-cell>
          <table:table-cell table:number-columns-repeated="3"/>
          <table:table-cell table:formula="of:=9.8*[.V117]" office:value-type="float" office:value="4.267998">
            <text:p>4.2680</text:p>
          </table:table-cell>
          <table:table-cell table:formula="of:=[.V11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7]+[.M$2]" office:value-type="float" office:value="11.6">
            <text:p>11.6000</text:p>
          </table:table-cell>
          <table:table-cell table:formula="of:=[.L118]*[.M$2]+[.H117]" office:value-type="float" office:value="463.909302764624">
            <text:p>463.9093</text:p>
          </table:table-cell>
          <table:table-cell table:number-columns-repeated="3"/>
          <table:table-cell table:formula="of:=[.P118]*[.M$2]+[.L117]" office:value-type="float" office:value="-22.4600030266981">
            <text:p>-22.4600</text:p>
          </table:table-cell>
          <table:table-cell/>
          <table:table-cell table:formula="of:=-[.U118]+[.O118]-[.Q118]" office:value-type="float" office:value="-4.87408424211494">
            <text:p>-4.8741</text:p>
          </table:table-cell>
          <table:table-cell/>
          <table:table-cell table:formula="of:=[.N118]/[.V118]" office:value-type="float" office:value="-11.1916700927991">
            <text:p>-11.1917</text:p>
          </table:table-cell>
          <table:table-cell table:formula="of:=0.5*[.S$2]*[.R$2]*[.T$2]*[.L117]^2" office:value-type="float" office:value="0.606086242114936">
            <text:p>0.6061</text:p>
          </table:table-cell>
          <table:table-cell table:number-columns-repeated="3"/>
          <table:table-cell table:formula="of:=9.8*[.V118]" office:value-type="float" office:value="4.267998">
            <text:p>4.2680</text:p>
          </table:table-cell>
          <table:table-cell table:formula="of:=[.V11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8]+[.M$2]" office:value-type="float" office:value="11.7">
            <text:p>11.7000</text:p>
          </table:table-cell>
          <table:table-cell table:formula="of:=[.L119]*[.M$2]+[.H118]" office:value-type="float" office:value="461.549887833622">
            <text:p>461.5499</text:p>
          </table:table-cell>
          <table:table-cell table:number-columns-repeated="3"/>
          <table:table-cell table:formula="of:=[.P119]*[.M$2]+[.L118]" office:value-type="float" office:value="-23.5941493100259">
            <text:p>-23.5941</text:p>
          </table:table-cell>
          <table:table-cell/>
          <table:table-cell table:formula="of:=-[.U119]+[.O119]-[.Q119]" office:value-type="float" office:value="-4.93932047852061">
            <text:p>-4.9393</text:p>
          </table:table-cell>
          <table:table-cell/>
          <table:table-cell table:formula="of:=[.N119]/[.V119]" office:value-type="float" office:value="-11.3414628332773">
            <text:p>-11.3415</text:p>
          </table:table-cell>
          <table:table-cell table:formula="of:=0.5*[.S$2]*[.R$2]*[.T$2]*[.L118]^2" office:value-type="float" office:value="0.671322478520613">
            <text:p>0.6713</text:p>
          </table:table-cell>
          <table:table-cell table:number-columns-repeated="3"/>
          <table:table-cell table:formula="of:=9.8*[.V119]" office:value-type="float" office:value="4.267998">
            <text:p>4.2680</text:p>
          </table:table-cell>
          <table:table-cell table:formula="of:=[.V11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19]+[.M$2]" office:value-type="float" office:value="11.8">
            <text:p>11.8000</text:p>
          </table:table-cell>
          <table:table-cell table:formula="of:=[.L120]*[.M$2]+[.H119]" office:value-type="float" office:value="459.075462206604">
            <text:p>459.0755</text:p>
          </table:table-cell>
          <table:table-cell table:number-columns-repeated="3"/>
          <table:table-cell table:formula="of:=[.P120]*[.M$2]+[.L119]" office:value-type="float" office:value="-24.7442562701769">
            <text:p>-24.7443</text:p>
          </table:table-cell>
          <table:table-cell/>
          <table:table-cell table:formula="of:=-[.U120]+[.O120]-[.Q120]" office:value-type="float" office:value="-5.00883082215362">
            <text:p>-5.0088</text:p>
          </table:table-cell>
          <table:table-cell/>
          <table:table-cell table:formula="of:=[.N120]/[.V120]" office:value-type="float" office:value="-11.50106960151">
            <text:p>-11.5011</text:p>
          </table:table-cell>
          <table:table-cell table:formula="of:=0.5*[.S$2]*[.R$2]*[.T$2]*[.L119]^2" office:value-type="float" office:value="0.740832822153621">
            <text:p>0.7408</text:p>
          </table:table-cell>
          <table:table-cell table:number-columns-repeated="3"/>
          <table:table-cell table:formula="of:=9.8*[.V120]" office:value-type="float" office:value="4.267998">
            <text:p>4.2680</text:p>
          </table:table-cell>
          <table:table-cell table:formula="of:=[.V11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0]+[.M$2]" office:value-type="float" office:value="11.9">
            <text:p>11.9000</text:p>
          </table:table-cell>
          <table:table-cell table:formula="of:=[.L121]*[.M$2]+[.H120]" office:value-type="float" office:value="456.484327076774">
            <text:p>456.4843</text:p>
          </table:table-cell>
          <table:table-cell table:number-columns-repeated="3"/>
          <table:table-cell table:formula="of:=[.P121]*[.M$2]+[.L120]" office:value-type="float" office:value="-25.9113512982946">
            <text:p>-25.9114</text:p>
          </table:table-cell>
          <table:table-cell/>
          <table:table-cell table:formula="of:=-[.U121]+[.O121]-[.Q121]" office:value-type="float" office:value="-5.08281555695574">
            <text:p>-5.0828</text:p>
          </table:table-cell>
          <table:table-cell/>
          <table:table-cell table:formula="of:=[.N121]/[.V121]" office:value-type="float" office:value="-11.6709502811778">
            <text:p>-11.6710</text:p>
          </table:table-cell>
          <table:table-cell table:formula="of:=0.5*[.S$2]*[.R$2]*[.T$2]*[.L120]^2" office:value-type="float" office:value="0.814817556955742">
            <text:p>0.8148</text:p>
          </table:table-cell>
          <table:table-cell table:number-columns-repeated="3"/>
          <table:table-cell table:formula="of:=9.8*[.V121]" office:value-type="float" office:value="4.267998">
            <text:p>4.2680</text:p>
          </table:table-cell>
          <table:table-cell table:formula="of:=[.V12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1]+[.M$2]" office:value-type="float" office:value="12">
            <text:p>12.0000</text:p>
          </table:table-cell>
          <table:table-cell table:formula="of:=[.L122]*[.M$2]+[.H121]" office:value-type="float" office:value="453.774675905787">
            <text:p>453.7747</text:p>
          </table:table-cell>
          <table:table-cell table:number-columns-repeated="3"/>
          <table:table-cell table:formula="of:=[.P122]*[.M$2]+[.L121]" office:value-type="float" office:value="-27.0965117098755">
            <text:p>-27.0965</text:p>
          </table:table-cell>
          <table:table-cell/>
          <table:table-cell table:formula="of:=-[.U122]+[.O122]-[.Q122]" office:value-type="float" office:value="-5.16149210847574">
            <text:p>-5.1615</text:p>
          </table:table-cell>
          <table:table-cell/>
          <table:table-cell table:formula="of:=[.N122]/[.V122]" office:value-type="float" office:value="-11.8516041158085">
            <text:p>-11.8516</text:p>
          </table:table-cell>
          <table:table-cell table:formula="of:=0.5*[.S$2]*[.R$2]*[.T$2]*[.L121]^2" office:value-type="float" office:value="0.893494108475746">
            <text:p>0.8935</text:p>
          </table:table-cell>
          <table:table-cell table:number-columns-repeated="3"/>
          <table:table-cell table:formula="of:=9.8*[.V122]" office:value-type="float" office:value="4.267998">
            <text:p>4.2680</text:p>
          </table:table-cell>
          <table:table-cell table:formula="of:=[.V12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2]+[.M$2]" office:value-type="float" office:value="12.1">
            <text:p>12.1000</text:p>
          </table:table-cell>
          <table:table-cell table:formula="of:=[.L123]*[.M$2]+[.H122]" office:value-type="float" office:value="450.944589004673">
            <text:p>450.9446</text:p>
          </table:table-cell>
          <table:table-cell table:number-columns-repeated="3"/>
          <table:table-cell table:formula="of:=[.P123]*[.M$2]+[.L122]" office:value-type="float" office:value="-28.3008690111385">
            <text:p>-28.3009</text:p>
          </table:table-cell>
          <table:table-cell/>
          <table:table-cell table:formula="of:=-[.U123]+[.O123]-[.Q123]" office:value-type="float" office:value="-5.24509648273067">
            <text:p>-5.2451</text:p>
          </table:table-cell>
          <table:table-cell/>
          <table:table-cell table:formula="of:=[.N123]/[.V123]" office:value-type="float" office:value="-12.0435730126304">
            <text:p>-12.0436</text:p>
          </table:table-cell>
          <table:table-cell table:formula="of:=0.5*[.S$2]*[.R$2]*[.T$2]*[.L122]^2" office:value-type="float" office:value="0.977098482730672">
            <text:p>0.9771</text:p>
          </table:table-cell>
          <table:table-cell table:number-columns-repeated="3"/>
          <table:table-cell table:formula="of:=9.8*[.V123]" office:value-type="float" office:value="4.267998">
            <text:p>4.2680</text:p>
          </table:table-cell>
          <table:table-cell table:formula="of:=[.V12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3]+[.M$2]" office:value-type="float" office:value="12.2">
            <text:p>12.2000</text:p>
          </table:table-cell>
          <table:table-cell table:formula="of:=[.L124]*[.M$2]+[.H123]" office:value-type="float" office:value="447.992027651394">
            <text:p>447.9920</text:p>
          </table:table-cell>
          <table:table-cell table:number-columns-repeated="3"/>
          <table:table-cell table:formula="of:=[.P124]*[.M$2]+[.L123]" office:value-type="float" office:value="-29.5256135327919">
            <text:p>-29.5256</text:p>
          </table:table-cell>
          <table:table-cell/>
          <table:table-cell table:formula="of:=-[.U124]+[.O124]-[.Q124]" office:value-type="float" office:value="-5.33388486625235">
            <text:p>-5.3339</text:p>
          </table:table-cell>
          <table:table-cell/>
          <table:table-cell table:formula="of:=[.N124]/[.V124]" office:value-type="float" office:value="-12.2474452165332">
            <text:p>-12.2474</text:p>
          </table:table-cell>
          <table:table-cell table:formula="of:=0.5*[.S$2]*[.R$2]*[.T$2]*[.L123]^2" office:value-type="float" office:value="1.06588686625235">
            <text:p>1.0659</text:p>
          </table:table-cell>
          <table:table-cell table:number-columns-repeated="3"/>
          <table:table-cell table:formula="of:=9.8*[.V124]" office:value-type="float" office:value="4.267998">
            <text:p>4.2680</text:p>
          </table:table-cell>
          <table:table-cell table:formula="of:=[.V12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4]+[.M$2]" office:value-type="float" office:value="12.3">
            <text:p>12.3000</text:p>
          </table:table-cell>
          <table:table-cell table:formula="of:=[.L125]*[.M$2]+[.H124]" office:value-type="float" office:value="444.914827704125">
            <text:p>444.9148</text:p>
          </table:table-cell>
          <table:table-cell table:number-columns-repeated="3"/>
          <table:table-cell table:formula="of:=[.P125]*[.M$2]+[.L124]" office:value-type="float" office:value="-30.7719994726888">
            <text:p>-30.7720</text:p>
          </table:table-cell>
          <table:table-cell/>
          <table:table-cell table:formula="of:=-[.U125]+[.O125]-[.Q125]" office:value-type="float" office:value="-5.42813540684538">
            <text:p>-5.4281</text:p>
          </table:table-cell>
          <table:table-cell/>
          <table:table-cell table:formula="of:=[.N125]/[.V125]" office:value-type="float" office:value="-12.4638593989699">
            <text:p>-12.4639</text:p>
          </table:table-cell>
          <table:table-cell table:formula="of:=0.5*[.S$2]*[.R$2]*[.T$2]*[.L124]^2" office:value-type="float" office:value="1.16013740684539">
            <text:p>1.1601</text:p>
          </table:table-cell>
          <table:table-cell table:number-columns-repeated="3"/>
          <table:table-cell table:formula="of:=9.8*[.V125]" office:value-type="float" office:value="4.267998">
            <text:p>4.2680</text:p>
          </table:table-cell>
          <table:table-cell table:formula="of:=[.V12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5]+[.M$2]" office:value-type="float" office:value="12.4">
            <text:p>12.4000</text:p>
          </table:table-cell>
          <table:table-cell table:formula="of:=[.L126]*[.M$2]+[.H125]" office:value-type="float" office:value="441.710692664725">
            <text:p>441.7107</text:p>
          </table:table-cell>
          <table:table-cell table:number-columns-repeated="3"/>
          <table:table-cell table:formula="of:=[.P126]*[.M$2]+[.L125]" office:value-type="float" office:value="-32.0413503939958">
            <text:p>-32.0414</text:p>
          </table:table-cell>
          <table:table-cell/>
          <table:table-cell table:formula="of:=-[.U126]+[.O126]-[.Q126]" office:value-type="float" office:value="-5.52815019738414">
            <text:p>-5.5282</text:p>
          </table:table-cell>
          <table:table-cell/>
          <table:table-cell table:formula="of:=[.N126]/[.V126]" office:value-type="float" office:value="-12.6935092130701">
            <text:p>-12.6935</text:p>
          </table:table-cell>
          <table:table-cell table:formula="of:=0.5*[.S$2]*[.R$2]*[.T$2]*[.L125]^2" office:value-type="float" office:value="1.26015219738415">
            <text:p>1.2602</text:p>
          </table:table-cell>
          <table:table-cell table:number-columns-repeated="3"/>
          <table:table-cell table:formula="of:=9.8*[.V126]" office:value-type="float" office:value="4.267998">
            <text:p>4.2680</text:p>
          </table:table-cell>
          <table:table-cell table:formula="of:=[.V12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6]+[.M$2]" office:value-type="float" office:value="12.5">
            <text:p>12.5000</text:p>
          </table:table-cell>
          <table:table-cell table:formula="of:=[.L127]*[.M$2]+[.H126]" office:value-type="float" office:value="438.377186141589">
            <text:p>438.3772</text:p>
          </table:table-cell>
          <table:table-cell table:number-columns-repeated="3"/>
          <table:table-cell table:formula="of:=[.P127]*[.M$2]+[.L126]" office:value-type="float" office:value="-33.3350652313639">
            <text:p>-33.3351</text:p>
          </table:table-cell>
          <table:table-cell/>
          <table:table-cell table:formula="of:=-[.U127]+[.O127]-[.Q127]" office:value-type="float" office:value="-5.63425748822174">
            <text:p>-5.6343</text:p>
          </table:table-cell>
          <table:table-cell/>
          <table:table-cell table:formula="of:=[.N127]/[.V127]" office:value-type="float" office:value="-12.9371483736808">
            <text:p>-12.9371</text:p>
          </table:table-cell>
          <table:table-cell table:formula="of:=0.5*[.S$2]*[.R$2]*[.T$2]*[.L126]^2" office:value-type="float" office:value="1.36625948822174">
            <text:p>1.3663</text:p>
          </table:table-cell>
          <table:table-cell table:number-columns-repeated="3"/>
          <table:table-cell table:formula="of:=9.8*[.V127]" office:value-type="float" office:value="4.267998">
            <text:p>4.2680</text:p>
          </table:table-cell>
          <table:table-cell table:formula="of:=[.V12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7]+[.M$2]" office:value-type="float" office:value="12.6">
            <text:p>12.6000</text:p>
          </table:table-cell>
          <table:table-cell table:formula="of:=[.L128]*[.M$2]+[.H127]" office:value-type="float" office:value="434.911723655155">
            <text:p>434.9117</text:p>
          </table:table-cell>
          <table:table-cell table:number-columns-repeated="3"/>
          <table:table-cell table:formula="of:=[.P128]*[.M$2]+[.L127]" office:value-type="float" office:value="-34.6546248643349">
            <text:p>-34.6546</text:p>
          </table:table-cell>
          <table:table-cell/>
          <table:table-cell table:formula="of:=-[.U128]+[.O128]-[.Q128]" office:value-type="float" office:value="-5.74681415755198">
            <text:p>-5.7468</text:p>
          </table:table-cell>
          <table:table-cell/>
          <table:table-cell table:formula="of:=[.N128]/[.V128]" office:value-type="float" office:value="-13.19559632971">
            <text:p>-13.1956</text:p>
          </table:table-cell>
          <table:table-cell table:formula="of:=0.5*[.S$2]*[.R$2]*[.T$2]*[.L127]^2" office:value-type="float" office:value="1.47881615755199">
            <text:p>1.4788</text:p>
          </table:table-cell>
          <table:table-cell table:number-columns-repeated="3"/>
          <table:table-cell table:formula="of:=9.8*[.V128]" office:value-type="float" office:value="4.267998">
            <text:p>4.2680</text:p>
          </table:table-cell>
          <table:table-cell table:formula="of:=[.V12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8]+[.M$2]" office:value-type="float" office:value="12.7">
            <text:p>12.7000</text:p>
          </table:table-cell>
          <table:table-cell table:formula="of:=[.L129]*[.M$2]+[.H128]" office:value-type="float" office:value="431.31156372266">
            <text:p>431.3116</text:p>
          </table:table-cell>
          <table:table-cell table:number-columns-repeated="3"/>
          <table:table-cell table:formula="of:=[.P129]*[.M$2]+[.L128]" office:value-type="float" office:value="-36.0015993249563">
            <text:p>-36.0016</text:p>
          </table:table-cell>
          <table:table-cell/>
          <table:table-cell table:formula="of:=-[.U129]+[.O129]-[.Q129]" office:value-type="float" office:value="-5.866208473452">
            <text:p>-5.8662</text:p>
          </table:table-cell>
          <table:table-cell/>
          <table:table-cell table:formula="of:=[.N129]/[.V129]" office:value-type="float" office:value="-13.4697446062134">
            <text:p>-13.4697</text:p>
          </table:table-cell>
          <table:table-cell table:formula="of:=0.5*[.S$2]*[.R$2]*[.T$2]*[.L128]^2" office:value-type="float" office:value="1.598210473452">
            <text:p>1.5982</text:p>
          </table:table-cell>
          <table:table-cell table:number-columns-repeated="3"/>
          <table:table-cell table:formula="of:=9.8*[.V129]" office:value-type="float" office:value="4.267998">
            <text:p>4.2680</text:p>
          </table:table-cell>
          <table:table-cell table:formula="of:=[.V12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29]+[.M$2]" office:value-type="float" office:value="12.8">
            <text:p>12.8000</text:p>
          </table:table-cell>
          <table:table-cell table:formula="of:=[.L130]*[.M$2]+[.H129]" office:value-type="float" office:value="427.57379815111">
            <text:p>427.5738</text:p>
          </table:table-cell>
          <table:table-cell table:number-columns-repeated="3"/>
          <table:table-cell table:formula="of:=[.P130]*[.M$2]+[.L129]" office:value-type="float" office:value="-37.3776557154986">
            <text:p>-37.3777</text:p>
          </table:table-cell>
          <table:table-cell/>
          <table:table-cell table:formula="of:=-[.U130]+[.O130]-[.Q130]" office:value-type="float" office:value="-5.99286318645108">
            <text:p>-5.9929</text:p>
          </table:table-cell>
          <table:table-cell/>
          <table:table-cell table:formula="of:=[.N130]/[.V130]" office:value-type="float" office:value="-13.7605639054237">
            <text:p>-13.7606</text:p>
          </table:table-cell>
          <table:table-cell table:formula="of:=0.5*[.S$2]*[.R$2]*[.T$2]*[.L129]^2" office:value-type="float" office:value="1.72486518645108">
            <text:p>1.7249</text:p>
          </table:table-cell>
          <table:table-cell table:number-columns-repeated="3"/>
          <table:table-cell table:formula="of:=9.8*[.V130]" office:value-type="float" office:value="4.267998">
            <text:p>4.2680</text:p>
          </table:table-cell>
          <table:table-cell table:formula="of:=[.V12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0]+[.M$2]" office:value-type="float" office:value="12.9">
            <text:p>12.9000</text:p>
          </table:table-cell>
          <table:table-cell table:formula="of:=[.L131]*[.M$2]+[.H130]" office:value-type="float" office:value="423.695341458863">
            <text:p>423.6953</text:p>
          </table:table-cell>
          <table:table-cell table:number-columns-repeated="3"/>
          <table:table-cell table:formula="of:=[.P131]*[.M$2]+[.L130]" office:value-type="float" office:value="-38.784566922465">
            <text:p>-38.7846</text:p>
          </table:table-cell>
          <table:table-cell/>
          <table:table-cell table:formula="of:=-[.U131]+[.O131]-[.Q131]" office:value-type="float" office:value="-6.12723899745897">
            <text:p>-6.1272</text:p>
          </table:table-cell>
          <table:table-cell/>
          <table:table-cell table:formula="of:=[.N131]/[.V131]" office:value-type="float" office:value="-14.0691120696631">
            <text:p>-14.0691</text:p>
          </table:table-cell>
          <table:table-cell table:formula="of:=0.5*[.S$2]*[.R$2]*[.T$2]*[.L130]^2" office:value-type="float" office:value="1.85924099745897">
            <text:p>1.8592</text:p>
          </table:table-cell>
          <table:table-cell table:number-columns-repeated="3"/>
          <table:table-cell table:formula="of:=9.8*[.V131]" office:value-type="float" office:value="4.267998">
            <text:p>4.2680</text:p>
          </table:table-cell>
          <table:table-cell table:formula="of:=[.V13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1]+[.M$2]" office:value-type="float" office:value="13">
            <text:p>13.0000</text:p>
          </table:table-cell>
          <table:table-cell table:formula="of:=[.L132]*[.M$2]+[.H131]" office:value-type="float" office:value="419.672919336365">
            <text:p>419.6729</text:p>
          </table:table-cell>
          <table:table-cell table:number-columns-repeated="3"/>
          <table:table-cell table:formula="of:=[.P132]*[.M$2]+[.L131]" office:value-type="float" office:value="-40.2242212249857">
            <text:p>-40.2242</text:p>
          </table:table-cell>
          <table:table-cell/>
          <table:table-cell table:formula="of:=-[.U132]+[.O132]-[.Q132]" office:value-type="float" office:value="-6.26983845290823">
            <text:p>-6.2698</text:p>
          </table:table-cell>
          <table:table-cell/>
          <table:table-cell table:formula="of:=[.N132]/[.V132]" office:value-type="float" office:value="-14.3965430252078">
            <text:p>-14.3965</text:p>
          </table:table-cell>
          <table:table-cell table:formula="of:=0.5*[.S$2]*[.R$2]*[.T$2]*[.L131]^2" office:value-type="float" office:value="2.00184045290823">
            <text:p>2.0018</text:p>
          </table:table-cell>
          <table:table-cell table:number-columns-repeated="3"/>
          <table:table-cell table:formula="of:=9.8*[.V132]" office:value-type="float" office:value="4.267998">
            <text:p>4.2680</text:p>
          </table:table-cell>
          <table:table-cell table:formula="of:=[.V13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2]+[.M$2]" office:value-type="float" office:value="13.1">
            <text:p>13.1000</text:p>
          </table:table-cell>
          <table:table-cell table:formula="of:=[.L133]*[.M$2]+[.H132]" office:value-type="float" office:value="415.503056045415">
            <text:p>415.5031</text:p>
          </table:table-cell>
          <table:table-cell table:number-columns-repeated="3"/>
          <table:table-cell table:formula="of:=[.P133]*[.M$2]+[.L132]" office:value-type="float" office:value="-41.6986329094986">
            <text:p>-41.6986</text:p>
          </table:table-cell>
          <table:table-cell/>
          <table:table-cell table:formula="of:=-[.U133]+[.O133]-[.Q133]" office:value-type="float" office:value="-6.42121032722189">
            <text:p>-6.4212</text:p>
          </table:table-cell>
          <table:table-cell/>
          <table:table-cell table:formula="of:=[.N133]/[.V133]" office:value-type="float" office:value="-14.7441168451285">
            <text:p>-14.7441</text:p>
          </table:table-cell>
          <table:table-cell table:formula="of:=0.5*[.S$2]*[.R$2]*[.T$2]*[.L132]^2" office:value-type="float" office:value="2.15321232722189">
            <text:p>2.1532</text:p>
          </table:table-cell>
          <table:table-cell table:number-columns-repeated="3"/>
          <table:table-cell table:formula="of:=9.8*[.V133]" office:value-type="float" office:value="4.267998">
            <text:p>4.2680</text:p>
          </table:table-cell>
          <table:table-cell table:formula="of:=[.V13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3]+[.M$2]" office:value-type="float" office:value="13.2">
            <text:p>13.2000</text:p>
          </table:table-cell>
          <table:table-cell table:formula="of:=[.L134]*[.M$2]+[.H133]" office:value-type="float" office:value="411.18206064355">
            <text:p>411.1821</text:p>
          </table:table-cell>
          <table:table-cell table:number-columns-repeated="3"/>
          <table:table-cell table:formula="of:=[.P134]*[.M$2]+[.L133]" office:value-type="float" office:value="-43.209954018647">
            <text:p>-43.2100</text:p>
          </table:table-cell>
          <table:table-cell/>
          <table:table-cell table:formula="of:=-[.U134]+[.O134]-[.Q134]" office:value-type="float" office:value="-6.58195456245235">
            <text:p>-6.5820</text:p>
          </table:table-cell>
          <table:table-cell/>
          <table:table-cell table:formula="of:=[.N134]/[.V134]" office:value-type="float" office:value="-15.1132110914844">
            <text:p>-15.1132</text:p>
          </table:table-cell>
          <table:table-cell table:formula="of:=0.5*[.S$2]*[.R$2]*[.T$2]*[.L133]^2" office:value-type="float" office:value="2.31395656245235">
            <text:p>2.3140</text:p>
          </table:table-cell>
          <table:table-cell table:number-columns-repeated="3"/>
          <table:table-cell table:formula="of:=9.8*[.V134]" office:value-type="float" office:value="4.267998">
            <text:p>4.2680</text:p>
          </table:table-cell>
          <table:table-cell table:formula="of:=[.V13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4]+[.M$2]" office:value-type="float" office:value="13.3">
            <text:p>13.3000</text:p>
          </table:table-cell>
          <table:table-cell table:formula="of:=[.L135]*[.M$2]+[.H134]" office:value-type="float" office:value="406.706011905449">
            <text:p>406.7060</text:p>
          </table:table-cell>
          <table:table-cell table:number-columns-repeated="3"/>
          <table:table-cell table:formula="of:=[.P135]*[.M$2]+[.L134]" office:value-type="float" office:value="-44.7604873810144">
            <text:p>-44.7605</text:p>
          </table:table-cell>
          <table:table-cell/>
          <table:table-cell table:formula="of:=-[.U135]+[.O135]-[.Q135]" office:value-type="float" office:value="-6.75272784644603">
            <text:p>-6.7527</text:p>
          </table:table-cell>
          <table:table-cell/>
          <table:table-cell table:formula="of:=[.N135]/[.V135]" office:value-type="float" office:value="-15.5053336236735">
            <text:p>-15.5053</text:p>
          </table:table-cell>
          <table:table-cell table:formula="of:=0.5*[.S$2]*[.R$2]*[.T$2]*[.L134]^2" office:value-type="float" office:value="2.48472984644603">
            <text:p>2.4847</text:p>
          </table:table-cell>
          <table:table-cell table:number-columns-repeated="3"/>
          <table:table-cell table:formula="of:=9.8*[.V135]" office:value-type="float" office:value="4.267998">
            <text:p>4.2680</text:p>
          </table:table-cell>
          <table:table-cell table:formula="of:=[.V13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5]+[.M$2]" office:value-type="float" office:value="13.4">
            <text:p>13.4000</text:p>
          </table:table-cell>
          <table:table-cell table:formula="of:=[.L136]*[.M$2]+[.H135]" office:value-type="float" office:value="402.070741796437">
            <text:p>402.0707</text:p>
          </table:table-cell>
          <table:table-cell table:number-columns-repeated="3"/>
          <table:table-cell table:formula="of:=[.P136]*[.M$2]+[.L135]" office:value-type="float" office:value="-46.3527010901219">
            <text:p>-46.3527</text:p>
          </table:table-cell>
          <table:table-cell/>
          <table:table-cell table:formula="of:=-[.U136]+[.O136]-[.Q136]" office:value-type="float" office:value="-6.93424992453416">
            <text:p>-6.9342</text:p>
          </table:table-cell>
          <table:table-cell/>
          <table:table-cell table:formula="of:=[.N136]/[.V136]" office:value-type="float" office:value="-15.9221370910752">
            <text:p>-15.9221</text:p>
          </table:table-cell>
          <table:table-cell table:formula="of:=0.5*[.S$2]*[.R$2]*[.T$2]*[.L135]^2" office:value-type="float" office:value="2.66625192453416">
            <text:p>2.6663</text:p>
          </table:table-cell>
          <table:table-cell table:number-columns-repeated="3"/>
          <table:table-cell table:formula="of:=9.8*[.V136]" office:value-type="float" office:value="4.267998">
            <text:p>4.2680</text:p>
          </table:table-cell>
          <table:table-cell table:formula="of:=[.V13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6]+[.M$2]" office:value-type="float" office:value="13.5">
            <text:p>13.5000</text:p>
          </table:table-cell>
          <table:table-cell table:formula="of:=[.L137]*[.M$2]+[.H136]" office:value-type="float" office:value="397.271817333771">
            <text:p>397.2718</text:p>
          </table:table-cell>
          <table:table-cell table:number-columns-repeated="3"/>
          <table:table-cell table:formula="of:=[.P137]*[.M$2]+[.L136]" office:value-type="float" office:value="-47.9892446266597">
            <text:p>-47.9892</text:p>
          </table:table-cell>
          <table:table-cell/>
          <table:table-cell table:formula="of:=-[.U137]+[.O137]-[.Q137]" office:value-type="float" office:value="-7.12731075597606">
            <text:p>-7.1273</text:p>
          </table:table-cell>
          <table:table-cell/>
          <table:table-cell table:formula="of:=[.N137]/[.V137]" office:value-type="float" office:value="-16.3654353653787">
            <text:p>-16.3654</text:p>
          </table:table-cell>
          <table:table-cell table:formula="of:=0.5*[.S$2]*[.R$2]*[.T$2]*[.L136]^2" office:value-type="float" office:value="2.85931275597606">
            <text:p>2.8593</text:p>
          </table:table-cell>
          <table:table-cell table:number-columns-repeated="3"/>
          <table:table-cell table:formula="of:=9.8*[.V137]" office:value-type="float" office:value="4.267998">
            <text:p>4.2680</text:p>
          </table:table-cell>
          <table:table-cell table:formula="of:=[.V13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7]+[.M$2]" office:value-type="float" office:value="13.6">
            <text:p>13.6000</text:p>
          </table:table-cell>
          <table:table-cell table:formula="of:=[.L138]*[.M$2]+[.H137]" office:value-type="float" office:value="392.30452064898">
            <text:p>392.3045</text:p>
          </table:table-cell>
          <table:table-cell table:number-columns-repeated="3"/>
          <table:table-cell table:formula="of:=[.P138]*[.M$2]+[.L137]" office:value-type="float" office:value="-49.6729668479027">
            <text:p>-49.6730</text:p>
          </table:table-cell>
          <table:table-cell/>
          <table:table-cell table:formula="of:=-[.U138]+[.O138]-[.Q138]" office:value-type="float" office:value="-7.3327786457351">
            <text:p>-7.3328</text:p>
          </table:table-cell>
          <table:table-cell/>
          <table:table-cell table:formula="of:=[.N138]/[.V138]" office:value-type="float" office:value="-16.8372222124293">
            <text:p>-16.8372</text:p>
          </table:table-cell>
          <table:table-cell table:formula="of:=0.5*[.S$2]*[.R$2]*[.T$2]*[.L137]^2" office:value-type="float" office:value="3.0647806457351">
            <text:p>3.0648</text:p>
          </table:table-cell>
          <table:table-cell table:number-columns-repeated="3"/>
          <table:table-cell table:formula="of:=9.8*[.V138]" office:value-type="float" office:value="4.267998">
            <text:p>4.2680</text:p>
          </table:table-cell>
          <table:table-cell table:formula="of:=[.V13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8]+[.M$2]" office:value-type="float" office:value="13.7">
            <text:p>13.7000</text:p>
          </table:table-cell>
          <table:table-cell table:formula="of:=[.L139]*[.M$2]+[.H138]" office:value-type="float" office:value="387.163827038624">
            <text:p>387.1638</text:p>
          </table:table-cell>
          <table:table-cell table:number-columns-repeated="3"/>
          <table:table-cell table:formula="of:=[.P139]*[.M$2]+[.L138]" office:value-type="float" office:value="-51.4069361035624">
            <text:p>-51.4069</text:p>
          </table:table-cell>
          <table:table-cell/>
          <table:table-cell table:formula="of:=-[.U139]+[.O139]-[.Q139]" office:value-type="float" office:value="-7.55160950532362">
            <text:p>-7.5516</text:p>
          </table:table-cell>
          <table:table-cell/>
          <table:table-cell table:formula="of:=[.N139]/[.V139]" office:value-type="float" office:value="-17.3396925565971">
            <text:p>-17.3397</text:p>
          </table:table-cell>
          <table:table-cell table:formula="of:=0.5*[.S$2]*[.R$2]*[.T$2]*[.L138]^2" office:value-type="float" office:value="3.28361150532362">
            <text:p>3.2836</text:p>
          </table:table-cell>
          <table:table-cell table:number-columns-repeated="3"/>
          <table:table-cell table:formula="of:=9.8*[.V139]" office:value-type="float" office:value="4.267998">
            <text:p>4.2680</text:p>
          </table:table-cell>
          <table:table-cell table:formula="of:=[.V13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39]+[.M$2]" office:value-type="float" office:value="13.8">
            <text:p>13.8000</text:p>
          </table:table-cell>
          <table:table-cell table:formula="of:=[.L140]*[.M$2]+[.H139]" office:value-type="float" office:value="381.844380760723">
            <text:p>381.8444</text:p>
          </table:table-cell>
          <table:table-cell table:number-columns-repeated="3"/>
          <table:table-cell table:formula="of:=[.P140]*[.M$2]+[.L139]" office:value-type="float" office:value="-53.1944627790116">
            <text:p>-53.1945</text:p>
          </table:table-cell>
          <table:table-cell/>
          <table:table-cell table:formula="of:=-[.U140]+[.O140]-[.Q140]" office:value-type="float" office:value="-7.78485742424874">
            <text:p>-7.7849</text:p>
          </table:table-cell>
          <table:table-cell/>
          <table:table-cell table:formula="of:=[.N140]/[.V140]" office:value-type="float" office:value="-17.8752667544918">
            <text:p>-17.8753</text:p>
          </table:table-cell>
          <table:table-cell table:formula="of:=0.5*[.S$2]*[.R$2]*[.T$2]*[.L139]^2" office:value-type="float" office:value="3.51685942424874">
            <text:p>3.5169</text:p>
          </table:table-cell>
          <table:table-cell table:number-columns-repeated="3"/>
          <table:table-cell table:formula="of:=9.8*[.V140]" office:value-type="float" office:value="4.267998">
            <text:p>4.2680</text:p>
          </table:table-cell>
          <table:table-cell table:formula="of:=[.V13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0]+[.M$2]" office:value-type="float" office:value="13.9">
            <text:p>13.9000</text:p>
          </table:table-cell>
          <table:table-cell table:formula="of:=[.L141]*[.M$2]+[.H140]" office:value-type="float" office:value="376.340468299105">
            <text:p>376.3405</text:p>
          </table:table-cell>
          <table:table-cell table:number-columns-repeated="3"/>
          <table:table-cell table:formula="of:=[.P141]*[.M$2]+[.L140]" office:value-type="float" office:value="-55.0391246161836">
            <text:p>-55.0391</text:p>
          </table:table-cell>
          <table:table-cell/>
          <table:table-cell table:formula="of:=-[.U141]+[.O141]-[.Q141]" office:value-type="float" office:value="-8.03368676706788">
            <text:p>-8.0337</text:p>
          </table:table-cell>
          <table:table-cell/>
          <table:table-cell table:formula="of:=[.N141]/[.V141]" office:value-type="float" office:value="-18.4466183717203">
            <text:p>-18.4466</text:p>
          </table:table-cell>
          <table:table-cell table:formula="of:=0.5*[.S$2]*[.R$2]*[.T$2]*[.L140]^2" office:value-type="float" office:value="3.76568876706789">
            <text:p>3.7657</text:p>
          </table:table-cell>
          <table:table-cell table:number-columns-repeated="3"/>
          <table:table-cell table:formula="of:=9.8*[.V141]" office:value-type="float" office:value="4.267998">
            <text:p>4.2680</text:p>
          </table:table-cell>
          <table:table-cell table:formula="of:=[.V14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1]+[.M$2]" office:value-type="float" office:value="14">
            <text:p>14.0000</text:p>
          </table:table-cell>
          <table:table-cell table:formula="of:=[.L142]*[.M$2]+[.H141]" office:value-type="float" office:value="370.645988776993">
            <text:p>370.6460</text:p>
          </table:table-cell>
          <table:table-cell table:number-columns-repeated="3"/>
          <table:table-cell table:formula="of:=[.P142]*[.M$2]+[.L141]" office:value-type="float" office:value="-56.9447952211117">
            <text:p>-56.9448</text:p>
          </table:table-cell>
          <table:table-cell/>
          <table:table-cell table:formula="of:=-[.U142]+[.O142]-[.Q142]" office:value-type="float" office:value="-8.29938605152216">
            <text:p>-8.2994</text:p>
          </table:table-cell>
          <table:table-cell/>
          <table:table-cell table:formula="of:=[.N142]/[.V142]" office:value-type="float" office:value="-19.0567060492805">
            <text:p>-19.0567</text:p>
          </table:table-cell>
          <table:table-cell table:formula="of:=0.5*[.S$2]*[.R$2]*[.T$2]*[.L141]^2" office:value-type="float" office:value="4.03138805152217">
            <text:p>4.0314</text:p>
          </table:table-cell>
          <table:table-cell table:number-columns-repeated="3"/>
          <table:table-cell table:formula="of:=9.8*[.V142]" office:value-type="float" office:value="4.267998">
            <text:p>4.2680</text:p>
          </table:table-cell>
          <table:table-cell table:formula="of:=[.V14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2]+[.M$2]" office:value-type="float" office:value="14.1">
            <text:p>14.1000</text:p>
          </table:table-cell>
          <table:table-cell table:formula="of:=[.L143]*[.M$2]+[.H142]" office:value-type="float" office:value="364.754421153294">
            <text:p>364.7544</text:p>
          </table:table-cell>
          <table:table-cell table:number-columns-repeated="3"/>
          <table:table-cell table:formula="of:=[.P143]*[.M$2]+[.L142]" office:value-type="float" office:value="-58.9156762369989">
            <text:p>-58.9157</text:p>
          </table:table-cell>
          <table:table-cell/>
          <table:table-cell table:formula="of:=-[.U143]+[.O143]-[.Q143]" office:value-type="float" office:value="-8.58338391229071">
            <text:p>-8.5834</text:p>
          </table:table-cell>
          <table:table-cell/>
          <table:table-cell table:formula="of:=[.N143]/[.V143]" office:value-type="float" office:value="-19.7088101588728">
            <text:p>-19.7088</text:p>
          </table:table-cell>
          <table:table-cell table:formula="of:=0.5*[.S$2]*[.R$2]*[.T$2]*[.L142]^2" office:value-type="float" office:value="4.31538591229071">
            <text:p>4.3154</text:p>
          </table:table-cell>
          <table:table-cell table:number-columns-repeated="3"/>
          <table:table-cell table:formula="of:=9.8*[.V143]" office:value-type="float" office:value="4.267998">
            <text:p>4.2680</text:p>
          </table:table-cell>
          <table:table-cell table:formula="of:=[.V14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3]+[.M$2]" office:value-type="float" office:value="14.2">
            <text:p>14.2000</text:p>
          </table:table-cell>
          <table:table-cell table:formula="of:=[.L144]*[.M$2]+[.H143]" office:value-type="float" office:value="358.658787778758">
            <text:p>358.6588</text:p>
          </table:table-cell>
          <table:table-cell table:number-columns-repeated="3"/>
          <table:table-cell table:formula="of:=[.P144]*[.M$2]+[.L143]" office:value-type="float" office:value="-60.9563337453587">
            <text:p>-60.9563</text:p>
          </table:table-cell>
          <table:table-cell/>
          <table:table-cell table:formula="of:=-[.U144]+[.O144]-[.Q144]" office:value-type="float" office:value="-8.8872675146574">
            <text:p>-8.8873</text:p>
          </table:table-cell>
          <table:table-cell/>
          <table:table-cell table:formula="of:=[.N144]/[.V144]" office:value-type="float" office:value="-20.4065750835972">
            <text:p>-20.4066</text:p>
          </table:table-cell>
          <table:table-cell table:formula="of:=0.5*[.S$2]*[.R$2]*[.T$2]*[.L143]^2" office:value-type="float" office:value="4.6192695146574">
            <text:p>4.6193</text:p>
          </table:table-cell>
          <table:table-cell table:number-columns-repeated="3"/>
          <table:table-cell table:formula="of:=9.8*[.V144]" office:value-type="float" office:value="4.267998">
            <text:p>4.2680</text:p>
          </table:table-cell>
          <table:table-cell table:formula="of:=[.V14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4]+[.M$2]" office:value-type="float" office:value="14.3">
            <text:p>14.3000</text:p>
          </table:table-cell>
          <table:table-cell table:formula="of:=[.L145]*[.M$2]+[.H144]" office:value-type="float" office:value="352.35161382294">
            <text:p>352.3516</text:p>
          </table:table-cell>
          <table:table-cell table:number-columns-repeated="3"/>
          <table:table-cell table:formula="of:=[.P145]*[.M$2]+[.L144]" office:value-type="float" office:value="-63.0717395581776">
            <text:p>-63.0717</text:p>
          </table:table-cell>
          <table:table-cell/>
          <table:table-cell table:formula="of:=-[.U145]+[.O145]-[.Q145]" office:value-type="float" office:value="-9.21280385540758">
            <text:p>-9.2128</text:p>
          </table:table-cell>
          <table:table-cell/>
          <table:table-cell table:formula="of:=[.N145]/[.V145]" office:value-type="float" office:value="-21.154058128189">
            <text:p>-21.1541</text:p>
          </table:table-cell>
          <table:table-cell table:formula="of:=0.5*[.S$2]*[.R$2]*[.T$2]*[.L144]^2" office:value-type="float" office:value="4.94480585540758">
            <text:p>4.9448</text:p>
          </table:table-cell>
          <table:table-cell table:number-columns-repeated="3"/>
          <table:table-cell table:formula="of:=9.8*[.V145]" office:value-type="float" office:value="4.267998">
            <text:p>4.2680</text:p>
          </table:table-cell>
          <table:table-cell table:formula="of:=[.V14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5]+[.M$2]" office:value-type="float" office:value="14.4">
            <text:p>14.4000</text:p>
          </table:table-cell>
          <table:table-cell table:formula="of:=[.L146]*[.M$2]+[.H145]" office:value-type="float" office:value="345.824882004435">
            <text:p>345.8249</text:p>
          </table:table-cell>
          <table:table-cell table:number-columns-repeated="3"/>
          <table:table-cell table:formula="of:=[.P146]*[.M$2]+[.L145]" office:value-type="float" office:value="-65.2673181850491">
            <text:p>-65.2673</text:p>
          </table:table-cell>
          <table:table-cell/>
          <table:table-cell table:formula="of:=-[.U146]+[.O146]-[.Q146]" office:value-type="float" office:value="-9.56196447788826">
            <text:p>-9.5620</text:p>
          </table:table-cell>
          <table:table-cell/>
          <table:table-cell table:formula="of:=[.N146]/[.V146]" office:value-type="float" office:value="-21.9557862687155">
            <text:p>-21.9558</text:p>
          </table:table-cell>
          <table:table-cell table:formula="of:=0.5*[.S$2]*[.R$2]*[.T$2]*[.L145]^2" office:value-type="float" office:value="5.29396647788827">
            <text:p>5.2940</text:p>
          </table:table-cell>
          <table:table-cell table:number-columns-repeated="3"/>
          <table:table-cell table:formula="of:=9.8*[.V146]" office:value-type="float" office:value="4.267998">
            <text:p>4.2680</text:p>
          </table:table-cell>
          <table:table-cell table:formula="of:=[.V14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6]+[.M$2]" office:value-type="float" office:value="14.5">
            <text:p>14.5000</text:p>
          </table:table-cell>
          <table:table-cell table:formula="of:=[.L147]*[.M$2]+[.H146]" office:value-type="float" office:value="339.069981963878">
            <text:p>339.0700</text:p>
          </table:table-cell>
          <table:table-cell table:number-columns-repeated="3"/>
          <table:table-cell table:formula="of:=[.P147]*[.M$2]+[.L146]" office:value-type="float" office:value="-67.5490004055731">
            <text:p>-67.5490</text:p>
          </table:table-cell>
          <table:table-cell/>
          <table:table-cell table:formula="of:=-[.U147]+[.O147]-[.Q147]" office:value-type="float" office:value="-9.9369542386039">
            <text:p>-9.9370</text:p>
          </table:table-cell>
          <table:table-cell/>
          <table:table-cell table:formula="of:=[.N147]/[.V147]" office:value-type="float" office:value="-22.8168222052396">
            <text:p>-22.8168</text:p>
          </table:table-cell>
          <table:table-cell table:formula="of:=0.5*[.S$2]*[.R$2]*[.T$2]*[.L146]^2" office:value-type="float" office:value="5.6689562386039">
            <text:p>5.6690</text:p>
          </table:table-cell>
          <table:table-cell table:number-columns-repeated="3"/>
          <table:table-cell table:formula="of:=9.8*[.V147]" office:value-type="float" office:value="4.267998">
            <text:p>4.2680</text:p>
          </table:table-cell>
          <table:table-cell table:formula="of:=[.V14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7]+[.M$2]" office:value-type="float" office:value="14.6">
            <text:p>14.6000</text:p>
          </table:table-cell>
          <table:table-cell table:formula="of:=[.L148]*[.M$2]+[.H147]" office:value-type="float" office:value="332.077653508372">
            <text:p>332.0777</text:p>
          </table:table-cell>
          <table:table-cell table:number-columns-repeated="3"/>
          <table:table-cell table:formula="of:=[.P148]*[.M$2]+[.L147]" office:value-type="float" office:value="-69.9232845550565">
            <text:p>-69.9233</text:p>
          </table:table-cell>
          <table:table-cell/>
          <table:table-cell table:formula="of:=-[.U148]+[.O148]-[.Q148]" office:value-type="float" office:value="-10.3402448994152">
            <text:p>-10.3402</text:p>
          </table:table-cell>
          <table:table-cell/>
          <table:table-cell table:formula="of:=[.N148]/[.V148]" office:value-type="float" office:value="-23.7428414948341">
            <text:p>-23.7428</text:p>
          </table:table-cell>
          <table:table-cell table:formula="of:=0.5*[.S$2]*[.R$2]*[.T$2]*[.L147]^2" office:value-type="float" office:value="6.07224689941518">
            <text:p>6.0722</text:p>
          </table:table-cell>
          <table:table-cell table:number-columns-repeated="3"/>
          <table:table-cell table:formula="of:=9.8*[.V148]" office:value-type="float" office:value="4.267998">
            <text:p>4.2680</text:p>
          </table:table-cell>
          <table:table-cell table:formula="of:=[.V14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8]+[.M$2]" office:value-type="float" office:value="14.7">
            <text:p>14.7000</text:p>
          </table:table-cell>
          <table:table-cell table:formula="of:=[.L149]*[.M$2]+[.H148]" office:value-type="float" office:value="324.83792282354">
            <text:p>324.8379</text:p>
          </table:table-cell>
          <table:table-cell table:number-columns-repeated="3"/>
          <table:table-cell table:formula="of:=[.P149]*[.M$2]+[.L148]" office:value-type="float" office:value="-72.3973068483169">
            <text:p>-72.3973</text:p>
          </table:table-cell>
          <table:table-cell/>
          <table:table-cell table:formula="of:=-[.U149]+[.O149]-[.Q149]" office:value-type="float" office:value="-10.7746144893786">
            <text:p>-10.7746</text:p>
          </table:table-cell>
          <table:table-cell/>
          <table:table-cell table:formula="of:=[.N149]/[.V149]" office:value-type="float" office:value="-24.7402229326044">
            <text:p>-24.7402</text:p>
          </table:table-cell>
          <table:table-cell table:formula="of:=0.5*[.S$2]*[.R$2]*[.T$2]*[.L148]^2" office:value-type="float" office:value="6.50661648937855">
            <text:p>6.5066</text:p>
          </table:table-cell>
          <table:table-cell table:number-columns-repeated="3"/>
          <table:table-cell table:formula="of:=9.8*[.V149]" office:value-type="float" office:value="4.267998">
            <text:p>4.2680</text:p>
          </table:table-cell>
          <table:table-cell table:formula="of:=[.V14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49]+[.M$2]" office:value-type="float" office:value="14.8">
            <text:p>14.8000</text:p>
          </table:table-cell>
          <table:table-cell table:formula="of:=[.L150]*[.M$2]+[.H149]" office:value-type="float" office:value="317.340030590349">
            <text:p>317.3400</text:p>
          </table:table-cell>
          <table:table-cell table:number-columns-repeated="3"/>
          <table:table-cell table:formula="of:=[.P150]*[.M$2]+[.L149]" office:value-type="float" office:value="-74.9789223319146">
            <text:p>-74.9789</text:p>
          </table:table-cell>
          <table:table-cell/>
          <table:table-cell table:formula="of:=-[.U150]+[.O150]-[.Q150]" office:value-type="float" office:value="-11.2431935926163">
            <text:p>-11.2432</text:p>
          </table:table-cell>
          <table:table-cell/>
          <table:table-cell table:formula="of:=[.N150]/[.V150]" office:value-type="float" office:value="-25.8161548359769">
            <text:p>-25.8162</text:p>
          </table:table-cell>
          <table:table-cell table:formula="of:=0.5*[.S$2]*[.R$2]*[.T$2]*[.L149]^2" office:value-type="float" office:value="6.97519559261631">
            <text:p>6.9752</text:p>
          </table:table-cell>
          <table:table-cell table:number-columns-repeated="3"/>
          <table:table-cell table:formula="of:=9.8*[.V150]" office:value-type="float" office:value="4.267998">
            <text:p>4.2680</text:p>
          </table:table-cell>
          <table:table-cell table:formula="of:=[.V14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0]+[.M$2]" office:value-type="float" office:value="14.9">
            <text:p>14.9000</text:p>
          </table:table-cell>
          <table:table-cell table:formula="of:=[.L151]*[.M$2]+[.H150]" office:value-type="float" office:value="309.57235075216">
            <text:p>309.5724</text:p>
          </table:table-cell>
          <table:table-cell table:number-columns-repeated="3"/>
          <table:table-cell table:formula="of:=[.P151]*[.M$2]+[.L150]" office:value-type="float" office:value="-77.6767983818867">
            <text:p>-77.6768</text:p>
          </table:table-cell>
          <table:table-cell/>
          <table:table-cell table:formula="of:=-[.U151]+[.O151]-[.Q151]" office:value-type="float" office:value="-11.7495199852333">
            <text:p>-11.7495</text:p>
          </table:table-cell>
          <table:table-cell/>
          <table:table-cell table:formula="of:=[.N151]/[.V151]" office:value-type="float" office:value="-26.9787604997205">
            <text:p>-26.9788</text:p>
          </table:table-cell>
          <table:table-cell table:formula="of:=0.5*[.S$2]*[.R$2]*[.T$2]*[.L150]^2" office:value-type="float" office:value="7.48152198523329">
            <text:p>7.4815</text:p>
          </table:table-cell>
          <table:table-cell table:number-columns-repeated="3"/>
          <table:table-cell table:formula="of:=9.8*[.V151]" office:value-type="float" office:value="4.267998">
            <text:p>4.2680</text:p>
          </table:table-cell>
          <table:table-cell table:formula="of:=[.V15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1]+[.M$2]" office:value-type="float" office:value="15">
            <text:p>15.0000</text:p>
          </table:table-cell>
          <table:table-cell table:formula="of:=[.L152]*[.M$2]+[.H151]" office:value-type="float" office:value="301.522298445353">
            <text:p>301.5223</text:p>
          </table:table-cell>
          <table:table-cell table:number-columns-repeated="3"/>
          <table:table-cell table:formula="of:=[.P152]*[.M$2]+[.L151]" office:value-type="float" office:value="-80.5005230680732">
            <text:p>-80.5005</text:p>
          </table:table-cell>
          <table:table-cell/>
          <table:table-cell table:formula="of:=-[.U152]+[.O152]-[.Q152]" office:value-type="float" office:value="-12.2976033808109">
            <text:p>-12.2976</text:p>
          </table:table-cell>
          <table:table-cell/>
          <table:table-cell table:formula="of:=[.N152]/[.V152]" office:value-type="float" office:value="-28.2372468618651">
            <text:p>-28.2372</text:p>
          </table:table-cell>
          <table:table-cell table:formula="of:=0.5*[.S$2]*[.R$2]*[.T$2]*[.L151]^2" office:value-type="float" office:value="8.02960538081087">
            <text:p>8.0296</text:p>
          </table:table-cell>
          <table:table-cell table:number-columns-repeated="3"/>
          <table:table-cell table:formula="of:=9.8*[.V152]" office:value-type="float" office:value="4.267998">
            <text:p>4.2680</text:p>
          </table:table-cell>
          <table:table-cell table:formula="of:=[.V15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2]+[.M$2]" office:value-type="float" office:value="15.1">
            <text:p>15.1000</text:p>
          </table:table-cell>
          <table:table-cell table:formula="of:=[.L153]*[.M$2]+[.H152]" office:value-type="float" office:value="293.176225324533">
            <text:p>293.1762</text:p>
          </table:table-cell>
          <table:table-cell table:number-columns-repeated="3"/>
          <table:table-cell table:formula="of:=[.P153]*[.M$2]+[.L152]" office:value-type="float" office:value="-83.4607312081959">
            <text:p>-83.4607</text:p>
          </table:table-cell>
          <table:table-cell/>
          <table:table-cell table:formula="of:=-[.U153]+[.O153]-[.Q153]" office:value-type="float" office:value="-12.8920024710485">
            <text:p>-12.8920</text:p>
          </table:table-cell>
          <table:table-cell/>
          <table:table-cell table:formula="of:=[.N153]/[.V153]" office:value-type="float" office:value="-29.6020814012273">
            <text:p>-29.6021</text:p>
          </table:table-cell>
          <table:table-cell table:formula="of:=0.5*[.S$2]*[.R$2]*[.T$2]*[.L152]^2" office:value-type="float" office:value="8.62400447104848">
            <text:p>8.6240</text:p>
          </table:table-cell>
          <table:table-cell table:number-columns-repeated="3"/>
          <table:table-cell table:formula="of:=9.8*[.V153]" office:value-type="float" office:value="4.267998">
            <text:p>4.2680</text:p>
          </table:table-cell>
          <table:table-cell table:formula="of:=[.V15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3]+[.M$2]" office:value-type="float" office:value="15.2">
            <text:p>15.2000</text:p>
          </table:table-cell>
          <table:table-cell table:formula="of:=[.L154]*[.M$2]+[.H153]" office:value-type="float" office:value="284.519300168327">
            <text:p>284.5193</text:p>
          </table:table-cell>
          <table:table-cell table:number-columns-repeated="3"/>
          <table:table-cell table:formula="of:=[.P154]*[.M$2]+[.L153]" office:value-type="float" office:value="-86.5692515620649">
            <text:p>-86.5693</text:p>
          </table:table-cell>
          <table:table-cell/>
          <table:table-cell table:formula="of:=-[.U154]+[.O154]-[.Q154]" office:value-type="float" office:value="-13.5379169931348">
            <text:p>-13.5379</text:p>
          </table:table-cell>
          <table:table-cell/>
          <table:table-cell table:formula="of:=[.N154]/[.V154]" office:value-type="float" office:value="-31.0852035386898">
            <text:p>-31.0852</text:p>
          </table:table-cell>
          <table:table-cell table:formula="of:=0.5*[.S$2]*[.R$2]*[.T$2]*[.L153]^2" office:value-type="float" office:value="9.26991899313479">
            <text:p>9.2699</text:p>
          </table:table-cell>
          <table:table-cell table:number-columns-repeated="3"/>
          <table:table-cell table:formula="of:=9.8*[.V154]" office:value-type="float" office:value="4.267998">
            <text:p>4.2680</text:p>
          </table:table-cell>
          <table:table-cell table:formula="of:=[.V15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4]+[.M$2]" office:value-type="float" office:value="15.3">
            <text:p>15.3000</text:p>
          </table:table-cell>
          <table:table-cell table:formula="of:=[.L155]*[.M$2]+[.H154]" office:value-type="float" office:value="275.535372227909">
            <text:p>275.5354</text:p>
          </table:table-cell>
          <table:table-cell table:number-columns-repeated="3"/>
          <table:table-cell table:formula="of:=[.P155]*[.M$2]+[.L154]" office:value-type="float" office:value="-89.8392794041745">
            <text:p>-89.8393</text:p>
          </table:table-cell>
          <table:table-cell/>
          <table:table-cell table:formula="of:=-[.U155]+[.O155]-[.Q155]" office:value-type="float" office:value="-14.2412982551718">
            <text:p>-14.2413</text:p>
          </table:table-cell>
          <table:table-cell/>
          <table:table-cell table:formula="of:=[.N155]/[.V155]" office:value-type="float" office:value="-32.7002784210965">
            <text:p>-32.7003</text:p>
          </table:table-cell>
          <table:table-cell table:formula="of:=0.5*[.S$2]*[.R$2]*[.T$2]*[.L154]^2" office:value-type="float" office:value="9.97330025517175">
            <text:p>9.9733</text:p>
          </table:table-cell>
          <table:table-cell table:number-columns-repeated="3"/>
          <table:table-cell table:formula="of:=9.8*[.V155]" office:value-type="float" office:value="4.267998">
            <text:p>4.2680</text:p>
          </table:table-cell>
          <table:table-cell table:formula="of:=[.V15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5]+[.M$2]" office:value-type="float" office:value="15.4">
            <text:p>15.4000</text:p>
          </table:table-cell>
          <table:table-cell table:formula="of:=[.L156]*[.M$2]+[.H155]" office:value-type="float" office:value="266.206814257067">
            <text:p>266.2068</text:p>
          </table:table-cell>
          <table:table-cell table:number-columns-repeated="3"/>
          <table:table-cell table:formula="of:=[.P156]*[.M$2]+[.L155]" office:value-type="float" office:value="-93.2855797084211">
            <text:p>-93.2856</text:p>
          </table:table-cell>
          <table:table-cell/>
          <table:table-cell table:formula="of:=-[.U156]+[.O156]-[.Q156]" office:value-type="float" office:value="-15.0089824550242">
            <text:p>-15.0090</text:p>
          </table:table-cell>
          <table:table-cell/>
          <table:table-cell table:formula="of:=[.N156]/[.V156]" office:value-type="float" office:value="-34.4630030424656">
            <text:p>-34.4630</text:p>
          </table:table-cell>
          <table:table-cell table:formula="of:=0.5*[.S$2]*[.R$2]*[.T$2]*[.L155]^2" office:value-type="float" office:value="10.7409844550242">
            <text:p>10.7410</text:p>
          </table:table-cell>
          <table:table-cell table:number-columns-repeated="3"/>
          <table:table-cell table:formula="of:=9.8*[.V156]" office:value-type="float" office:value="4.267998">
            <text:p>4.2680</text:p>
          </table:table-cell>
          <table:table-cell table:formula="of:=[.V15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6]+[.M$2]" office:value-type="float" office:value="15.5">
            <text:p>15.5000</text:p>
          </table:table-cell>
          <table:table-cell table:formula="of:=[.L157]*[.M$2]+[.H156]" office:value-type="float" office:value="256.514341512656">
            <text:p>256.5143</text:p>
          </table:table-cell>
          <table:table-cell table:number-columns-repeated="3"/>
          <table:table-cell table:formula="of:=[.P157]*[.M$2]+[.L156]" office:value-type="float" office:value="-96.9247274441105">
            <text:p>-96.9247</text:p>
          </table:table-cell>
          <table:table-cell/>
          <table:table-cell table:formula="of:=-[.U157]+[.O157]-[.Q157]" office:value-type="float" office:value="-15.8488523037007">
            <text:p>-15.8489</text:p>
          </table:table-cell>
          <table:table-cell/>
          <table:table-cell table:formula="of:=[.N157]/[.V157]" office:value-type="float" office:value="-36.3914773568935">
            <text:p>-36.3915</text:p>
          </table:table-cell>
          <table:table-cell table:formula="of:=0.5*[.S$2]*[.R$2]*[.T$2]*[.L156]^2" office:value-type="float" office:value="11.5808543037007">
            <text:p>11.5809</text:p>
          </table:table-cell>
          <table:table-cell table:number-columns-repeated="3"/>
          <table:table-cell table:formula="of:=9.8*[.V157]" office:value-type="float" office:value="4.267998">
            <text:p>4.2680</text:p>
          </table:table-cell>
          <table:table-cell table:formula="of:=[.V15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7]+[.M$2]" office:value-type="float" office:value="15.6">
            <text:p>15.6000</text:p>
          </table:table-cell>
          <table:table-cell table:formula="of:=[.L158]*[.M$2]+[.H157]" office:value-type="float" office:value="246.436802202516">
            <text:p>246.4368</text:p>
          </table:table-cell>
          <table:table-cell table:number-columns-repeated="3"/>
          <table:table-cell table:formula="of:=[.P158]*[.M$2]+[.L157]" office:value-type="float" office:value="-100.775393101403">
            <text:p>-100.7754</text:p>
          </table:table-cell>
          <table:table-cell/>
          <table:table-cell table:formula="of:=-[.U158]+[.O158]-[.Q158]" office:value-type="float" office:value="-16.7700340040747">
            <text:p>-16.7700</text:p>
          </table:table-cell>
          <table:table-cell/>
          <table:table-cell table:formula="of:=[.N158]/[.V158]" office:value-type="float" office:value="-38.5066565729253">
            <text:p>-38.5067</text:p>
          </table:table-cell>
          <table:table-cell table:formula="of:=0.5*[.S$2]*[.R$2]*[.T$2]*[.L157]^2" office:value-type="float" office:value="12.5020360040747">
            <text:p>12.5020</text:p>
          </table:table-cell>
          <table:table-cell table:number-columns-repeated="3"/>
          <table:table-cell table:formula="of:=9.8*[.V158]" office:value-type="float" office:value="4.267998">
            <text:p>4.2680</text:p>
          </table:table-cell>
          <table:table-cell table:formula="of:=[.V15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8]+[.M$2]" office:value-type="float" office:value="15.7">
            <text:p>15.7000</text:p>
          </table:table-cell>
          <table:table-cell table:formula="of:=[.L159]*[.M$2]+[.H158]" office:value-type="float" office:value="235.950933837546">
            <text:p>235.9509</text:p>
          </table:table-cell>
          <table:table-cell table:number-columns-repeated="3"/>
          <table:table-cell table:formula="of:=[.P159]*[.M$2]+[.L158]" office:value-type="float" office:value="-104.858683649701">
            <text:p>-104.8587</text:p>
          </table:table-cell>
          <table:table-cell/>
          <table:table-cell table:formula="of:=-[.U159]+[.O159]-[.Q159]" office:value-type="float" office:value="-17.7831386668916">
            <text:p>-17.7831</text:p>
          </table:table-cell>
          <table:table-cell/>
          <table:table-cell table:formula="of:=[.N159]/[.V159]" office:value-type="float" office:value="-40.8329054829777">
            <text:p>-40.8329</text:p>
          </table:table-cell>
          <table:table-cell table:formula="of:=0.5*[.S$2]*[.R$2]*[.T$2]*[.L158]^2" office:value-type="float" office:value="13.5151406668916">
            <text:p>13.5151</text:p>
          </table:table-cell>
          <table:table-cell table:number-columns-repeated="3"/>
          <table:table-cell table:formula="of:=9.8*[.V159]" office:value-type="float" office:value="4.267998">
            <text:p>4.2680</text:p>
          </table:table-cell>
          <table:table-cell table:formula="of:=[.V15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59]+[.M$2]" office:value-type="float" office:value="15.8">
            <text:p>15.8000</text:p>
          </table:table-cell>
          <table:table-cell table:formula="of:=[.L160]*[.M$2]+[.H159]" office:value-type="float" office:value="225.031078653762">
            <text:p>225.0311</text:p>
          </table:table-cell>
          <table:table-cell table:number-columns-repeated="3"/>
          <table:table-cell table:formula="of:=[.P160]*[.M$2]+[.L159]" office:value-type="float" office:value="-109.19855183784">
            <text:p>-109.1986</text:p>
          </table:table-cell>
          <table:table-cell/>
          <table:table-cell table:formula="of:=-[.U160]+[.O160]-[.Q160]" office:value-type="float" office:value="-18.900559946166">
            <text:p>-18.9006</text:p>
          </table:table-cell>
          <table:table-cell/>
          <table:table-cell table:formula="of:=[.N160]/[.V160]" office:value-type="float" office:value="-43.3986818813943">
            <text:p>-43.3987</text:p>
          </table:table-cell>
          <table:table-cell table:formula="of:=0.5*[.S$2]*[.R$2]*[.T$2]*[.L159]^2" office:value-type="float" office:value="14.632561946166">
            <text:p>14.6326</text:p>
          </table:table-cell>
          <table:table-cell table:number-columns-repeated="3"/>
          <table:table-cell table:formula="of:=9.8*[.V160]" office:value-type="float" office:value="4.267998">
            <text:p>4.2680</text:p>
          </table:table-cell>
          <table:table-cell table:formula="of:=[.V15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0]+[.M$2]" office:value-type="float" office:value="15.9">
            <text:p>15.9000</text:p>
          </table:table-cell>
          <table:table-cell table:formula="of:=[.L161]*[.M$2]+[.H160]" office:value-type="float" office:value="213.648849625635">
            <text:p>213.6488</text:p>
          </table:table-cell>
          <table:table-cell table:number-columns-repeated="3"/>
          <table:table-cell table:formula="of:=[.P161]*[.M$2]+[.L160]" office:value-type="float" office:value="-113.822290281273">
            <text:p>-113.8223</text:p>
          </table:table-cell>
          <table:table-cell/>
          <table:table-cell table:formula="of:=-[.U161]+[.O161]-[.Q161]" office:value-type="float" office:value="-20.1368432949952">
            <text:p>-20.1368</text:p>
          </table:table-cell>
          <table:table-cell/>
          <table:table-cell table:formula="of:=[.N161]/[.V161]" office:value-type="float" office:value="-46.2373844343303">
            <text:p>-46.2374</text:p>
          </table:table-cell>
          <table:table-cell table:formula="of:=0.5*[.S$2]*[.R$2]*[.T$2]*[.L160]^2" office:value-type="float" office:value="15.8688452949952">
            <text:p>15.8688</text:p>
          </table:table-cell>
          <table:table-cell table:number-columns-repeated="3"/>
          <table:table-cell table:formula="of:=9.8*[.V161]" office:value-type="float" office:value="4.267998">
            <text:p>4.2680</text:p>
          </table:table-cell>
          <table:table-cell table:formula="of:=[.V160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1]+[.M$2]" office:value-type="float" office:value="16">
            <text:p>16.0000</text:p>
          </table:table-cell>
          <table:table-cell table:formula="of:=[.L162]*[.M$2]+[.H161]" office:value-type="float" office:value="201.772736481526">
            <text:p>201.7727</text:p>
          </table:table-cell>
          <table:table-cell table:number-columns-repeated="3"/>
          <table:table-cell table:formula="of:=[.P162]*[.M$2]+[.L161]" office:value-type="float" office:value="-118.76113144109">
            <text:p>-118.7611</text:p>
          </table:table-cell>
          <table:table-cell/>
          <table:table-cell table:formula="of:=-[.U162]+[.O162]-[.Q162]" office:value-type="float" office:value="-21.5091471351183">
            <text:p>-21.5091</text:p>
          </table:table-cell>
          <table:table-cell/>
          <table:table-cell table:formula="of:=[.N162]/[.V162]" office:value-type="float" office:value="-49.3884115981683">
            <text:p>-49.3884</text:p>
          </table:table-cell>
          <table:table-cell table:formula="of:=0.5*[.S$2]*[.R$2]*[.T$2]*[.L161]^2" office:value-type="float" office:value="17.2411491351183">
            <text:p>17.2411</text:p>
          </table:table-cell>
          <table:table-cell table:number-columns-repeated="3"/>
          <table:table-cell table:formula="of:=9.8*[.V162]" office:value-type="float" office:value="4.267998">
            <text:p>4.2680</text:p>
          </table:table-cell>
          <table:table-cell table:formula="of:=[.V161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2]+[.M$2]" office:value-type="float" office:value="16.1">
            <text:p>16.1000</text:p>
          </table:table-cell>
          <table:table-cell table:formula="of:=[.L163]*[.M$2]+[.H162]" office:value-type="float" office:value="189.367638402328">
            <text:p>189.3676</text:p>
          </table:table-cell>
          <table:table-cell table:number-columns-repeated="3"/>
          <table:table-cell table:formula="of:=[.P163]*[.M$2]+[.L162]" office:value-type="float" office:value="-124.050980791978">
            <text:p>-124.0510</text:p>
          </table:table-cell>
          <table:table-cell/>
          <table:table-cell table:formula="of:=-[.U163]+[.O163]-[.Q163]" office:value-type="float" office:value="-23.0378229080524">
            <text:p>-23.0378</text:p>
          </table:table-cell>
          <table:table-cell/>
          <table:table-cell table:formula="of:=[.N163]/[.V163]" office:value-type="float" office:value="-52.8984935088802">
            <text:p>-52.8985</text:p>
          </table:table-cell>
          <table:table-cell table:formula="of:=0.5*[.S$2]*[.R$2]*[.T$2]*[.L162]^2" office:value-type="float" office:value="18.7698249080524">
            <text:p>18.7698</text:p>
          </table:table-cell>
          <table:table-cell table:number-columns-repeated="3"/>
          <table:table-cell table:formula="of:=9.8*[.V163]" office:value-type="float" office:value="4.267998">
            <text:p>4.2680</text:p>
          </table:table-cell>
          <table:table-cell table:formula="of:=[.V162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3]+[.M$2]" office:value-type="float" office:value="16.2">
            <text:p>16.2000</text:p>
          </table:table-cell>
          <table:table-cell table:formula="of:=[.L164]*[.M$2]+[.H163]" office:value-type="float" office:value="176.394306524356">
            <text:p>176.3943</text:p>
          </table:table-cell>
          <table:table-cell table:number-columns-repeated="3"/>
          <table:table-cell table:formula="of:=[.P164]*[.M$2]+[.L163]" office:value-type="float" office:value="-129.733318779716">
            <text:p>-129.7333</text:p>
          </table:table-cell>
          <table:table-cell/>
          <table:table-cell table:formula="of:=-[.U164]+[.O164]-[.Q164]" office:value-type="float" office:value="-24.7471501703972">
            <text:p>-24.7472</text:p>
          </table:table-cell>
          <table:table-cell/>
          <table:table-cell table:formula="of:=[.N164]/[.V164]" office:value-type="float" office:value="-56.8233798773788">
            <text:p>-56.8234</text:p>
          </table:table-cell>
          <table:table-cell table:formula="of:=0.5*[.S$2]*[.R$2]*[.T$2]*[.L163]^2" office:value-type="float" office:value="20.4791521703972">
            <text:p>20.4792</text:p>
          </table:table-cell>
          <table:table-cell table:number-columns-repeated="3"/>
          <table:table-cell table:formula="of:=9.8*[.V164]" office:value-type="float" office:value="4.267998">
            <text:p>4.2680</text:p>
          </table:table-cell>
          <table:table-cell table:formula="of:=[.V163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4]+[.M$2]" office:value-type="float" office:value="16.3">
            <text:p>16.3000</text:p>
          </table:table-cell>
          <table:table-cell table:formula="of:=[.L165]*[.M$2]+[.H164]" office:value-type="float" office:value="162.808674683259">
            <text:p>162.8087</text:p>
          </table:table-cell>
          <table:table-cell table:number-columns-repeated="3"/>
          <table:table-cell table:formula="of:=[.P165]*[.M$2]+[.L164]" office:value-type="float" office:value="-135.85631841097">
            <text:p>-135.8563</text:p>
          </table:table-cell>
          <table:table-cell/>
          <table:table-cell table:formula="of:=-[.U165]+[.O165]-[.Q165]" office:value-type="float" office:value="-26.666275694076">
            <text:p>-26.6663</text:p>
          </table:table-cell>
          <table:table-cell/>
          <table:table-cell table:formula="of:=[.N165]/[.V165]" office:value-type="float" office:value="-61.2299963125439">
            <text:p>-61.2300</text:p>
          </table:table-cell>
          <table:table-cell table:formula="of:=0.5*[.S$2]*[.R$2]*[.T$2]*[.L164]^2" office:value-type="float" office:value="22.398277694076">
            <text:p>22.3983</text:p>
          </table:table-cell>
          <table:table-cell table:number-columns-repeated="3"/>
          <table:table-cell table:formula="of:=9.8*[.V165]" office:value-type="float" office:value="4.267998">
            <text:p>4.2680</text:p>
          </table:table-cell>
          <table:table-cell table:formula="of:=[.V164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5]+[.M$2]" office:value-type="float" office:value="16.4">
            <text:p>16.4000</text:p>
          </table:table-cell>
          <table:table-cell table:formula="of:=[.L166]*[.M$2]+[.H165]" office:value-type="float" office:value="148.561050613665">
            <text:p>148.5611</text:p>
          </table:table-cell>
          <table:table-cell table:number-columns-repeated="3"/>
          <table:table-cell table:formula="of:=[.P166]*[.M$2]+[.L165]" office:value-type="float" office:value="-142.476240695943">
            <text:p>-142.4762</text:p>
          </table:table-cell>
          <table:table-cell/>
          <table:table-cell table:formula="of:=-[.U166]+[.O166]-[.Q166]" office:value-type="float" office:value="-28.8304235432829">
            <text:p>-28.8304</text:p>
          </table:table-cell>
          <table:table-cell/>
          <table:table-cell table:formula="of:=[.N166]/[.V166]" office:value-type="float" office:value="-66.1992228497231">
            <text:p>-66.1992</text:p>
          </table:table-cell>
          <table:table-cell table:formula="of:=0.5*[.S$2]*[.R$2]*[.T$2]*[.L165]^2" office:value-type="float" office:value="24.5624255432829">
            <text:p>24.5624</text:p>
          </table:table-cell>
          <table:table-cell table:number-columns-repeated="3"/>
          <table:table-cell table:formula="of:=9.8*[.V166]" office:value-type="float" office:value="4.267998">
            <text:p>4.2680</text:p>
          </table:table-cell>
          <table:table-cell table:formula="of:=[.V165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6]+[.M$2]" office:value-type="float" office:value="16.5">
            <text:p>16.5000</text:p>
          </table:table-cell>
          <table:table-cell table:formula="of:=[.L167]*[.M$2]+[.H166]" office:value-type="float" office:value="133.595131470551">
            <text:p>133.5951</text:p>
          </table:table-cell>
          <table:table-cell table:number-columns-repeated="3"/>
          <table:table-cell table:formula="of:=[.P167]*[.M$2]+[.L166]" office:value-type="float" office:value="-149.659191431143">
            <text:p>-149.6592</text:p>
          </table:table-cell>
          <table:table-cell/>
          <table:table-cell table:formula="of:=-[.U167]+[.O167]-[.Q167]" office:value-type="float" office:value="-31.2824687468715">
            <text:p>-31.2825</text:p>
          </table:table-cell>
          <table:table-cell/>
          <table:table-cell table:formula="of:=[.N167]/[.V167]" office:value-type="float" office:value="-71.8295073520046">
            <text:p>-71.8295</text:p>
          </table:table-cell>
          <table:table-cell table:formula="of:=0.5*[.S$2]*[.R$2]*[.T$2]*[.L166]^2" office:value-type="float" office:value="27.0144707468715">
            <text:p>27.0145</text:p>
          </table:table-cell>
          <table:table-cell table:number-columns-repeated="3"/>
          <table:table-cell table:formula="of:=9.8*[.V167]" office:value-type="float" office:value="4.267998">
            <text:p>4.2680</text:p>
          </table:table-cell>
          <table:table-cell table:formula="of:=[.V166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7]+[.M$2]" office:value-type="float" office:value="16.6">
            <text:p>16.6000</text:p>
          </table:table-cell>
          <table:table-cell table:formula="of:=[.L168]*[.M$2]+[.H167]" office:value-type="float" office:value="117.84679621373">
            <text:p>117.8468</text:p>
          </table:table-cell>
          <table:table-cell table:number-columns-repeated="3"/>
          <table:table-cell table:formula="of:=[.P168]*[.M$2]+[.L167]" office:value-type="float" office:value="-157.483352568202">
            <text:p>-157.4834</text:p>
          </table:table-cell>
          <table:table-cell/>
          <table:table-cell table:formula="of:=-[.U168]+[.O168]-[.Q168]" office:value-type="float" office:value="-34.0750041680032">
            <text:p>-34.0750</text:p>
          </table:table-cell>
          <table:table-cell/>
          <table:table-cell table:formula="of:=[.N168]/[.V168]" office:value-type="float" office:value="-78.2416113705845">
            <text:p>-78.2416</text:p>
          </table:table-cell>
          <table:table-cell table:formula="of:=0.5*[.S$2]*[.R$2]*[.T$2]*[.L167]^2" office:value-type="float" office:value="29.8070061680032">
            <text:p>29.8070</text:p>
          </table:table-cell>
          <table:table-cell table:number-columns-repeated="3"/>
          <table:table-cell table:formula="of:=9.8*[.V168]" office:value-type="float" office:value="4.267998">
            <text:p>4.2680</text:p>
          </table:table-cell>
          <table:table-cell table:formula="of:=[.V167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8]+[.M$2]" office:value-type="float" office:value="16.7">
            <text:p>16.7000</text:p>
          </table:table-cell>
          <table:table-cell table:formula="of:=[.L169]*[.M$2]+[.H168]" office:value-type="float" office:value="101.242611855206">
            <text:p>101.2426</text:p>
          </table:table-cell>
          <table:table-cell table:number-columns-repeated="3"/>
          <table:table-cell table:formula="of:=[.P169]*[.M$2]+[.L168]" office:value-type="float" office:value="-166.041843585247">
            <text:p>-166.0418</text:p>
          </table:table-cell>
          <table:table-cell/>
          <table:table-cell table:formula="of:=-[.U169]+[.O169]-[.Q169]" office:value-type="float" office:value="-37.2730842283354">
            <text:p>-37.2731</text:p>
          </table:table-cell>
          <table:table-cell/>
          <table:table-cell table:formula="of:=[.N169]/[.V169]" office:value-type="float" office:value="-85.5849101704562">
            <text:p>-85.5849</text:p>
          </table:table-cell>
          <table:table-cell table:formula="of:=0.5*[.S$2]*[.R$2]*[.T$2]*[.L168]^2" office:value-type="float" office:value="33.0050862283354">
            <text:p>33.0051</text:p>
          </table:table-cell>
          <table:table-cell table:number-columns-repeated="3"/>
          <table:table-cell table:formula="of:=9.8*[.V169]" office:value-type="float" office:value="4.267998">
            <text:p>4.2680</text:p>
          </table:table-cell>
          <table:table-cell table:formula="of:=[.V168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69]+[.M$2]" office:value-type="float" office:value="16.8">
            <text:p>16.8000</text:p>
          </table:table-cell>
          <table:table-cell table:formula="of:=[.L170]*[.M$2]+[.H169]" office:value-type="float" office:value="83.6979689696636">
            <text:p>83.6980</text:p>
          </table:table-cell>
          <table:table-cell table:number-columns-repeated="3"/>
          <table:table-cell table:formula="of:=[.P170]*[.M$2]+[.L169]" office:value-type="float" office:value="-175.446428855421">
            <text:p>-175.4464</text:p>
          </table:table-cell>
          <table:table-cell/>
          <table:table-cell table:formula="of:=-[.U170]+[.O170]-[.Q170]" office:value-type="float" office:value="-40.9579093101347">
            <text:p>-40.9579</text:p>
          </table:table-cell>
          <table:table-cell/>
          <table:table-cell table:formula="of:=[.N170]/[.V170]" office:value-type="float" office:value="-94.0458527017399">
            <text:p>-94.0459</text:p>
          </table:table-cell>
          <table:table-cell table:formula="of:=0.5*[.S$2]*[.R$2]*[.T$2]*[.L169]^2" office:value-type="float" office:value="36.6899113101347">
            <text:p>36.6899</text:p>
          </table:table-cell>
          <table:table-cell table:number-columns-repeated="3"/>
          <table:table-cell table:formula="of:=9.8*[.V170]" office:value-type="float" office:value="4.267998">
            <text:p>4.2680</text:p>
          </table:table-cell>
          <table:table-cell table:formula="of:=[.V169]" office:value-type="float" office:value="0.43551">
            <text:p>0.4355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formula="of:=[.G170]+[.M$2]" office:value-type="float" office:value="16.9">
            <text:p>16.9000</text:p>
          </table:table-cell>
          <table:table-cell table:formula="of:=[.L171]*[.M$2]+[.H170]" office:value-type="float" office:value="65.1147314381069">
            <text:p>65.1147</text:p>
          </table:table-cell>
          <table:table-cell table:number-columns-repeated="3"/>
          <table:table-cell table:formula="of:=[.P171]*[.M$2]+[.L170]" office:value-type="float" office:value="-185.832375315568">
            <text:p>-185.8324</text:p>
          </table:table-cell>
          <table:table-cell/>
          <table:table-cell table:formula="of:=-[.U171]+[.O171]-[.Q171]" office:value-type="float" office:value="-45.2318354285833">
            <text:p>-45.2318</text:p>
          </table:table-cell>
          <table:table-cell/>
          <table:table-cell table:formula="of:=[.N171]/[.V171]" office:value-type="float" office:value="-103.859464601463">
            <text:p>-103.8595</text:p>
          </table:table-cell>
          <table:table-cell table:formula="of:=0.5*[.S$2]*[.R$2]*[.T$2]*[.L170]^2" office:value-type="float" office:value="40.9638374285833">
            <text:p>40.9638</text:p>
          </table:table-cell>
          <table:table-cell table:number-columns-repeated="3"/>
          <table:table-cell table:formula="of:=9.8*[.V171]" office:value-type="float" office:value="4.267998">
            <text:p>4.2680</text:p>
          </table:table-cell>
          <table:table-cell table:formula="of:=[.V170]" office:value-type="float" office:value="0.43551">
            <text:p>0.4355</text:p>
          </table:table-cell>
          <table:table-cell table:number-columns-repeated="1002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3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/00/0000</text:date>, <text:time style:data-style-name="N2" text:time-value="0000-00-00T23:10:49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9:20:12.24</meta:creation-date>
    <dc:date>2013-08-11T23:17:21.40</dc:date>
    <meta:editing-duration>PT1H43M15S</meta:editing-duration>
    <meta:editing-cycles>7</meta:editing-cycles>
    <meta:generator>LibreOffice/4.0.4.2$Windows_x86 LibreOffice_project/9e9821abd0ffdbc09cd8c52eaa574fa09eb08f2</meta:generator>
    <meta:document-statistic meta:table-count="1" meta:cell-count="1611" meta:object-count="0"/>
  </office:meta>
</office:document-meta>
</file>